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63.15pt"/>
    </style:style>
    <style:style style:name="co2" style:family="table-column">
      <style:table-column-properties fo:break-before="auto" style:column-width="170.59pt"/>
    </style:style>
    <style:style style:name="co3" style:family="table-column">
      <style:table-column-properties fo:break-before="auto" style:column-width="236.95pt"/>
    </style:style>
    <style:style style:name="co4" style:family="table-column">
      <style:table-column-properties fo:break-before="auto" style:column-width="112.11pt"/>
    </style:style>
    <style:style style:name="co5" style:family="table-column">
      <style:table-column-properties fo:break-before="auto" style:column-width="98.79pt"/>
    </style:style>
    <style:style style:name="co6" style:family="table-column">
      <style:table-column-properties fo:break-before="auto" style:column-width="128.1pt"/>
    </style:style>
    <style:style style:name="co7" style:family="table-column">
      <style:table-column-properties fo:break-before="auto" style:column-width="125.04pt"/>
    </style:style>
    <style:style style:name="co8" style:family="table-column">
      <style:table-column-properties fo:break-before="auto" style:column-width="214.5pt"/>
    </style:style>
    <style:style style:name="co9" style:family="table-column">
      <style:table-column-properties fo:break-before="auto" style:column-width="239.3pt"/>
    </style:style>
    <style:style style:name="co10" style:family="table-column">
      <style:table-column-properties fo:break-before="auto" style:column-width="192.95pt"/>
    </style:style>
    <style:style style:name="co11" style:family="table-column">
      <style:table-column-properties fo:break-before="auto" style:column-width="189.1pt"/>
    </style:style>
    <style:style style:name="co12" style:family="table-column">
      <style:table-column-properties fo:break-before="auto" style:column-width="119.65pt"/>
    </style:style>
    <style:style style:name="co13" style:family="table-column">
      <style:table-column-properties fo:break-before="auto" style:column-width="133.51pt"/>
    </style:style>
    <style:style style:name="co14" style:family="table-column">
      <style:table-column-properties fo:break-before="auto" style:column-width="177.56pt"/>
    </style:style>
    <style:style style:name="co15" style:family="table-column">
      <style:table-column-properties fo:break-before="auto" style:column-width="126.6pt"/>
    </style:style>
    <style:style style:name="co16" style:family="table-column">
      <style:table-column-properties fo:break-before="auto" style:column-width="104.94pt"/>
    </style:style>
    <style:style style:name="co17" style:family="table-column">
      <style:table-column-properties fo:break-before="auto" style:column-width="97.26pt"/>
    </style:style>
    <style:style style:name="co18" style:family="table-column">
      <style:table-column-properties fo:break-before="auto" style:column-width="202.99pt"/>
    </style:style>
    <style:style style:name="co19" style:family="table-column">
      <style:table-column-properties fo:break-before="auto" style:column-width="319.55pt"/>
    </style:style>
    <style:style style:name="co20" style:family="table-column">
      <style:table-column-properties fo:break-before="auto" style:column-width="202.31pt"/>
    </style:style>
    <style:style style:name="co21" style:family="table-column">
      <style:table-column-properties fo:break-before="auto" style:column-width="64.01pt"/>
    </style:style>
    <style:style style:name="ro1" style:family="table-row">
      <style:table-row-properties style:row-height="35.04pt" fo:break-before="auto" style:use-optimal-row-height="true"/>
    </style:style>
    <style:style style:name="ro2" style:family="table-row">
      <style:table-row-properties style:row-height="359.69pt" fo:break-before="auto" style:use-optimal-row-height="true"/>
    </style:style>
    <style:style style:name="ro3" style:family="table-row">
      <style:table-row-properties style:row-height="449.26pt" fo:break-before="auto" style:use-optimal-row-height="true"/>
    </style:style>
    <style:style style:name="ro4" style:family="table-row">
      <style:table-row-properties style:row-height="505.19pt" fo:break-before="auto" style:use-optimal-row-height="true"/>
    </style:style>
    <style:style style:name="ro5" style:family="table-row">
      <style:table-row-properties style:row-height="214.16pt" fo:break-before="auto" style:use-optimal-row-height="true"/>
    </style:style>
    <style:style style:name="ro6" style:family="table-row">
      <style:table-row-properties style:row-height="326.1pt" fo:break-before="auto" style:use-optimal-row-height="true"/>
    </style:style>
    <style:style style:name="ro7" style:family="table-row">
      <style:table-row-properties style:row-height="370.86pt" fo:break-before="auto" style:use-optimal-row-height="true"/>
    </style:style>
    <style:style style:name="ro8" style:family="table-row">
      <style:table-row-properties style:row-height="314.9pt" fo:break-before="auto" style:use-optimal-row-height="true"/>
    </style:style>
    <style:style style:name="ro9" style:family="table-row">
      <style:table-row-properties style:row-height="393.25pt" fo:break-before="auto" style:use-optimal-row-height="true"/>
    </style:style>
    <style:style style:name="ro10" style:family="table-row">
      <style:table-row-properties style:row-height="270.11pt" fo:break-before="auto" style:use-optimal-row-height="true"/>
    </style:style>
    <style:style style:name="ro11" style:family="table-row">
      <style:table-row-properties style:row-height="460.4pt" fo:break-before="auto" style:use-optimal-row-height="true"/>
    </style:style>
    <style:style style:name="ro12" style:family="table-row">
      <style:table-row-properties style:row-height="169.4pt" fo:break-before="auto" style:use-optimal-row-height="true"/>
    </style:style>
    <style:style style:name="ro13" style:family="table-row">
      <style:table-row-properties style:row-height="538.81pt" fo:break-before="auto" style:use-optimal-row-height="true"/>
    </style:style>
    <style:style style:name="ro14" style:family="table-row">
      <style:table-row-properties style:row-height="247.75pt" fo:break-before="auto" style:use-optimal-row-height="true"/>
    </style:style>
    <style:style style:name="ro15" style:family="table-row">
      <style:table-row-properties style:row-height="1020.1pt" fo:break-before="auto" style:use-optimal-row-height="true"/>
    </style:style>
    <style:style style:name="ro16" style:family="table-row">
      <style:table-row-properties style:row-height="348.49pt" fo:break-before="auto" style:use-optimal-row-height="true"/>
    </style:style>
    <style:style style:name="ro17" style:family="table-row">
      <style:table-row-properties style:row-height="258.94pt" fo:break-before="auto" style:use-optimal-row-height="true"/>
    </style:style>
    <style:style style:name="ro18" style:family="table-row">
      <style:table-row-properties style:row-height="1008.96pt" fo:break-before="auto" style:use-optimal-row-height="true"/>
    </style:style>
    <style:style style:name="ro19" style:family="table-row">
      <style:table-row-properties style:row-height="650.69pt" fo:break-before="auto" style:use-optimal-row-height="true"/>
    </style:style>
    <style:style style:name="ro20" style:family="table-row">
      <style:table-row-properties style:row-height="594.74pt" fo:break-before="auto" style:use-optimal-row-height="true"/>
    </style:style>
    <style:style style:name="ro21" style:family="table-row">
      <style:table-row-properties style:row-height="605.96pt" fo:break-before="auto" style:use-optimal-row-height="true"/>
    </style:style>
    <style:style style:name="ro22" style:family="table-row">
      <style:table-row-properties style:row-height="153.75pt" fo:break-before="auto" style:use-optimal-row-height="false"/>
    </style:style>
    <style:style style:name="ro23" style:family="table-row">
      <style:table-row-properties style:row-height="617.16pt" fo:break-before="auto" style:use-optimal-row-height="true"/>
    </style:style>
    <style:style style:name="ro24" style:family="table-row">
      <style:table-row-properties style:row-height="706.71pt" fo:break-before="auto" style:use-optimal-row-height="true"/>
    </style:style>
    <style:style style:name="ro25" style:family="table-row">
      <style:table-row-properties style:row-height="573.76pt" fo:break-before="auto" style:use-optimal-row-height="true"/>
    </style:style>
    <style:style style:name="ro26" style:family="table-row">
      <style:table-row-properties style:row-height="639.55pt" fo:break-before="auto" style:use-optimal-row-height="true"/>
    </style:style>
    <style:style style:name="ro27" style:family="table-row">
      <style:table-row-properties style:row-height="281.31pt" fo:break-before="auto" style:use-optimal-row-height="true"/>
    </style:style>
    <style:style style:name="ro28" style:family="table-row">
      <style:table-row-properties style:row-height="144.45pt" fo:break-before="auto" style:use-optimal-row-height="false"/>
    </style:style>
    <style:style style:name="ro29" style:family="table-row">
      <style:table-row-properties style:row-height="12.81pt" fo:break-before="auto" style:use-optimal-row-height="true"/>
    </style:style>
    <style:style style:name="ro30" style:family="table-row">
      <style:table-row-properties style:row-height="785.06pt" fo:break-before="auto" style:use-optimal-row-height="true"/>
    </style:style>
    <style:style style:name="ro31" style:family="table-row">
      <style:table-row-properties style:row-height="919.39pt" fo:break-before="auto" style:use-optimal-row-height="true"/>
    </style:style>
    <style:style style:name="ro32" style:family="table-row">
      <style:table-row-properties style:row-height="908.19pt" fo:break-before="auto" style:use-optimal-row-height="true"/>
    </style:style>
    <style:style style:name="ro33" style:family="table-row">
      <style:table-row-properties style:row-height="740.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3" table:default-cell-style-name="ce4"/>
        <table:table-column table:style-name="co6" table:default-cell-style-name="ce5"/>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5"/>
        <table:table-column table:style-name="co12" table:default-cell-style-name="ce5"/>
        <table:table-column table:style-name="co5" table:default-cell-style-name="ce4"/>
        <table:table-column table:style-name="co20" table:default-cell-style-name="ce5"/>
        <table:table-column table:style-name="co21" table:default-cell-style-name="ce5"/>
        <table:table-column table:style-name="co21" table:number-columns-repeated="3" table:default-cell-style-name="ce4"/>
        <table:table-column table:style-name="co21" table:default-cell-style-name="ce5"/>
        <table:table-row table:style-name="ro1">
          <table:table-cell office:value-type="string" calcext:value-type="string">
            <text:p>Paper title</text:p>
          </table:table-cell>
          <table:table-cell office:value-type="string" calcext:value-type="string">
            <text:p>paper reference</text:p>
          </table:table-cell>
          <table:table-cell office:value-type="string" calcext:value-type="string">
            <text:p>genus</text:p>
          </table:table-cell>
          <table:table-cell office:value-type="string" calcext:value-type="string">
            <text:p>species</text:p>
          </table:table-cell>
          <table:table-cell office:value-type="string" calcext:value-type="string">
            <text:p>population size</text:p>
          </table:table-cell>
          <table:table-cell office:value-type="string" calcext:value-type="string">
            <text:p>bottleneck ratio</text:p>
          </table:table-cell>
          <table:table-cell office:value-type="string" calcext:value-type="string">
            <text:p>Sexual / asexual</text:p>
          </table:table-cell>
          <table:table-cell table:style-name="ce4" office:value-type="string" calcext:value-type="string">
            <text:p>life stage</text:p>
          </table:table-cell>
          <table:table-cell office:value-type="string" calcext:value-type="string">
            <text:p>broad taxonomy</text:p>
          </table:table-cell>
          <table:table-cell office:value-type="string" calcext:value-type="string">
            <text:p>fitness proxy used</text:p>
          </table:table-cell>
          <table:table-cell office:value-type="string" calcext:value-type="string">
            <text:p>Selection temperature</text:p>
          </table:table-cell>
          <table:table-cell office:value-type="string" calcext:value-type="string">
            <text:p>duration of selection</text:p>
          </table:table-cell>
          <table:table-cell office:value-type="string" calcext:value-type="string">
            <text:p>selection regime</text:p>
          </table:table-cell>
          <table:table-cell office:value-type="string" calcext:value-type="string">
            <text:p>Assay temperature</text:p>
          </table:table-cell>
          <table:table-cell office:value-type="string" calcext:value-type="string">
            <text:p>response</text:p>
          </table:table-cell>
          <table:table-cell office:value-type="string" calcext:value-type="string">
            <text:p>type of culture chemostat / batch culture</text:p>
          </table:table-cell>
          <table:table-cell office:value-type="string" calcext:value-type="string">
            <text:p>Number of generations</text:p>
          </table:table-cell>
          <table:table-cell office:value-type="string" calcext:value-type="string">
            <text:p>type of genetic variation</text:p>
          </table:table-cell>
          <table:table-cell office:value-type="string" calcext:value-type="string">
            <text:p>Isolate type</text:p>
          </table:table-cell>
          <table:table-cell office:value-type="string" calcext:value-type="string">
            <text:p>Photoautotrophy</text:p>
          </table:table-cell>
          <table:table-cell office:value-type="string" calcext:value-type="string">
            <text:p>number of replicates</text:p>
          </table:table-cell>
          <table:table-cell table:style-name="ce4" office:value-type="string" calcext:value-type="string">
            <text:p>bottleneck ratio</text:p>
          </table:table-cell>
          <table:table-cell table:style-name="ce4" office:value-type="string" calcext:value-type="string">
            <text:p>population size</text:p>
          </table:table-cell>
          <table:table-cell office:value-type="string" calcext:value-type="string">
            <text:p>Type of replicate</text:p>
          </table:table-cell>
          <table:table-cell table:style-name="ce4" office:value-type="string" calcext:value-type="string">
            <text:p>change in mean /variance of temperature</text:p>
          </table:table-cell>
          <table:table-cell table:style-name="ce4" office:value-type="string" calcext:value-type="string">
            <text:p>function used</text:p>
          </table:table-cell>
          <table:table-cell office:value-type="string" calcext:value-type="string">
            <text:p>Corelated trait measured</text:p>
          </table:table-cell>
          <table:table-cell office:value-type="string" calcext:value-type="string">
            <text:p>corelated change</text:p>
          </table:table-cell>
          <table:table-cell office:value-type="string" calcext:value-type="string">
            <text:p>Notes</text:p>
          </table:table-cell>
          <table:table-cell table:style-name="ce4" office:value-type="string" calcext:value-type="string">
            <text:p>body size from study or general</text:p>
          </table:table-cell>
        </table:table-row>
        <table:table-row table:style-name="ro2">
          <table:table-cell office:value-type="string" calcext:value-type="string">
            <text:p>A Drosophila laboratory evolution experiment points to low evolutionary potential under increased temperatures likely to be experienced in the future</text:p>
          </table:table-cell>
          <table:table-cell office:value-type="string" calcext:value-type="string">
            <text:p>Schou et al., 2014</text:p>
          </table:table-cell>
          <table:table-cell office:value-type="string" calcext:value-type="string">
            <text:p>drosophila</text:p>
          </table:table-cell>
          <table:table-cell office:value-type="string" calcext:value-type="string">
            <text:p>melanogaster</text:p>
          </table:table-cell>
          <table:table-cell office:value-type="string" calcext:value-type="string">
            <text:p>250 males and 250 females sampled from the mass bred</text:p>
            <text:p>population, such that each replicate population was</text:p>
            <text:p>established to represent the genetic pool of 589 isofemale</text:p>
            <text:p>lines. (. Each replicate population</text:p>
            <text:p>was maintained in ten 100-mL glass bottles containing</text:p>
            <text:p>35-mL medium, each with 50 flies)</text:p>
          </table:table-cell>
          <table:table-cell office:value-type="string" calcext:value-type="string">
            <text:p>not defined</text:p>
          </table:table-cell>
          <table:table-cell office:value-type="string" calcext:value-type="string">
            <text:p>sexual</text:p>
          </table:table-cell>
          <table:table-cell/>
          <table:table-cell office:value-type="string" calcext:value-type="string">
            <text:p>insect</text:p>
          </table:table-cell>
          <table:table-cell office:value-type="string" calcext:value-type="string">
            <text:p>evolutionary responses in heat and desiccation resistance and the life history traits, egg-to-adult viability and fecundity were assessed</text:p>
          </table:table-cell>
          <table:table-cell office:value-type="string" calcext:value-type="string">
            <text:p>Thecontrol regime was simulated in an incubator with meantemperature (mean) of 24.80.5°C, a night-time tem-perature (night) of 23.50.5°C and a daily tempera-ture peak (peak) of 27.50.5°C. This was the same inall experimental generations. In the incubator runningthe ramping regime, the mean, night and peak tempera-tures were increased by 0.3°C in each generation suchthat in generation 10 the mean, night and peak tempera-tures were 27.8, 26.5 and 30.5°C,</text:p>
          </table:table-cell>
          <table:table-cell table:style-name="ce5" table:number-columns-repeated="2"/>
          <table:table-cell office:value-type="string" calcext:value-type="string">
            <text:p>Same as the themal regime followed during selection</text:p>
          </table:table-cell>
          <table:table-cell office:value-type="string" calcext:value-type="string">
            <text:p>No significant differentiation across generations andbetween ramping and control regimes in egg-to-adultviability across generations was detected at high temper-atures There was a significant decrease in fecundity acrossgenerations and thus across test temperatures for all replicate populations How-ever, no significant differentiation between replicatepopulations from control and ramping regimes wasdetected in fecundity assessed at high temperatures,neither across all generations Significantlyhigher desiccation resistance was detected in the repli-cate populations exposed to increasing temperatures Thereplicate control populations were significantly moreheat resistant than the replicate ramping populations ingeneration 20</text:p>
          </table:table-cell>
          <table:table-cell table:style-name="ce5"/>
          <table:table-cell office:value-type="float" office:value="20" calcext:value-type="float">
            <text:p>20</text:p>
          </table:table-cell>
          <table:table-cell office:value-type="string" calcext:value-type="string">
            <text:p>standing</text:p>
          </table:table-cell>
          <table:table-cell office:value-type="string" calcext:value-type="string">
            <text:p>natural isolate established in laboratory</text:p>
          </table:table-cell>
          <table:table-cell office:value-type="string" calcext:value-type="string">
            <text:p>no</text:p>
          </table:table-cell>
          <table:table-cell office:value-type="float" office:value="3" calcext:value-type="float">
            <text:p>3</text:p>
          </table:table-cell>
          <table:table-cell/>
          <table:table-cell table:style-name="ce4" office:value-type="string" calcext:value-type="string">
            <text:p>250 males and 250 females sampled from the mass bred</text:p>
            <text:p>population, such that each replicate population was</text:p>
            <text:p>established to represent the genetic pool of 589 isofemale</text:p>
            <text:p>lines.</text:p>
          </table:table-cell>
          <table:table-cell office:value-type="string" calcext:value-type="string">
            <text:p>biological</text:p>
          </table:table-cell>
          <table:table-cell table:style-name="ce4" office:value-type="string" calcext:value-type="string">
            <text:p>Change in mean</text:p>
          </table:table-cell>
          <table:table-cell table:style-name="ce4" office:value-type="string" calcext:value-type="string">
            <text:p>Gaussian function for ramping the selection temperature, gaussian assumed during statistical analysis ,Egg-to-adult viability datawere modelled assuming a binomial distribution withthe logit link function.</text:p>
          </table:table-cell>
          <table:table-cell office:value-type="string" calcext:value-type="string">
            <text:p>desiccation resistance , genomic diversity pie</text:p>
          </table:table-cell>
          <table:table-cell office:value-type="string" calcext:value-type="string">
            <text:p>Significantlyhigher desiccation resistance was detected in the repli-cate populations exposed to increasing temperatures , no significant difference in pie</text:p>
          </table:table-cell>
          <table:table-cell office:value-type="string" calcext:value-type="string">
            <text:p>Desiccation resistancedid increase in our replicate populations exposed toincreasing temperatures but no evidence for increasedheat resistance was observed. Our data provide yet another example thatthe ability to tolerate high temperatures may be evolu-tionary constrained in some ectotherms (</text:p>
          </table:table-cell>
          <table:table-cell/>
        </table:table-row>
        <table:table-row table:style-name="ro3">
          <table:table-cell office:value-type="string" calcext:value-type="string">
            <text:p>Adaptation of phytoplankton to a decade of experimental warming linked to increased photosynthesis</text:p>
          </table:table-cell>
          <table:table-cell office:value-type="string" calcext:value-type="string">
            <text:p>(Schaum et al., 2017)</text:p>
          </table:table-cell>
          <table:table-cell office:value-type="string" calcext:value-type="string">
            <text:p>chlamydomonas</text:p>
          </table:table-cell>
          <table:table-cell office:value-type="string" calcext:value-type="string">
            <text:p>reinhardtii</text:p>
          </table:table-cell>
          <table:table-cell office:value-type="string" calcext:value-type="string">
            <text:p>not defined (1 m^3 freshwater mesocosms)</text:p>
          </table:table-cell>
          <table:table-cell office:value-type="string" calcext:value-type="string">
            <text:p>not defined</text:p>
          </table:table-cell>
          <table:table-cell office:value-type="string" calcext:value-type="string">
            <text:p>asexual</text:p>
          </table:table-cell>
          <table:table-cell/>
          <table:table-cell office:value-type="string" calcext:value-type="string">
            <text:p>algae</text:p>
          </table:table-cell>
          <table:table-cell office:value-type="string" calcext:value-type="string">
            <text:p>population growth</text:p>
          </table:table-cell>
          <table:table-cell office:value-type="string" calcext:value-type="string">
            <text:p>4 degrees more than ambient temperature</text:p>
          </table:table-cell>
          <table:table-cell office:value-type="string" calcext:value-type="string">
            <text:p>10 years</text:p>
          </table:table-cell>
          <table:table-cell table:style-name="ce5"/>
          <table:table-cell office:value-type="string" calcext:value-type="string">
            <text:p>(16, 18, 22, 26, 30, 34, 38 and 42 °C)</text:p>
          </table:table-cell>
          <table:table-cell office:value-type="string" calcext:value-type="string">
            <text:p>increased rates of cellular net photosynthesis ,, maximum growth rate</text:p>
            <text:p>was achieved at higher temperatures for isolates from the warmed</text:p>
            <text:p>mesocosms</text:p>
          </table:table-cell>
          <table:table-cell office:value-type="string" calcext:value-type="string">
            <text:p>mesocosm (semi natural)</text:p>
          </table:table-cell>
          <table:table-cell office:value-type="string" calcext:value-type="string">
            <text:p>no idea</text:p>
          </table:table-cell>
          <table:table-cell office:value-type="string" calcext:value-type="string">
            <text:p>standing</text:p>
          </table:table-cell>
          <table:table-cell office:value-type="string" calcext:value-type="string">
            <text:p>natural isolate</text:p>
          </table:table-cell>
          <table:table-cell office:value-type="string" calcext:value-type="string">
            <text:p>yes</text:p>
          </table:table-cell>
          <table:table-cell office:value-type="float" office:value="10" calcext:value-type="float">
            <text:p>10</text:p>
          </table:table-cell>
          <table:table-cell table:number-columns-repeated="2"/>
          <table:table-cell table:style-name="ce5"/>
          <table:table-cell table:style-name="ce4" office:value-type="string" calcext:value-type="string">
            <text:p>change in mean and variance</text:p>
          </table:table-cell>
          <table:table-cell table:style-name="ce4" office:value-type="string" calcext:value-type="string">
            <text:p>Non-linear curve fitting of Gompertz growth model was carried out using the ‘nlsLM’ function in the R package, ‘minpack.lm’31, which uses the Levenberg– Marquardt optimization algorithm. Parameter estimation was achieved by running 1,000 different random combinations of starting parameters picked from a uniform distribution and retaining the parameter set that returned the lowest Akaike information criterion (AIC) score Sharpe–Schoolfield model</text:p>
          </table:table-cell>
          <table:table-cell office:value-type="string" calcext:value-type="string">
            <text:p>cell size , photosynthesis</text:p>
          </table:table-cell>
          <table:table-cell office:value-type="string" calcext:value-type="string">
            <text:p>increased photosynthesis</text:p>
          </table:table-cell>
          <table:table-cell table:style-name="ce5"/>
          <table:table-cell/>
        </table:table-row>
        <table:table-row table:style-name="ro4">
          <table:table-cell office:value-type="string" calcext:value-type="string">
            <text:p>Adaptation to Fluctuating Temperatures in an RNA Virus</text:p>
            <text:p>Is Driven by the Most Stringent Selective Pressure</text:p>
          </table:table-cell>
          <table:table-cell office:value-type="string" calcext:value-type="string">
            <text:p>(Arribas et al., 2014)</text:p>
          </table:table-cell>
          <table:table-cell office:value-type="string" calcext:value-type="string">
            <text:p>bacteriophage Qb</text:p>
          </table:table-cell>
          <table:table-cell table:style-name="ce5"/>
          <table:table-cell office:value-type="string" calcext:value-type="string">
            <text:p>Adaptation to 30 and 37 was carried out by infecting 10^8</text:p>
            <text:p>bacteria in exponential phase with 10^6 pfu of the population Qb (1ml),adaptation to this</text:p>
            <text:p>Temperature 43 was carried out under conditions that yielded higher</text:p>
            <text:p>virus titres (10 9 bacteria infected with 10 7 pfu (10ml)</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virus</text:p>
          </table:table-cell>
          <table:table-cell office:value-type="string" calcext:value-type="string">
            <text:p>population size,fitness was expressed as the log2 [(virusend –</text:p>
            <text:p>virus0)/virus0], e virus titres</text:p>
            <text:p>were estimated by plaque assay</text:p>
          </table:table-cell>
          <table:table-cell office:value-type="string" calcext:value-type="string">
            <text:p>37uC, 30uC, or 43uC, alternating 37uC, 43uC,</text:p>
            <text:p>and 30uC in this order, with the temperature change occurring</text:p>
            <text:p>either every transfer</text:p>
          </table:table-cell>
          <table:table-cell table:style-name="ce5" table:number-columns-repeated="2"/>
          <table:table-cell office:value-type="string" calcext:value-type="string">
            <text:p>37uC, 30uC, or 43uC</text:p>
          </table:table-cell>
          <table:table-cell office:value-type="string" calcext:value-type="string">
            <text:p>All populations gained small fitness gains at 37 degrees , 30 degree populations did not show significant increase in population size ,while 43 degree populations showed significant increase but loss in fitness at 30 degrees , the fast and slow fluctuating populations were similar in fitness trajectories as the 43 degree evolved lines</text:p>
          </table:table-cell>
          <table:table-cell office:value-type="string" calcext:value-type="string">
            <text:p>microcosm liquid culture with e coli</text:p>
          </table:table-cell>
          <table:table-cell office:value-type="string" calcext:value-type="string">
            <text:p>235 (Qb37), 200 (Qb30), and 120 (Qb43)</text:p>
          </table:table-cell>
          <table:table-cell office:value-type="string" calcext:value-type="string">
            <text:p>Standing , heterogenous population</text:p>
          </table:table-cell>
          <table:table-cell office:value-type="string" calcext:value-type="string">
            <text:p>laboratory population</text:p>
          </table:table-cell>
          <table:table-cell office:value-type="string" calcext:value-type="string">
            <text:p>no</text:p>
          </table:table-cell>
          <table:table-cell office:value-type="float" office:value="2" calcext:value-type="float">
            <text:p>2</text:p>
          </table:table-cell>
          <table:table-cell table:number-columns-repeated="2"/>
          <table:table-cell office:value-type="string" calcext:value-type="string">
            <text:p>biological</text:p>
          </table:table-cell>
          <table:table-cell table:style-name="ce4" office:value-type="string" calcext:value-type="string">
            <text:p>change in mean fitness</text:p>
          </table:table-cell>
          <table:table-cell table:style-name="ce4" office:value-type="string" calcext:value-type="string">
            <text:p>fitness was expressed as the log2 [(virusend – virus0)/virus0],</text:p>
          </table:table-cell>
          <table:table-cell office:value-type="string" calcext:value-type="string">
            <text:p>nucleotide sequencing and compairing for the mutations</text:p>
          </table:table-cell>
          <table:table-cell office:value-type="string" calcext:value-type="string">
            <text:p>common set of mutations used for temperatire adaptation</text:p>
          </table:table-cell>
          <table:table-cell office:value-type="string" calcext:value-type="string">
            <text:p>i) under periodically changing temperature conditions, evolution of bacteriophage Qb is driven by the most</text:p>
            <text:p>stringent selective pressure, ii) there is a high degree of evolutionary convergence between replicated populations and also</text:p>
            <text:p>among populations evolved at different temperatures, iii) there are mutations specific of a particular condition, and iv)</text:p>
            <text:p>adaptation to high temperatures in populations differing in their pre-existent genetic diversity takes place through the</text:p>
            <text:p>selection of a common set of mutations.</text:p>
          </table:table-cell>
          <table:table-cell/>
        </table:table-row>
        <table:table-row table:style-name="ro5">
          <table:table-cell office:value-type="string" calcext:value-type="string">
            <text:p>Adaptation to fluctuations in temperature by nine species of bacteria</text:p>
          </table:table-cell>
          <table:table-cell office:value-type="string" calcext:value-type="string">
            <text:p>(Saarinen et al., 2018)</text:p>
          </table:table-cell>
          <table:table-cell office:value-type="string" calcext:value-type="string">
            <text:p>enterobacter aerogenes, leclercia adecarboxylata ,serratia marcescens ssp. marcescens, serratia marcescens ssp. DB11, escherichia coli, pseudomonas putida, pseudomonas fluorescens, pseudomonas chlororaphis, and novosophingobium capsulatum</text:p>
          </table:table-cell>
          <table:table-cell table:style-name="ce5"/>
          <table:table-cell office:value-type="string" calcext:value-type="string">
            <text:p>40 μl of bacteria inoculum into 400 μl of containing fresh medium, with cryoreplicator system described in</text:p>
            <text:p>nutrient broth</text:p>
          </table:table-cell>
          <table:table-cell table:style-name="ce9" office:value-type="string" calcext:value-type="string">
            <text:p>01/10/2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e maximum growth rate and biomass yield values for each bacterial clone.</text:p>
          </table:table-cell>
          <table:table-cell office:value-type="string" calcext:value-type="string">
            <text:p>evolve either in fluctuating temperature alternating rapidly between 20°C and 40°C or at constant 30°C temperature</text:p>
          </table:table-cell>
          <table:table-cell office:value-type="string" calcext:value-type="string">
            <text:p>79 days</text:p>
          </table:table-cell>
          <table:table-cell table:style-name="ce5"/>
          <table:table-cell office:value-type="string" calcext:value-type="string">
            <text:p>tested the performance of the clones in both rapid fluctuation and in constant environments (20°C, 30°C and 40°C)</text:p>
          </table:table-cell>
          <table:table-cell office:value-type="string" calcext:value-type="string">
            <text:p>overall fluctuation-adapted bacterial clones were able to attain higher yield at fluctuating temperature than strains evolved in constant environment s. When</text:p>
            <text:p>clones were assessed in constant conditions, the only difference between the evolution treatments was that the clones that had evolved</text:p>
            <text:p>at constant 30°C had better growth rate at constant 30°C (Table 2A,</text:p>
            <text:p>Figure 4) than the clones evolved in fluctuating environment.</text:p>
          </table:table-cell>
          <table:table-cell office:value-type="string" calcext:value-type="string">
            <text:p>liquid culture</text:p>
          </table:table-cell>
          <table:table-cell office:value-type="string" calcext:value-type="string">
            <text:p>theoretically ca. 86 generations</text:p>
          </table:table-cell>
          <table:table-cell office:value-type="string" calcext:value-type="string">
            <text:p>de novo</text:p>
          </table:table-cell>
          <table:table-cell office:value-type="string" calcext:value-type="string">
            <text:p>laboratory population</text:p>
          </table:table-cell>
          <table:table-cell office:value-type="string" calcext:value-type="string">
            <text:p>no</text:p>
          </table:table-cell>
          <table:table-cell office:value-type="float" office:value="10" calcext:value-type="float">
            <text:p>10</text:p>
          </table:table-cell>
          <table:table-cell table:number-columns-repeated="2"/>
          <table:table-cell office:value-type="string" calcext:value-type="string">
            <text:p>biological</text:p>
          </table:table-cell>
          <table:table-cell table:style-name="ce4" office:value-type="string" calcext:value-type="string">
            <text:p>increase in the niche width</text:p>
          </table:table-cell>
          <table:table-cell table:style-name="ce4" office:value-type="string" calcext:value-type="string">
            <text:p>NA</text:p>
          </table:table-cell>
          <table:table-cell table:style-name="ce5" table:number-columns-repeated="2"/>
          <table:table-cell office:value-type="string" calcext:value-type="string">
            <text:p>metaanalysis was carried out on the nine species to summerise the results ,, linear mixed model (REML)</text:p>
          </table:table-cell>
          <table:table-cell/>
        </table:table-row>
        <table:table-row table:style-name="ro6">
          <table:table-cell office:value-type="string" calcext:value-type="string">
            <text:p>Adaptation to temperature stress by Vibrio fischeri facilitates this microbe’s symbiosis with the Hawaiian bobtail squid (Euprymna scolopes)</text:p>
          </table:table-cell>
          <table:table-cell office:value-type="string" calcext:value-type="string">
            <text:p>(Cohen et al., 2019)</text:p>
          </table:table-cell>
          <table:table-cell office:value-type="string" calcext:value-type="string">
            <text:p>vibrio</text:p>
          </table:table-cell>
          <table:table-cell office:value-type="string" calcext:value-type="string">
            <text:p>fischeri strain ET00-7-1 or (ET00-7-1Tn7 ancestral baseline chloramphenicol resistant )</text:p>
          </table:table-cell>
          <table:table-cell office:value-type="string" calcext:value-type="string">
            <text:p>5.0 × 105 CFUs/mL, (100.0 µL) in 9.9 ml</text:p>
          </table:table-cell>
          <table:table-cell office:value-type="string" calcext:value-type="string">
            <text:p>1/100</text:p>
          </table:table-cell>
          <table:table-cell office:value-type="string" calcext:value-type="string">
            <text:p>asesxual</text:p>
          </table:table-cell>
          <table:table-cell/>
          <table:table-cell office:value-type="string" calcext:value-type="string">
            <text:p>bacteria</text:p>
          </table:table-cell>
          <table:table-cell office:value-type="string" calcext:value-type="string">
            <text:p>Bacterial growth after incubation period,relative fitness calculated from competition assays (at 400, 800, 1200, 1600, and 2000</text:p>
            <text:p>Generations)</text:p>
          </table:table-cell>
          <table:table-cell office:value-type="string" calcext:value-type="string">
            <text:p>low (8°C), high (34°C), and fluctuating temperature stress (8°C/34°C) , temperatures 8°C and 34°C were the lower and upper growth limits, respectively. also selected to benign temperatures (21°C and 28°C)</text:p>
          </table:table-cell>
          <table:table-cell table:style-name="ce5" table:number-columns-repeated="2"/>
          <table:table-cell office:value-type="string" calcext:value-type="string">
            <text:p>(4–40°C, 2°C increments for mapping the niche, Competition experiments were set up between the derived lines (bacteria evolved at 8°C, 21°C, 28°C, 34°C, and 8°C/34°C) and the ancestors (V. fischeri ET and TN). Competitions were arranged between a derived line (at 400, 800, 1200, 1600, and 2000 generations) and an ancestor that were oppositely marked for sensitivity and resistance to chloramphenicol., Host colonization and squid bioluminescence were then monitored</text:p>
          </table:table-cell>
          <table:table-cell office:value-type="string" calcext:value-type="string">
            <text:p>V. fischeri successfully adapted to these extreme temperatures and their fluctuations (Table 2). Moreover, there was no significant adaptation to the benign temperatures 21°C and 28°C. Relative symmetry, skewness, and kurtosis of V. fischeri’s growth distribution along a temperature gradient changed as an evolutionary</text:p>
            <text:p>response to temperature stress,,,, The growth</text:p>
            <text:p>distribution of the heat specialists is especially negatively skewed, the squid possessed a transitive relationship: heat specialists &gt;</text:p>
            <text:p>temp generalists &gt; cold specialists &gt; ancestors = centrists = optimists &gt; axenic animals (Fig. 1A). Squid bioluminescence levels</text:p>
            <text:p>also mirrored these relationships. T</text:p>
          </table:table-cell>
          <table:table-cell office:value-type="string" calcext:value-type="string">
            <text:p>microcosm liquid culture , batch cultures</text:p>
          </table:table-cell>
          <table:table-cell office:value-type="float" office:value="2000" calcext:value-type="float">
            <text:p>2000</text:p>
          </table:table-cell>
          <table:table-cell office:value-type="string" calcext:value-type="string">
            <text:p>de novo</text:p>
          </table:table-cell>
          <table:table-cell office:value-type="string" calcext:value-type="string">
            <text:p>natural isolate established in lab</text:p>
          </table:table-cell>
          <table:table-cell office:value-type="string" calcext:value-type="string">
            <text:p>no</text:p>
          </table:table-cell>
          <table:table-cell office:value-type="float" office:value="20" calcext:value-type="float">
            <text:p>20</text:p>
          </table:table-cell>
          <table:table-cell table:number-columns-repeated="2"/>
          <table:table-cell office:value-type="string" calcext:value-type="string">
            <text:p>biological</text:p>
          </table:table-cell>
          <table:table-cell/>
          <table:table-cell table:style-name="ce4" office:value-type="string" calcext:value-type="string">
            <text:p>model I linear regressions for correlational studies to demonstrate a</text:p>
            <text:p>positive correlation between V. fischeri adaptation to temperature</text:p>
            <text:p>stress and symbiosis with the sepiolid squid host.</text:p>
          </table:table-cell>
          <table:table-cell office:value-type="string" calcext:value-type="string">
            <text:p>biolumeniscence</text:p>
          </table:table-cell>
          <table:table-cell table:style-name="ce5" table:number-columns-repeated="2"/>
          <table:table-cell/>
        </table:table-row>
        <table:table-row table:style-name="ro7">
          <table:table-cell office:value-type="string" calcext:value-type="string">
            <text:p>Adaptive microevolutionary responses to simulated global warming in Simocephalus vetulus: a mesocosm study</text:p>
          </table:table-cell>
          <table:table-cell office:value-type="string" calcext:value-type="string">
            <text:p>(Van Doorslaer et al., 2007)</text:p>
          </table:table-cell>
          <table:table-cell office:value-type="string" calcext:value-type="string">
            <text:p>simocephalus</text:p>
          </table:table-cell>
          <table:table-cell office:value-type="string" calcext:value-type="string">
            <text:p>vetulus</text:p>
          </table:table-cell>
          <table:table-cell table:number-columns-repeated="2" office:value-type="string" calcext:value-type="string">
            <text:p>not defined</text:p>
          </table:table-cell>
          <table:table-cell office:value-type="string" calcext:value-type="string">
            <text:p>cyclic parthenogenetic</text:p>
          </table:table-cell>
          <table:table-cell/>
          <table:table-cell office:value-type="string" calcext:value-type="string">
            <text:p>zooplanktor</text:p>
          </table:table-cell>
          <table:table-cell office:value-type="string" calcext:value-type="string">
            <text:p>age at release of first and second clutch and number of offspring in first and second clutch population growth rate r here termed as performance</text:p>
          </table:table-cell>
          <table:table-cell office:value-type="string" calcext:value-type="string">
            <text:p>Ambient , A2 as per IPCC (4.4, 3.3, 2.5 as per season),A2+50%</text:p>
          </table:table-cell>
          <table:table-cell office:value-type="string" calcext:value-type="string">
            <text:p>1 year</text:p>
          </table:table-cell>
          <table:table-cell office:value-type="string" calcext:value-type="string">
            <text:p>mesocosms were initiated using ground water , sediments from the lake and mixed and homogenized before heating was initiated</text:p>
          </table:table-cell>
          <table:table-cell office:value-type="string" calcext:value-type="string">
            <text:p>18, 22 and 26 degreeC</text:p>
          </table:table-cell>
          <table:table-cell office:value-type="string" calcext:value-type="string">
            <text:p>Performance as measured by r of surviving animals was highest at 26 1C, suggesting that at this temperature population growth rate may potentially be high. However, only clones isolated from the heated mesocosms (A2150% treatment) combined a high survival with a high performance in terms of development rate and clutch size. For clones obtained from the unheated control mesocosm temperature treatment (ambient), survival was highest at 22 1C and very low at 26 1C. Moreover, at the lowest and intermediate incubation temperatures, the performance of the animals increased going from the first to the second generation, while the opposite occurred at 26 1C. This suggests that for the clones living at the current temperature regime, 22 1C is the more optimal temperature and that living at 26 1C is stressful.</text:p>
          </table:table-cell>
          <table:table-cell office:value-type="string" calcext:value-type="string">
            <text:p>mesocosm liquid culture , static culture</text:p>
          </table:table-cell>
          <table:table-cell table:style-name="ce5"/>
          <table:table-cell office:value-type="string" calcext:value-type="string">
            <text:p>standing</text:p>
          </table:table-cell>
          <table:table-cell office:value-type="string" calcext:value-type="string">
            <text:p>natural population</text:p>
          </table:table-cell>
          <table:table-cell office:value-type="string" calcext:value-type="string">
            <text:p>no</text:p>
          </table:table-cell>
          <table:table-cell office:value-type="float" office:value="4" calcext:value-type="float">
            <text:p>4</text:p>
          </table:table-cell>
          <table:table-cell table:number-columns-repeated="2"/>
          <table:table-cell office:value-type="string" calcext:value-type="string">
            <text:p>biological</text:p>
          </table:table-cell>
          <table:table-cell table:style-name="ce4" office:value-type="string" calcext:value-type="string">
            <text:p>changes in means of performance</text:p>
          </table:table-cell>
          <table:table-cell/>
          <table:table-cell table:style-name="ce5" table:number-columns-repeated="2"/>
          <table:table-cell office:value-type="string" calcext:value-type="string">
            <text:p>during the temperature assays all the populations to be assayed were grown for one gerenartion on 20 degres and then they were assigned to the three assay temperaures where they gave rise to the next generation</text:p>
          </table:table-cell>
          <table:table-cell/>
        </table:table-row>
        <table:table-row table:style-name="ro8">
          <table:table-cell office:value-type="string" calcext:value-type="string">
            <text:p>Antagonistic coevolution limits population persistence of a virus in a thermally deteriorating environment</text:p>
          </table:table-cell>
          <table:table-cell office:value-type="string" calcext:value-type="string">
            <text:p>(Zhang and Buckling, 2011)</text:p>
          </table:table-cell>
          <table:table-cell office:value-type="string" calcext:value-type="string">
            <text:p>Host bacterium Pseudomonas fluorescens SBW25 and a bacteriophage virus (SBW25U2)</text:p>
          </table:table-cell>
          <table:table-cell table:style-name="ce5"/>
          <table:table-cell office:value-type="string" calcext:value-type="string">
            <text:p>Each microcosm was initially inoculated with 107 isogenic bacterial</text:p>
            <text:p>cells and 10^5 isogenic phage particles, and then cultures were</text:p>
            <text:p>propagated for 16 serial transfers (one transfer every 2 days). For the</text:p>
            <text:p>coevolution selection lines, 50 lL (1%) of culture from each</text:p>
            <text:p>microcosm was transferred to fresh media every 2 days; and for the</text:p>
            <text:p>evolution lines, the phage population from each microcosm was</text:p>
            <text:p>isolated, 50 lL (1%) of which plus 10^7 ancestral bacterial cells were</text:p>
            <text:p>transferred to a fresh microcosm</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 and virus</text:p>
          </table:table-cell>
          <table:table-cell office:value-type="string" calcext:value-type="string">
            <text:p>Density changes to estimate growth rate r</text:p>
          </table:table-cell>
          <table:table-cell office:value-type="string" calcext:value-type="string">
            <text:p>28,28.2,28,4,28,6,28.8,30,30.2,30.4,30.6,30.8,31</text:p>
          </table:table-cell>
          <table:table-cell office:value-type="string" calcext:value-type="string">
            <text:p>32 days</text:p>
          </table:table-cell>
          <table:table-cell office:value-type="string" calcext:value-type="string">
            <text:p>: (1) temperature constant at 28 C and (2) temperature elevated stepwise from 28 to 31 C (0.2 C per step for 15 steps over 32 days).,In each</text:p>
            <text:p>environment, eight replicate microcosms were grown under each of</text:p>
            <text:p>the following two conditions: (1) evolution, where the phage was</text:p>
            <text:p>allowed to evolve and the bacterium was replaced with the ancestral</text:p>
            <text:p>type at each transfer (see below), and (2) coevolution, where the</text:p>
            <text:p>bacterium and the phage were allowed to coevolve.</text:p>
          </table:table-cell>
          <table:table-cell office:value-type="string" calcext:value-type="string">
            <text:p>28,28.2,28,4,28,6,28.8,30,30.2,30.4,30.6,30.8,31</text:p>
          </table:table-cell>
          <table:table-cell office:value-type="string" calcext:value-type="string">
            <text:p>temperature-elevated</text:p>
            <text:p>environment, all coevolution phage lines went extinct with the earliest</text:p>
            <text:p>extinction events occurring between transfer 8 (29.4 C) and</text:p>
            <text:p>10 (29.8 C). evolved populations had a significantly positive</text:p>
            <text:p>(one-sample t-test, P &lt; 0.05) growth rate at 31 C after a 2-day</text:p>
            <text:p>acclimation either at 28 C (number of doublings per transfer:</text:p>
            <text:p>2.3 ± 0.46) or at 31 C (number of doublings: 9.6 ± 0.36).</text:p>
            <text:p>By contrast, the ancestral phage had a negative growth rate after</text:p>
            <text:p>28 C acclimation (number of doublings: )7.4 ± 0.90; P = 0.014) and</text:p>
            <text:p>a zero growth rate after 31 C acclimation</text:p>
          </table:table-cell>
          <table:table-cell office:value-type="string" calcext:value-type="string">
            <text:p>microcosm liquid culture , batch cultures</text:p>
          </table:table-cell>
          <table:table-cell table:style-name="ce5"/>
          <table:table-cell office:value-type="string" calcext:value-type="string">
            <text:p>isogenic lines for bacterium and virus</text:p>
          </table:table-cell>
          <table:table-cell office:value-type="string" calcext:value-type="string">
            <text:p>laboratory population</text:p>
          </table:table-cell>
          <table:table-cell office:value-type="string" calcext:value-type="string">
            <text:p>no</text:p>
          </table:table-cell>
          <table:table-cell office:value-type="float" office:value="8" calcext:value-type="float">
            <text:p>8</text:p>
          </table:table-cell>
          <table:table-cell table:number-columns-repeated="2"/>
          <table:table-cell office:value-type="string" calcext:value-type="string">
            <text:p>biological</text:p>
          </table:table-cell>
          <table:table-cell table:style-name="ce4" office:value-type="string" calcext:value-type="string">
            <text:p>niche width increased</text:p>
          </table:table-cell>
          <table:table-cell table:style-name="ce4" office:value-type="string" calcext:value-type="string">
            <text:p>Cox proportional hazards model.</text:p>
          </table:table-cell>
          <table:table-cell office:value-type="string" calcext:value-type="string">
            <text:p>Measurement of coevolution and phage infectivity ranges, The roles of effective population size and costs of increased</text:p>
            <text:p>Infectivity</text:p>
          </table:table-cell>
          <table:table-cell office:value-type="string" calcext:value-type="string">
            <text:p>h bacteria becoming resistant to a wider range of phage populations and phage infective to a wider range of bacteria through time , duration of phage persistence was reduced in these population</text:p>
            <text:p>size-reduced lines in temp elevated lines, also phage incured infectivity costs and were elevated at high, but not low, temperatures.</text:p>
          </table:table-cell>
          <table:table-cell office:value-type="string" calcext:value-type="string">
            <text:p>assays here are carried out every transfer with the respective temperature of the transfer</text:p>
          </table:table-cell>
          <table:table-cell/>
        </table:table-row>
        <table:table-row table:style-name="ro9">
          <table:table-cell office:value-type="string" calcext:value-type="string">
            <text:p>Changes in growth parameters of Pseudomonas pseudoalcaligenes after ten months culturing at increasing temperature</text:p>
          </table:table-cell>
          <table:table-cell office:value-type="string" calcext:value-type="string">
            <text:p>(Shi and Xia, 2003)</text:p>
          </table:table-cell>
          <table:table-cell office:value-type="string" calcext:value-type="string">
            <text:p>pseudomonas</text:p>
          </table:table-cell>
          <table:table-cell office:value-type="string" calcext:value-type="string">
            <text:p>pseudoalcaligenes</text:p>
          </table:table-cell>
          <table:table-cell office:value-type="string" calcext:value-type="string">
            <text:p>not defined , but150x15 mm tube slant containing 5 ml LB agar</text:p>
            <text:p>Medium.</text:p>
          </table:table-cell>
          <table:table-cell office:value-type="string" calcext:value-type="string">
            <text:p>not defined , just streaking into new media</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three growth parameters, i.e. the</text:p>
            <text:p>maximum yield (A), the maximum growth rate ( W m ) and</text:p>
            <text:p>the lag time ( V )</text:p>
          </table:table-cell>
          <table:table-cell office:value-type="string" calcext:value-type="string">
            <text:p>Control: 35°C, selections lines :45°C</text:p>
          </table:table-cell>
          <table:table-cell office:value-type="string" calcext:value-type="string">
            <text:p>10 months</text:p>
          </table:table-cell>
          <table:table-cell office:value-type="string" calcext:value-type="string">
            <text:p>growth temper-</text:p>
            <text:p>ature of 41°C. Temperature was elevated by 1°C every</text:p>
            <text:p>month to 44°C. When culture temperature was elevated</text:p>
            <text:p>to 44°C, the clones grew slower than before, and clones</text:p>
            <text:p>were transferred daily, rather than twice daily as in the</text:p>
            <text:p>control group, by streaking one loop onto a fresh medium.</text:p>
            <text:p>Also, the culturing temperature was elevated 1°C every</text:p>
            <text:p>2 months, rather than 1°C every month. Consequently,</text:p>
            <text:p>about 600 transfers have been done for each clone of the</text:p>
            <text:p>control group and about 420 transfers for each clone of</text:p>
            <text:p>the HT group.</text:p>
          </table:table-cell>
          <table:table-cell office:value-type="string" calcext:value-type="string">
            <text:p>35°C , 45°C , stressful growth temperatures ancestral</text:p>
            <text:p>clone at 28, 35, 41, 43, 44, 45, 46 and 47°C</text:p>
          </table:table-cell>
          <table:table-cell office:value-type="string" calcext:value-type="string">
            <text:p>The maximum yield (A): culturing the clones at increasing tem-</text:p>
            <text:p>perature for 10 months allows the clones to reach a sig-</text:p>
            <text:p>ni¢cantly higher maximum yield at the originally stressful</text:p>
            <text:p>temperature of 45°C, the ancestors and controls showed lower A value at 45°C, also as far as the maximum yield</text:p>
            <text:p>was concerned, a gain at 45°C did not imply a loss at</text:p>
            <text:p>35°C The maximum growth rate (W m ):culturing the</text:p>
            <text:p>clones at increasing temperature allowed the clones to be-</text:p>
            <text:p>come increasingly adaptive to growing at 45‡C,far as W m was concerned, a</text:p>
            <text:p>gain at 45‡C did not imply a loss at 35‡C, consistent with</text:p>
            <text:p>the estimated A values The lag time (V):as far as the V value was con-</text:p>
            <text:p>cerned, a reduction of the lag time at 45‡C did not imply</text:p>
            <text:p>an increase of the lag time at 35‡C.</text:p>
          </table:table-cell>
          <table:table-cell office:value-type="string" calcext:value-type="string">
            <text:p>microcosm solid culture , batch culture</text:p>
          </table:table-cell>
          <table:table-cell table:style-name="ce5"/>
          <table:table-cell office:value-type="string" calcext:value-type="string">
            <text:p>denovo</text:p>
          </table:table-cell>
          <table:table-cell office:value-type="string" calcext:value-type="string">
            <text:p>natural isolate</text:p>
          </table:table-cell>
          <table:table-cell office:value-type="string" calcext:value-type="string">
            <text:p>no</text:p>
          </table:table-cell>
          <table:table-cell office:value-type="float" office:value="3" calcext:value-type="float">
            <text:p>3</text:p>
          </table:table-cell>
          <table:table-cell table:number-columns-repeated="2"/>
          <table:table-cell office:value-type="string" calcext:value-type="string">
            <text:p>biological</text:p>
          </table:table-cell>
          <table:table-cell table:style-name="ce4" office:value-type="string" calcext:value-type="string">
            <text:p>Niche width increases</text:p>
          </table:table-cell>
          <table:table-cell table:style-name="ce4" office:value-type="string" calcext:value-type="string">
            <text:p>Zwietering et al.[22] re-parameterized the Gompertz</text:p>
          </table:table-cell>
          <table:table-cell table:style-name="ce5" table:number-columns-repeated="2"/>
          <table:table-cell office:value-type="string" calcext:value-type="string">
            <text:p>paper also talks about adaptation to the culture conditions itself of the populations</text:p>
          </table:table-cell>
          <table:table-cell/>
        </table:table-row>
        <table:table-row table:style-name="ro10">
          <table:table-cell office:value-type="string" calcext:value-type="string">
            <text:p>Chromosomal Analysis of Heat-Shock Tolerance in Drosophila-Melanogaster Evolving at Different Temperatures in the Laboratory</text:p>
          </table:table-cell>
          <table:table-cell office:value-type="string" calcext:value-type="string">
            <text:p>(Cavicchi et al., 1995)</text:p>
          </table:table-cell>
          <table:table-cell office:value-type="string" calcext:value-type="string">
            <text:p>drosophila</text:p>
          </table:table-cell>
          <table:table-cell office:value-type="string" calcext:value-type="string">
            <text:p>melanogaster</text:p>
          </table:table-cell>
          <table:table-cell office:value-type="string" calcext:value-type="string">
            <text:p>40 pairs/generation/rep licate, discret generations</text:p>
          </table:table-cell>
          <table:table-cell office:value-type="string" calcext:value-type="string">
            <text:p>not defined</text:p>
          </table:table-cell>
          <table:table-cell office:value-type="string" calcext:value-type="string">
            <text:p>sexual</text:p>
          </table:table-cell>
          <table:table-cell/>
          <table:table-cell office:value-type="string" calcext:value-type="string">
            <text:p>insect</text:p>
          </table:table-cell>
          <table:table-cell office:value-type="string" calcext:value-type="string">
            <text:p>survival relative to control</text:p>
          </table:table-cell>
          <table:table-cell office:value-type="string" calcext:value-type="string">
            <text:p>18°C, 25°C, or</text:p>
            <text:p>28°C</text:p>
          </table:table-cell>
          <table:table-cell office:value-type="string" calcext:value-type="string">
            <text:p>15 years</text:p>
          </table:table-cell>
          <table:table-cell office:value-type="string" calcext:value-type="string">
            <text:p>This ancestral stock was then subdi- vided to found three new mass populations that were main- tained for an additional 15 yr: the first (A) was maintained at the ancestral 18?C temperature, but the second (B) and third (C) were established at constant 25?C and constant 28?C, respectively</text:p>
          </table:table-cell>
          <table:table-cell office:value-type="string" calcext:value-type="string">
            <text:p>preconditioning temperature of 32,33,34,35,36,37,38,39,40,41,42,43°C for 5 mins, then heatshock of 41°C for 30 minutes</text:p>
          </table:table-cell>
          <table:table-cell office:value-type="string" calcext:value-type="string">
            <text:p>Flies that have been evolving at 18°C have a lower threshold for inducing thermotolerance than do flies evolving at 25°C. Flies evolving at 28°C seem to have lost the capacity for induced thermotolerance, but show increased thermosensitivity fol- lowing heat pretreatment at 43°C.</text:p>
          </table:table-cell>
          <table:table-cell office:value-type="string" calcext:value-type="string">
            <text:p>drosophila mass breeding</text:p>
          </table:table-cell>
          <table:table-cell table:style-name="ce5"/>
          <table:table-cell office:value-type="string" calcext:value-type="string">
            <text:p>standing</text:p>
          </table:table-cell>
          <table:table-cell office:value-type="string" calcext:value-type="string">
            <text:p>laboratory population</text:p>
          </table:table-cell>
          <table:table-cell office:value-type="string" calcext:value-type="string">
            <text:p>no</text:p>
          </table:table-cell>
          <table:table-cell table:style-name="ce5"/>
          <table:table-cell table:number-columns-repeated="2"/>
          <table:table-cell office:value-type="string" calcext:value-type="string">
            <text:p>biological</text:p>
          </table:table-cell>
          <table:table-cell table:number-columns-repeated="2"/>
          <table:table-cell office:value-type="string" calcext:value-type="string">
            <text:p>Genetic Basis of Heat Tolerance</text:p>
          </table:table-cell>
          <table:table-cell office:value-type="string" calcext:value-type="string">
            <text:p>Chromosomes 1, 2, and 3 all appear to contribute about equally to heat tolerance, at least when averaged over genetic backgrounds</text:p>
          </table:table-cell>
          <table:table-cell office:value-type="string" calcext:value-type="string">
            <text:p>Effect of rearing temperature (18?C, 25?C, or 28?C for one generation) on survivorship % of A, B and C populations after heat-shock at 41?C for 30 min was also observed ,, In general, heat tolerance within a given acclimation treat-</text:p>
            <text:p>ment increased with the selection temperature</text:p>
          </table:table-cell>
          <table:table-cell/>
        </table:table-row>
        <table:table-row table:style-name="ro11">
          <table:table-cell office:value-type="string" calcext:value-type="string">
            <text:p>Continuous selection pressure to improve temperature acclimation of Tisochrysis lutea</text:p>
          </table:table-cell>
          <table:table-cell office:value-type="string" calcext:value-type="string">
            <text:p>(Bonnefond et al., 2017)</text:p>
          </table:table-cell>
          <table:table-cell office:value-type="string" calcext:value-type="string">
            <text:p>tisochrysis</text:p>
          </table:table-cell>
          <table:table-cell office:value-type="string" calcext:value-type="string">
            <text:p>lutea</text:p>
          </table:table-cell>
          <table:table-cell office:value-type="string" calcext:value-type="string">
            <text:p>a biomass concentration below 10 ^6</text:p>
            <text:p>cell.mL -1 (in turbidostats),initial cell density of5x10^5 cell.L -1(in batch fed).</text:p>
          </table:table-cell>
          <table:table-cell office:value-type="string" calcext:value-type="string">
            <text:p>1/20 to 1/10 approx,(5 to 10% of the initial volume was kept)</text:p>
          </table:table-cell>
          <table:table-cell office:value-type="string" calcext:value-type="string">
            <text:p>asexual</text:p>
          </table:table-cell>
          <table:table-cell/>
          <table:table-cell office:value-type="string" calcext:value-type="string">
            <text:p>microalgae</text:p>
          </table:table-cell>
          <table:table-cell office:value-type="string" calcext:value-type="string">
            <text:p>growth rate growth per time</text:p>
          </table:table-cell>
          <table:table-cell office:value-type="string" calcext:value-type="string">
            <text:p>T Low ( ̊C): 28,26,24,22,20,18,16,14,13,12 T High ( ̊C):28,29,30,31,32,33,34,35,35.5,36 average temperature : 28̊C</text:p>
          </table:table-cell>
          <table:table-cell office:value-type="string" calcext:value-type="string">
            <text:p>7 months</text:p>
          </table:table-cell>
          <table:table-cell office:value-type="string" calcext:value-type="string">
            <text:p>Continuous selection procedure, the “ratchet” protocol</text:p>
            <text:p>Our selection method was inspired from the original protocols proposed by [16] and [17], but</text:p>
            <text:p>instead of gradually increasing the culture temperature, the daily average temperature was</text:p>
            <text:p>3 / 19Continuous selection pressure to improve temperature acclimation of Tisochrysis lutea</text:p>
            <text:p>kept unchanged at 28 ̊C along the experiment (Eq 1). The stress consisted in progressively</text:p>
            <text:p>increasing the amplitude of the daily temperature variation pattern. Indeed, square wave tem-</text:p>
            <text:p>perature variations were applied, with 8 hours at low temperature (T low ) followed by 16 hours</text:p>
            <text:p>at high temperature (T high ) with an average daily temperature of 28 ̊C.</text:p>
            <text:p>T daily average =1/24(Thighx16+Tlowx8)</text:p>
            <text:p>This daily pattern was repeated identically over 7 days (i.e. a selection cycle). This duration</text:p>
            <text:p>allowed to avoid nitrogen starvation in the fed-batch mode and to reach equilibrium in the tur-</text:p>
            <text:p>bidostat mode. At the end of a selection cycle, if the measured growth rate was higher than</text:p>
            <text:p>0.4 d -1 (i.e. more than 50% of the maximum growth rate, meaning that cells were able to cope</text:p>
            <text:p>with temperature stress), a new cycle was implemented by reducing T low by 2 ̊C and increasing</text:p>
            <text:p>T high by 1 ̊C. Otherwise the temperature conditions were remained unchanged to provide a</text:p>
            <text:p>longer adaptation period</text:p>
          </table:table-cell>
          <table:table-cell office:value-type="string" calcext:value-type="string">
            <text:p>8 temperatures ranging from 12 ̊C to 35.5 ̊C</text:p>
          </table:table-cell>
          <table:table-cell office:value-type="string" calcext:value-type="string">
            <text:p>theoretical growth rate of the initial strain W2X calculated for the</text:p>
            <text:p>experimental temperature conditions (Eq 4), decreased with the amplitude of temperature</text:p>
            <text:p>Variations the growth rates mea-</text:p>
            <text:p>sured in the batch fedstrain in selectiostat were significantly higher than the theoretical growth rate com-</text:p>
            <text:p>puted for the parameters of the initial strain. increase in the thermal niche</text:p>
            <text:p>was also concomitant to an increase in the maximum growth rate and associated to impor-</text:p>
            <text:p>tant physiological changes similar to a ‘cold-temperature’ acclimation increase in growth rate coincided with an increase in the thermal</text:p>
            <text:p>niche (+11% and +22% respectively for final STurb and SFb strains</text:p>
          </table:table-cell>
          <table:table-cell office:value-type="string" calcext:value-type="string">
            <text:p>Mesocosm liquid continuous culture and batch culture</text:p>
          </table:table-cell>
          <table:table-cell office:value-type="string" calcext:value-type="string">
            <text:p>41 generations in fed-batch (SFb) and approximately 157</text:p>
            <text:p>generations in turbidostat</text:p>
          </table:table-cell>
          <table:table-cell office:value-type="string" calcext:value-type="string">
            <text:p>standing non monoclonal</text:p>
          </table:table-cell>
          <table:table-cell office:value-type="string" calcext:value-type="string">
            <text:p>laboratory population</text:p>
          </table:table-cell>
          <table:table-cell office:value-type="string" calcext:value-type="string">
            <text:p>yes</text:p>
          </table:table-cell>
          <table:table-cell office:value-type="float" office:value="1" calcext:value-type="float">
            <text:p>1</text:p>
          </table:table-cell>
          <table:table-cell table:number-columns-repeated="2"/>
          <table:table-cell office:value-type="string" calcext:value-type="string">
            <text:p>biological</text:p>
          </table:table-cell>
          <table:table-cell table:style-name="ce4" office:value-type="string" calcext:value-type="string">
            <text:p>Niche width increases</text:p>
          </table:table-cell>
          <table:table-cell table:style-name="ce4" office:value-type="string" calcext:value-type="string">
            <text:p>Bernard O, Rémond B. Validation of a simple model accounting for light and temperature effect on</text:p>
            <text:p>microalgal growth. Bioresour Technol. Elsevier Ltd; 2012; 123: 520–7. https://doi.org/10.1016/j.</text:p>
            <text:p>biortech.2012.07.022 PMID: 22940363</text:p>
          </table:table-cell>
          <table:table-cell office:value-type="string" calcext:value-type="string">
            <text:p>lipid characterization and cell diameter</text:p>
          </table:table-cell>
          <table:table-cell office:value-type="string" calcext:value-type="string">
            <text:p>The adapted SFb and STurb strains had higher total lipid content than the initial W2X</text:p>
            <text:p>strain (0.58, 0.63 and 0.48 ± 0.01 μg.μgC -1 respectively for SFb, STurb and W2X also changes in the lipid composition was observed, an increase in cell size at the 9th and 10 th selection cycles was observed</text:p>
          </table:table-cell>
          <table:table-cell table:style-name="ce5"/>
          <table:table-cell/>
        </table:table-row>
        <table:table-row table:style-name="ro12">
          <table:table-cell office:value-type="string" calcext:value-type="string">
            <text:p>Different selective pressures lead to different genomic outcomes as newly-formed hybrid yeasts evolve</text:p>
          </table:table-cell>
          <table:table-cell office:value-type="string" calcext:value-type="string">
            <text:p>(Piotrowski et al., 2012)</text:p>
          </table:table-cell>
          <table:table-cell office:value-type="string" calcext:value-type="string">
            <text:p>saccharomyces</text:p>
          </table:table-cell>
          <table:table-cell office:value-type="string" calcext:value-type="string">
            <text:p>cerevisiae, uvarum</text:p>
          </table:table-cell>
          <table:table-cell table:number-columns-repeated="2" office:value-type="string" calcext:value-type="string">
            <text:p>not defined</text:p>
          </table:table-cell>
          <table:table-cell office:value-type="string" calcext:value-type="string">
            <text:p>Asexual , but hybrids formed by spolulation</text:p>
          </table:table-cell>
          <table:table-cell/>
          <table:table-cell office:value-type="string" calcext:value-type="string">
            <text:p>fungi</text:p>
          </table:table-cell>
          <table:table-cell table:style-name="ce5"/>
          <table:table-cell office:value-type="string" calcext:value-type="string">
            <text:p>31 -46.5</text:p>
          </table:table-cell>
          <table:table-cell table:style-name="ce5"/>
          <table:table-cell office:value-type="string" calcext:value-type="string">
            <text:p>Every 25 generations (about every week), culture</text:p>
            <text:p>temperature was increased by 1°C; as cell yield declined</text:p>
            <text:p>Page 14 of 17</text:p>
            <text:p>steeply above 37°C, later adjustments were made on a</text:p>
            <text:p>bi-weekly basis. To avoid wash-out, dilution rate at</text:p>
            <text:p>higher temperatures was lowered to D = 0.05 h -1 at 41°</text:p>
            <text:p>C and remained at this level until 500 generations. The</text:p>
            <text:p>final vessel temperature at 500 generations was 46.5°C.</text:p>
          </table:table-cell>
          <table:table-cell table:style-name="ce5" table:number-columns-repeated="2"/>
          <table:table-cell office:value-type="string" calcext:value-type="string">
            <text:p>chemostat liquid culture</text:p>
          </table:table-cell>
          <table:table-cell office:value-type="float" office:value="500" calcext:value-type="float">
            <text:p>500</text:p>
          </table:table-cell>
          <table:table-cell office:value-type="string" calcext:value-type="string">
            <text:p>three isolates were</text:p>
            <text:p>randomly chosen from the founder hybrid population</text:p>
          </table:table-cell>
          <table:table-cell office:value-type="string" calcext:value-type="string">
            <text:p>laboratory population</text:p>
          </table:table-cell>
          <table:table-cell office:value-type="string" calcext:value-type="string">
            <text:p>no</text:p>
          </table:table-cell>
          <table:table-cell office:value-type="float" office:value="1" calcext:value-type="float">
            <text:p>1</text:p>
          </table:table-cell>
          <table:table-cell table:number-columns-repeated="2"/>
          <table:table-cell office:value-type="string" calcext:value-type="string">
            <text:p>biological</text:p>
          </table:table-cell>
          <table:table-cell table:number-columns-repeated="2"/>
          <table:table-cell table:style-name="ce5" table:number-columns-repeated="3"/>
          <table:table-cell/>
        </table:table-row>
        <table:table-row table:style-name="ro13">
          <table:table-cell office:value-type="string" calcext:value-type="string">
            <text:p>Different tradeoffs result from alternate genetic</text:p>
            <text:p>adaptations to a common environment</text:p>
          </table:table-cell>
          <table:table-cell office:value-type="string" calcext:value-type="string">
            <text:p>(Rodriguez-Verdugo et al., 2014)</text:p>
          </table:table-cell>
          <table:table-cell office:value-type="string" calcext:value-type="string">
            <text:p>escherichia</text:p>
          </table:table-cell>
          <table:table-cell office:value-type="string" calcext:value-type="string">
            <text:p>coli</text:p>
          </table:table-cell>
          <table:table-cell table:number-columns-repeated="2" office:value-type="string" calcext:value-type="string">
            <text:p>not defined</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Absolute fitness was calculated as the slope of the fitted linear re-</text:p>
            <text:p>gression between the natural logarithm of the density against time, based</text:p>
            <text:p>on three replicates.</text:p>
          </table:table-cell>
          <table:table-cell office:value-type="float" office:value="42.2" calcext:value-type="float">
            <text:p>42.2</text:p>
          </table:table-cell>
          <table:table-cell table:style-name="ce5"/>
          <table:table-cell office:value-type="string" calcext:value-type="string">
            <text:p>evolution previously done</text:p>
          </table:table-cell>
          <table:table-cell office:value-type="string" calcext:value-type="string">
            <text:p>17 °C, 18 °C, 19 °C, 43 °C,</text:p>
            <text:p>and 45 °C</text:p>
          </table:table-cell>
          <table:table-cell office:value-type="string" calcext:value-type="string">
            <text:p>detect 2.7% and</text:p>
            <text:p>9.0% decreases in relative fitness at 37 °C and 20 °C, respectively,</text:p>
            <text:p>across the combined sample of 114 clones , results support previous conclusions that</text:p>
            <text:p>thermal tradeoffs are general but not universal, At the upper end of the thermal niche, most (&gt;95%) of</text:p>
            <text:p>the clones persist at 45 °C, signaling an expansion of their niche</text:p>
            <text:p>at least 2 °C beyond that of the ancestor, 52 % clones showed niche expansion with not very significant tradeoff in relative fitness(they only show some tradeoff at 20 °C but not at 37 °C, remaining subset of 48% clones has shifted, rather than</text:p>
            <text:p>expanded, their thermal niche by increasing both their upper and</text:p>
            <text:p>lower thermal limits, only one clone (#107) has re-</text:p>
            <text:p>duced thermal range</text:p>
          </table:table-cell>
          <table:table-cell table:style-name="ce5"/>
          <table:table-cell office:value-type="float" office:value="2000" calcext:value-type="float">
            <text:p>2000</text:p>
          </table:table-cell>
          <table:table-cell office:value-type="string" calcext:value-type="string">
            <text:p>denovo</text:p>
          </table:table-cell>
          <table:table-cell office:value-type="string" calcext:value-type="string">
            <text:p>laboratory populations</text:p>
          </table:table-cell>
          <table:table-cell office:value-type="string" calcext:value-type="string">
            <text:p>no</text:p>
          </table:table-cell>
          <table:table-cell office:value-type="float" office:value="114" calcext:value-type="float">
            <text:p>114</text:p>
          </table:table-cell>
          <table:table-cell table:number-columns-repeated="2"/>
          <table:table-cell office:value-type="string" calcext:value-type="string">
            <text:p>biological different clones</text:p>
          </table:table-cell>
          <table:table-cell table:style-name="ce4" office:value-type="string" calcext:value-type="string">
            <text:p>niche width increases or niche shifts</text:p>
          </table:table-cell>
          <table:table-cell/>
          <table:table-cell office:value-type="string" calcext:value-type="string">
            <text:p>genotypic analysis</text:p>
          </table:table-cell>
          <table:table-cell office:value-type="string" calcext:value-type="string">
            <text:p>associated</text:p>
            <text:p>these niche dynamics with genotypes and confirmed associations</text:p>
            <text:p>by engineering single mutations in the rpoB gene, which encodes</text:p>
            <text:p>the beta subunit of RNA polymerase, and the rho gene, which</text:p>
            <text:p>encodes a termination factor. Single mutations in the rpoB gene</text:p>
            <text:p>exhibit antagonistic pleiotropy, with fitness tradeoffs at 18 °C and</text:p>
            <text:p>fitness benefits at 42.2 °C. In contrast, a mutation within the rho</text:p>
            <text:p>transcriptional terminator, which defines an alternative adaptive</text:p>
            <text:p>pathway from that of rpoB, had no demonstrable effect on fitness</text:p>
            <text:p>at 18 °C.</text:p>
          </table:table-cell>
          <table:table-cell office:value-type="string" calcext:value-type="string">
            <text:p>study suggests that two different genetic pathways</text:p>
            <text:p>toward high-temperature adaptation have contrasting effects with</text:p>
            <text:p>respect to thermal tradeoffs.</text:p>
          </table:table-cell>
          <table:table-cell/>
        </table:table-row>
        <table:table-row table:style-name="ro9">
          <table:table-cell office:value-type="string" calcext:value-type="string">
            <text:p>Evolutionary Response of Escherichia-Coli to Thermal-Stress</text:p>
          </table:table-cell>
          <table:table-cell office:value-type="string" calcext:value-type="string">
            <text:p>(Lenski and Bennett, 1993)</text:p>
          </table:table-cell>
          <table:table-cell office:value-type="string" calcext:value-type="string">
            <text:p>escherichia</text:p>
          </table:table-cell>
          <table:table-cell office:value-type="string" calcext:value-type="string">
            <text:p>coli</text:p>
          </table:table-cell>
          <table:table-cell office:value-type="string" calcext:value-type="string">
            <text:p>0.1 ml transferred into 9.9 ml kept in 50 ml erlynmeyer flask, 5x10^7 cells per ml at stationary phase</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absolute fitness calculated using malthusian parameter and relative fitness calculated using competition assays</text:p>
          </table:table-cell>
          <table:table-cell office:value-type="string" calcext:value-type="string">
            <text:p>32 ,37, 42 °C</text:p>
          </table:table-cell>
          <table:table-cell office:value-type="string" calcext:value-type="string">
            <text:p>300 days</text:p>
          </table:table-cell>
          <table:table-cell office:value-type="string" calcext:value-type="string">
            <text:p>constant 32°C, constant 37°C, constant 42°C, and a daily alternation between 32°C and 42°C</text:p>
          </table:table-cell>
          <table:table-cell office:value-type="string" calcext:value-type="string">
            <text:p>thermal niche of the ancestor, t 19°C to just over 42°C</text:p>
          </table:table-cell>
          <table:table-cell office:value-type="string" calcext:value-type="string">
            <text:p>e thermal niche of the</text:p>
            <text:p>ancestral clone ranges from about 19?C to just over 42?C, evolutionary adaptation was fastest in the stressful regime, followed by</text:p>
            <text:p>the novel but nonstressful environment, with the rate of improvement slowest in</text:p>
            <text:p>the continuation of the ancestral regim, conclude that trade-offs in performance a tnonstressful temperatures were</text:p>
            <text:p>not a necessary or even a typical consequence of adaptation to the stressful</text:p>
            <text:p>high-temperature regim, the upper boundary of the thermal niche changed very little, if at all,</text:p>
            <text:p>in the 42?C treatment group (Bennett and Lenski 1993). None of the six lines in</text:p>
            <text:p>this group could persist at about 44?C,,,t evolutionary adaptation to the stressful environment in our experimental system produced little or no improvement inthe organism's ability to handle still more stressful environmen</text:p>
          </table:table-cell>
          <table:table-cell table:style-name="ce5"/>
          <table:table-cell office:value-type="float" office:value="2000" calcext:value-type="float">
            <text:p>2000</text:p>
          </table:table-cell>
          <table:table-cell office:value-type="string" calcext:value-type="string">
            <text:p>denovo</text:p>
          </table:table-cell>
          <table:table-cell office:value-type="string" calcext:value-type="string">
            <text:p>laboratory population</text:p>
          </table:table-cell>
          <table:table-cell office:value-type="string" calcext:value-type="string">
            <text:p>no</text:p>
          </table:table-cell>
          <table:table-cell office:value-type="float" office:value="6" calcext:value-type="float">
            <text:p>6</text:p>
          </table:table-cell>
          <table:table-cell table:number-columns-repeated="2"/>
          <table:table-cell office:value-type="string" calcext:value-type="string">
            <text:p>biological</text:p>
          </table:table-cell>
          <table:table-cell table:style-name="ce4" office:value-type="string" calcext:value-type="string">
            <text:p>niche width increased in most lines with just one line shifting its niche</text:p>
          </table:table-cell>
          <table:table-cell/>
          <table:table-cell table:style-name="ce5" table:number-columns-repeated="3"/>
          <table:table-cell/>
        </table:table-row>
        <table:table-row table:style-name="ro14">
          <table:table-cell office:value-type="string" calcext:value-type="string">
            <text:p>Experimental Evolution in Coral Photosymbionts as a Tool to Increase Thermal Tolerance</text:p>
          </table:table-cell>
          <table:table-cell office:value-type="string" calcext:value-type="string">
            <text:p>(Chakravarti and van Oppen, 2018)</text:p>
          </table:table-cell>
          <table:table-cell office:value-type="string" calcext:value-type="string">
            <text:p>symbiodinium</text:p>
          </table:table-cell>
          <table:table-cell office:value-type="string" calcext:value-type="string">
            <text:p>Strains A3c, two strains of D1, F1, and G3</text:p>
          </table:table-cell>
          <table:table-cell office:value-type="string" calcext:value-type="string">
            <text:p>each strain were inoculated into fresh media at 100,000</text:p>
            <text:p>cells mL −1 to give a final volume of 20 mL of culture</text:p>
          </table:table-cell>
          <table:table-cell office:value-type="string" calcext:value-type="string">
            <text:p>not defined</text:p>
          </table:table-cell>
          <table:table-cell office:value-type="string" calcext:value-type="string">
            <text:p>asexual</text:p>
          </table:table-cell>
          <table:table-cell/>
          <table:table-cell office:value-type="string" calcext:value-type="string">
            <text:p>algae, dinoflagellate</text:p>
          </table:table-cell>
          <table:table-cell office:value-type="string" calcext:value-type="string">
            <text:p>specific growth rate (μ, doubling/day)</text:p>
          </table:table-cell>
          <table:table-cell office:value-type="string" calcext:value-type="string">
            <text:p>27,30, 31,33,34</text:p>
          </table:table-cell>
          <table:table-cell office:value-type="string" calcext:value-type="string">
            <text:p>1 year</text:p>
          </table:table-cell>
          <table:table-cell office:value-type="string" calcext:value-type="string">
            <text:p>ratchet experiment involved five temperature treatments</text:p>
            <text:p>starting at control temperature conditions of 27 ◦ C (27.04 ◦ C ±</text:p>
            <text:p>0.002, n = 54275) and 30 ◦ C (30.06 ◦ C ± 0.0008, n = 54347), with</text:p>
            <text:p>further 1–2 ◦ C increments; 31 ◦ C (31.17 ◦ C ± 0.002, n = 48123),</text:p>
            <text:p>33 ◦ C (32.78 ◦ C ± 0.006, n = 35702) and 34 ◦ C (34.04 ◦ C ± 0.001,</text:p>
            <text:p>n = 14045), under the same light conditions as their prior culture</text:p>
            <text:p>(65 ± 10 μmol photons m −2 s −1</text:p>
            <text:p>14:10 light:dark cycle) and in</text:p>
            <text:p>,</text:p>
            <text:p>five temperature-controlled environmental chambers (Steridium,</text:p>
            <text:p>er-rh-500). Temperature measurements were recorded every</text:p>
            <text:p>10 min, usi</text:p>
          </table:table-cell>
          <table:table-cell office:value-type="string" calcext:value-type="string">
            <text:p>only the control and wildtype assayed at 30,31,33,34</text:p>
          </table:table-cell>
          <table:table-cell office:value-type="string" calcext:value-type="string">
            <text:p>three of the five Symbiodinium types</text:p>
            <text:p>showed signs of a stable adaptive change; two thermally-derived</text:p>
            <text:p>populations of type A3c at 30 ◦ C, one of type G3 at 31 ◦ C</text:p>
            <text:p>and one of type F1 at 34 ◦ C after only 41–69 generations at</text:p>
            <text:p>elevated temperature showed increased performance at elevated</text:p>
            <text:p>temperatures compared to the respective WT cultures.</text:p>
          </table:table-cell>
          <table:table-cell office:value-type="string" calcext:value-type="string">
            <text:p>microcosm liquid culture , batch culture</text:p>
          </table:table-cell>
          <table:table-cell office:value-type="string" calcext:value-type="string">
            <text:p>About 25 to 75 generations as per the strain and rachet experimental design and estimated using formula</text:p>
          </table:table-cell>
          <table:table-cell office:value-type="string" calcext:value-type="string">
            <text:p>standing</text:p>
          </table:table-cell>
          <table:table-cell office:value-type="string" calcext:value-type="string">
            <text:p>natural populations established in the laboratory</text:p>
          </table:table-cell>
          <table:table-cell office:value-type="string" calcext:value-type="string">
            <text:p>yes</text:p>
          </table:table-cell>
          <table:table-cell office:value-type="float" office:value="3" calcext:value-type="float">
            <text:p>3</text:p>
          </table:table-cell>
          <table:table-cell table:number-columns-repeated="2"/>
          <table:table-cell office:value-type="string" calcext:value-type="string">
            <text:p>biological</text:p>
          </table:table-cell>
          <table:table-cell table:style-name="ce4" office:value-type="string" calcext:value-type="string">
            <text:p>cannot be determined</text:p>
          </table:table-cell>
          <table:table-cell/>
          <table:table-cell office:value-type="string" calcext:value-type="string">
            <text:p>photosynthetic quantum yield</text:p>
          </table:table-cell>
          <table:table-cell office:value-type="string" calcext:value-type="string">
            <text:p>very small changes in photosynthetic potentials , mostly reduction in photosynthetic quantum yield in temerature evolved populations</text:p>
          </table:table-cell>
          <table:table-cell office:value-type="string" calcext:value-type="string">
            <text:p>Growth</text:p>
            <text:p>rates and photophysiological measurements of the selected</text:p>
            <text:p>Symbiodinium populations (SS) already at elevated temperature</text:p>
            <text:p>(SS@30, SS@31 etc.) were compared to those from WT cultures</text:p>
            <text:p>at control temperature moved to elevated temperatures.</text:p>
          </table:table-cell>
          <table:table-cell/>
        </table:table-row>
        <table:table-row table:style-name="ro15">
          <table:table-cell office:value-type="string" calcext:value-type="string">
            <text:p>Swift thermal reaction norm evolution in a key marine phytoplankton species</text:p>
          </table:table-cell>
          <table:table-cell office:value-type="string" calcext:value-type="string">
            <text:p>(Listmann et al., 2016)</text:p>
          </table:table-cell>
          <table:table-cell office:value-type="string" calcext:value-type="string">
            <text:p>emiliania</text:p>
          </table:table-cell>
          <table:table-cell office:value-type="string" calcext:value-type="string">
            <text:p>huxleyi</text:p>
          </table:table-cell>
          <table:table-cell office:value-type="string" calcext:value-type="string">
            <text:p>10^ 5 cells</text:p>
            <text:p>were transferred from cultures into fresh medium</text:p>
          </table:table-cell>
          <table:table-cell office:value-type="string" calcext:value-type="string">
            <text:p>not defined</text:p>
          </table:table-cell>
          <table:table-cell office:value-type="string" calcext:value-type="string">
            <text:p>asesxual</text:p>
          </table:table-cell>
          <table:table-cell/>
          <table:table-cell office:value-type="string" calcext:value-type="string">
            <text:p>phytoplantkon</text:p>
          </table:table-cell>
          <table:table-cell office:value-type="string" calcext:value-type="string">
            <text:p>specific growth rates (u) were calculated</text:p>
            <text:p>from cell abundance as u= (ln N d –ln N 0 )/d</text:p>
          </table:table-cell>
          <table:table-cell office:value-type="string" calcext:value-type="string">
            <text:p>15, 26.3°C</text:p>
          </table:table-cell>
          <table:table-cell office:value-type="string" calcext:value-type="string">
            <text:p>2.5 years</text:p>
          </table:table-cell>
          <table:table-cell office:value-type="string" calcext:value-type="string">
            <text:p>temperature evolution experiment started in Febru-</text:p>
            <text:p>ary 2013 when Emiliania huxleyi semi-continual batch cul-</text:p>
            <text:p>tures at three CO 2 -levels (N = 5) were subdivided into a</text:p>
            <text:p>‘cold’ (15.0°C) and a ‘warm’ (26.3°C) treatment, resulting</text:p>
            <text:p>in six fully factorial ‘temperature by CO 2 treatment’ combi-</text:p>
            <text:p>Nations</text:p>
          </table:table-cell>
          <table:table-cell office:value-type="string" calcext:value-type="string">
            <text:p>15, 18, 22, 24, 26, and 27°C.</text:p>
          </table:table-cell>
          <table:table-cell office:value-type="string" calcext:value-type="string">
            <text:p>T opt differed by 0.7°C on average between the low- and</text:p>
            <text:p>high-temperature selection treatments (Fig. 3), being 21–</text:p>
            <text:p>21.5°C in the former and 22°C in the latter, In the high-temperature selection</text:p>
            <text:p>treatments, T max reached 28.5–29°C regardless of pCO 2</text:p>
            <text:p>level (Fig. 3). However, in the low-temperature selection treatments, T max varied by 2°C depending on pCO 2 level</text:p>
            <text:p>(Fig. 4). At 400 latm (control), T max was nearly 28°C, but</text:p>
            <text:p>this decreased by 1°C at 1100 latm and 2°C at 2200 latm</text:p>
            <text:p>(Fig. 3). , maximum growth rate u max decreased more</text:p>
            <text:p>strongly with increasing pCO 2 at 15°C (by nearly 0.2 per</text:p>
            <text:p>day at 2200 latm relative to 400 latm) than at 26.3°C (by</text:p>
            <text:p>approximately 0.09 per day). found a pronounced</text:p>
            <text:p>correlated response at 15°C – low-temperature-adapted</text:p>
            <text:p>populations grew faster at 15°C than high-temperature-</text:p>
            <text:p>adapted ones</text:p>
          </table:table-cell>
          <table:table-cell office:value-type="string" calcext:value-type="string">
            <text:p>microcosm liquid culture , batch culture semicontinuous batch culture</text:p>
          </table:table-cell>
          <table:table-cell office:value-type="float" office:value="1200" calcext:value-type="float">
            <text:p>1200</text:p>
          </table:table-cell>
          <table:table-cell office:value-type="string" calcext:value-type="string">
            <text:p>standing</text:p>
          </table:table-cell>
          <table:table-cell office:value-type="string" calcext:value-type="string">
            <text:p>laboratory populations</text:p>
          </table:table-cell>
          <table:table-cell office:value-type="string" calcext:value-type="string">
            <text:p>yes</text:p>
          </table:table-cell>
          <table:table-cell office:value-type="float" office:value="5" calcext:value-type="float">
            <text:p>5</text:p>
          </table:table-cell>
          <table:table-cell table:number-columns-repeated="2"/>
          <table:table-cell office:value-type="string" calcext:value-type="string">
            <text:p>biological</text:p>
          </table:table-cell>
          <table:table-cell table:style-name="ce4" office:value-type="string" calcext:value-type="string">
            <text:p>niche shift</text:p>
          </table:table-cell>
          <table:table-cell table:style-name="ce4" office:value-type="string" calcext:value-type="string">
            <text:p>equation and parameter and bootstrap-based uncertainty</text:p>
            <text:p>estimation procedures described in Thomas et al. (2012)</text:p>
            <text:p>and Boyd et al. (2013) f(T)=ae^bT[1-(T-z/w/2)^2] where specific growth rate f depends on temperature, T, as</text:p>
            <text:p>well as parameters z, w, a, and b. w is the temperature niche</text:p>
            <text:p>width (the range of temperatures over which growth rate is</text:p>
            <text:p>positive), while the other three (z,a,b) possess no explicit</text:p>
            <text:p>biological meaning but interact to influence the rate of</text:p>
            <text:p>increase in growth rate with temperature, the maximum</text:p>
            <text:p>growth rate and the optimum temperature for growth. We</text:p>
            <text:p>fit (1) to the growth data for each strain using maximum</text:p>
            <text:p>likelihood to obtain estimates for parameters z, w, a, and b.</text:p>
            <text:p>In addition, we estimated the optimum temperature for</text:p>
            <text:p>growth (T opt ) and maximum persistence temperature</text:p>
            <text:p>(T max ) through numerical estimation. For maximum</text:p>
            <text:p>growth rate l max , we instead used the highest growth rate</text:p>
            <text:p>measured in our growth assays, as we are less confident in</text:p>
            <text:p>these estimates from our fitted reaction norms.</text:p>
          </table:table-cell>
          <table:table-cell office:value-type="string" calcext:value-type="string">
            <text:p>pCO2 influence on growth</text:p>
          </table:table-cell>
          <table:table-cell office:value-type="string" calcext:value-type="string">
            <text:p>pCO 2</text:p>
            <text:p>did not have a detectable influence on T opt either directly</text:p>
            <text:p>or as part of an interaction with temperature selection</text:p>
          </table:table-cell>
          <table:table-cell office:value-type="string" calcext:value-type="string">
            <text:p>could not assess the niche width,</text:p>
            <text:p>our findings cannot be interpreted within a generalist–</text:p>
            <text:p>specialist trade-off scenario (Angilletta et al. 2003; Izem</text:p>
            <text:p>and Kingsolver 2005), However, it suggests that a general</text:p>
            <text:p>‘flattening’ and broadening of the reaction norm may</text:p>
            <text:p>have occurred, superimposed onto a right-hand shift of</text:p>
            <text:p>the entire reaction norm curve.</text:p>
          </table:table-cell>
          <table:table-cell/>
        </table:table-row>
        <table:table-row table:style-name="ro16">
          <table:table-cell office:value-type="string" calcext:value-type="string">
            <text:p>Rapid thermal adaptation in a marine diatom reveals constraints and trade-offs</text:p>
          </table:table-cell>
          <table:table-cell office:value-type="string" calcext:value-type="string">
            <text:p>(O’Donnell et al., 2018)</text:p>
          </table:table-cell>
          <table:table-cell office:value-type="string" calcext:value-type="string">
            <text:p>thalassiosira</text:p>
          </table:table-cell>
          <table:table-cell office:value-type="string" calcext:value-type="string">
            <text:p>pseudonana</text:p>
          </table:table-cell>
          <table:table-cell office:value-type="string" calcext:value-type="string">
            <text:p>. All lines were maintained in ESAW medium for ~50 generations at a dilution rate of 0.5/day (diluted daily)(20 ml cultures ESAW medium in</text:p>
            <text:p>50 ml Cellstar polystyrene tissue culture flasks), Upon switching culture</text:p>
            <text:p>media, we also altered the dilution regime, such that 10^6 cells (usually ~0.5–1.0 ml) were transferred to fresh medium every 4 days</text:p>
          </table:table-cell>
          <table:table-cell table:style-name="ce5"/>
          <table:table-cell office:value-type="string" calcext:value-type="string">
            <text:p>asexual</text:p>
          </table:table-cell>
          <table:table-cell/>
          <table:table-cell office:value-type="string" calcext:value-type="string">
            <text:p>marine diatom</text:p>
          </table:table-cell>
          <table:table-cell office:value-type="string" calcext:value-type="string">
            <text:p>e calculated exponential growth rates by fitting regression lines to log‐transformed population densities over time, specific growth rate</text:p>
          </table:table-cell>
          <table:table-cell office:value-type="string" calcext:value-type="string">
            <text:p>16 , 31°C</text:p>
          </table:table-cell>
          <table:table-cell table:style-name="ce5" table:number-columns-repeated="2"/>
          <table:table-cell office:value-type="string" calcext:value-type="string">
            <text:p>10 temperatures between 3 to 35 °C</text:p>
          </table:table-cell>
          <table:table-cell office:value-type="string" calcext:value-type="string">
            <text:p>significant divergence of the thermal reaction norms(Figure 1). Toptwas 1.87°C higher, on average, in selection linesevolved at 31°C than in those evolved at 16°C, ); the maxi-mum growth rate at Topt(μopt) was also ~0.1/day higher in 31°C‐selected lines, Tmaxtrended higher in 31°C‐selected lines than in16°C‐selected lines, with one exception (replicate line 31_5), thoughthe difference was not statistically significant , The higher, sharper</text:p>
            <text:p>peaks and compressed upper tails in the thermal reaction norm of</text:p>
            <text:p>31°C‐selected lines, accompanied by a reduction in fitness at</text:p>
            <text:p>16°C, suggest greater specialization for growth at high temperatures in 31°C‐selected lines and less specialization in general in</text:p>
            <text:p>16°C‐selected lines.</text:p>
          </table:table-cell>
          <table:table-cell office:value-type="string" calcext:value-type="string">
            <text:p>microcosm liquid culture, batch culture</text:p>
          </table:table-cell>
          <table:table-cell office:value-type="float" office:value="350" calcext:value-type="float">
            <text:p>350</text:p>
          </table:table-cell>
          <table:table-cell office:value-type="string" calcext:value-type="string">
            <text:p>denovo</text:p>
          </table:table-cell>
          <table:table-cell office:value-type="string" calcext:value-type="string">
            <text:p>laboratory population</text:p>
          </table:table-cell>
          <table:table-cell office:value-type="string" calcext:value-type="string">
            <text:p>yes</text:p>
          </table:table-cell>
          <table:table-cell office:value-type="float" office:value="5" calcext:value-type="float">
            <text:p>5</text:p>
          </table:table-cell>
          <table:table-cell table:number-columns-repeated="2"/>
          <table:table-cell office:value-type="string" calcext:value-type="string">
            <text:p>biological</text:p>
          </table:table-cell>
          <table:table-cell table:style-name="ce4" office:value-type="string" calcext:value-type="string">
            <text:p>niche shift</text:p>
          </table:table-cell>
          <table:table-cell table:style-name="ce4" office:value-type="string" calcext:value-type="string">
            <text:p>derived temperature‐dependent trait values by fitting a model proposed by Logan, Wollkind, Hoyt, and Tanigoshi (1976) andrecently used by Thomas et al. (2017), in which birth and death areboth exponential functions of temperature. The resulting curve is aunimodal, left‐skewed thermal reaction norm.</text:p>
          </table:table-cell>
          <table:table-cell office:value-type="string" calcext:value-type="string">
            <text:p>Also checked if nutrient‐related traits changed as a result of adaptation to different temperatures, we estimated Monod growth curves for nitrate at 16 and 31°C after ~450 generations.</text:p>
          </table:table-cell>
          <table:table-cell office:value-type="string" calcext:value-type="string">
            <text:p>Temperature selection did not lead to consistent evolutionary divergence in competitive ability for nitrate; there was no significant effect of assay temperature</text:p>
          </table:table-cell>
          <table:table-cell office:value-type="string" calcext:value-type="string">
            <text:p>hypothesize that CTmaxis less evolu-tionarily labile than Topt, resulting in greater skew in thermal reac-tion norms of 31°C‐selected lines, rather than a simple rightwardshift of the thermal reaction norms along the temperature axis</text:p>
          </table:table-cell>
          <table:table-cell/>
        </table:table-row>
        <table:table-row table:style-name="ro13">
          <table:table-cell office:value-type="string" calcext:value-type="string">
            <text:p>Improvement of thermotolerance in Lachancea thermotolerans using a bacterial selection pressure</text:p>
          </table:table-cell>
          <table:table-cell office:value-type="string" calcext:value-type="string">
            <text:p>(Zhou et al., 2019)</text:p>
          </table:table-cell>
          <table:table-cell office:value-type="string" calcext:value-type="string">
            <text:p>Lachancea thermotolerans strain CBS 6340, Bacterial species, Pantoea agglomerans Eh318 (CUCPB</text:p>
            <text:p>2140), Serattia plymuthica AS9 (CCUG 61396), Bacillus</text:p>
            <text:p>subtilis PS216 (BGSC 3A36), Streptomyces venezuelae</text:p>
            <text:p>(ATCC 10712), Lactococcus lactis (NCDO 2118) and Pseu-</text:p>
            <text:p>domonas fluorescens (NCIMB 10462) previously reported</text:p>
            <text:p>[14–16] were sequentially used as a selection pressure to</text:p>
            <text:p>evolve L. thermotolerans. S. cerevisiae (S288c) and Schizo-</text:p>
            <text:p>saccharomyces pombe (SJA148) strains were used as stand-</text:p>
            <text:p>ards for karyotyping.</text:p>
          </table:table-cell>
          <table:table-cell table:style-name="ce5"/>
          <table:table-cell office:value-type="string" calcext:value-type="string">
            <text:p>ESAW medium in</text:p>
            <text:p>50 ml Cellstar polystyrene tissue culture flasks, bacteria (4 ± 0.05 log 10 CFUs/mL), transferred 50 μL of</text:p>
            <text:p>exponentially growing yeasts (7.7 ± 0.1 log 10 CFUs/mL) into</text:p>
            <text:p>25 mL fresh YPD.</text:p>
          </table:table-cell>
          <table:table-cell office:value-type="string" calcext:value-type="string">
            <text:p>1/500</text:p>
          </table:table-cell>
          <table:table-cell office:value-type="string" calcext:value-type="string">
            <text:p>asexual</text:p>
          </table:table-cell>
          <table:table-cell/>
          <table:table-cell office:value-type="string" calcext:value-type="string">
            <text:p>fungus and bacteria</text:p>
          </table:table-cell>
          <table:table-cell office:value-type="string" calcext:value-type="string">
            <text:p>colony growth on the solid media , growth was only seen as yes or no growth</text:p>
          </table:table-cell>
          <table:table-cell office:value-type="float" office:value="0" calcext:value-type="float">
            <text:p>0</text:p>
          </table:table-cell>
          <table:table-cell table:style-name="ce5"/>
          <table:table-cell office:value-type="string" calcext:value-type="string">
            <text:p>unique experimental evolution strategy involving the</text:p>
            <text:p>sequential introduction of bacteria to compete with yeasts</text:p>
            <text:p>and the subsequent elimination of bacteria through the addi-</text:p>
            <text:p>tion of antibiotics before transferring yeasts into fresh media, carried out 20 such transfer passages</text:p>
            <text:p>before exchanging the bacterium with another species. Each</text:p>
            <text:p>transfer passage was approximately 8 generations amounting</text:p>
            <text:p>to a total of at least 180 generations, per bacterial species</text:p>
          </table:table-cell>
          <table:table-cell office:value-type="string" calcext:value-type="string">
            <text:p>30 °C, 35 °C, 37 °C, 39 °C, and 40 °C</text:p>
          </table:table-cell>
          <table:table-cell office:value-type="string" calcext:value-type="string">
            <text:p>results show that</text:p>
            <text:p>isolates evolved in the presence of bacteria grew very well</text:p>
            <text:p>at 35 °C whereas those evolved in the absence of bacteria</text:p>
            <text:p>retained the ancestral phenotype (Fig. 1). These co-culture</text:p>
            <text:p>evolved strains grew well at an even higher temperature,</text:p>
            <text:p>37 °C, whereas controls were completely inhibited. We</text:p>
            <text:p>noted that strains isolated after 50 passages (400 genera-</text:p>
            <text:p>tions) grew far much better than those isolated from previous</text:p>
            <text:p>passages, suggesting a stepwise evolution of a thermal stress</text:p>
            <text:p>resistant trait. However, a higher temperature, of 39 °C and</text:p>
            <text:p>above, inhibited these evolved strains as well as their ances-</text:p>
            <text:p>Tor.</text:p>
          </table:table-cell>
          <table:table-cell office:value-type="string" calcext:value-type="string">
            <text:p>microcosm liquid culture , batch cultures</text:p>
          </table:table-cell>
          <table:table-cell table:style-name="ce5"/>
          <table:table-cell office:value-type="string" calcext:value-type="string">
            <text:p>isogenic</text:p>
            <text:p>Colony</text:p>
          </table:table-cell>
          <table:table-cell office:value-type="string" calcext:value-type="string">
            <text:p>wild type isolate</text:p>
          </table:table-cell>
          <table:table-cell office:value-type="string" calcext:value-type="string">
            <text:p>no</text:p>
          </table:table-cell>
          <table:table-cell office:value-type="string" calcext:value-type="string">
            <text:p>3 , but during assays single colony isolates were tested</text:p>
          </table:table-cell>
          <table:table-cell table:number-columns-repeated="2"/>
          <table:table-cell table:style-name="ce5"/>
          <table:table-cell table:style-name="ce4" office:value-type="string" calcext:value-type="string">
            <text:p>niche width increases</text:p>
          </table:table-cell>
          <table:table-cell/>
          <table:table-cell office:value-type="string" calcext:value-type="string">
            <text:p>Ethanol resistance, Resistance to surfactants, Oxidative stress, Fermentative ability</text:p>
          </table:table-cell>
          <table:table-cell office:value-type="string" calcext:value-type="string">
            <text:p>ethanol resistance and production increased and resistant to surfactant also increased , resistance to oxidative stress decreased ,Large‐scale chromosomal rearrangements</text:p>
          </table:table-cell>
          <table:table-cell office:value-type="string" calcext:value-type="string">
            <text:p>Single independent colonies were picked and used to initiate</text:p>
            <text:p>cultures for thermal stability investigation. speculate that the presence and activity of bacteria</text:p>
            <text:p>could have induced adaptive changes either in the plasma</text:p>
            <text:p>membrane protein structures and permeability or an altered</text:p>
            <text:p>expression of either plasma membrane associated genes and</text:p>
            <text:p>heat shock protein family of gene, co-culture evolved counterparts,</text:p>
            <text:p>however, lost the biggest chromosomal band evident in the</text:p>
            <text:p>ancestral lane (about 2.1 Mb) in the strain isolated after</text:p>
            <text:p>10 passages in all three parallel lines.</text:p>
          </table:table-cell>
          <table:table-cell/>
        </table:table-row>
        <table:table-row table:style-name="ro17">
          <table:table-cell office:value-type="string" calcext:value-type="string">
            <text:p>Evolution of total net fitness in thermal lines: Drosophila subobscura likes it 'warm'</text:p>
          </table:table-cell>
          <table:table-cell office:value-type="string" calcext:value-type="string">
            <text:p>(Santos, 2007)</text:p>
          </table:table-cell>
          <table:table-cell office:value-type="string" calcext:value-type="string">
            <text:p>drosophila</text:p>
          </table:table-cell>
          <table:table-cell office:value-type="string" calcext:value-type="string">
            <text:p>subobscura</text:p>
          </table:table-cell>
          <table:table-cell table:style-name="ce5" table:number-columns-repeated="2"/>
          <table:table-cell office:value-type="string" calcext:value-type="string">
            <text:p>sexual</text:p>
          </table:table-cell>
          <table:table-cell/>
          <table:table-cell office:value-type="string" calcext:value-type="string">
            <text:p>insect</text:p>
          </table:table-cell>
          <table:table-cell office:value-type="string" calcext:value-type="string">
            <text:p>classicalapproach in population genetics of competing over anumber of generations in outbred experimental popula-tions a lethal gene (i.e. a balancer chromosome thatcarries a dominant morphological marker that is homo-zygous lethal and multiple inversions to suppress recom-bination) against multiple wild-type O chromosomesindependently derived from each base thermal stock inan otherwise homogeneous genetic background</text:p>
          </table:table-cell>
          <table:table-cell office:value-type="string" calcext:value-type="string">
            <text:p>13, 18, 22 °C</text:p>
          </table:table-cell>
          <table:table-cell office:value-type="string" calcext:value-type="string">
            <text:p>4 years</text:p>
          </table:table-cell>
          <table:table-cell table:style-name="ce5"/>
          <table:table-cell office:value-type="string" calcext:value-type="string">
            <text:p>13, 18, 22 °C</text:p>
          </table:table-cell>
          <table:table-cell office:value-type="string" calcext:value-type="string">
            <text:p>P22 populations performed comparatively well atall experimental temperatures, although their fitnessat 22°C improved relative to that estimated atlow temperatures (Fig. 2d). Finally, optimum (P18)populations ranged in between as an average butnever significantly differed from P13 or P22 popula-tions within each experimental temperature. net fitness was severely reduced in cold-adaptedpopulations when transferred to warmer conditionsit seems that thermal fitnessbreath forD. subobscuraflies is positively related totemperature</text:p>
          </table:table-cell>
          <table:table-cell table:style-name="ce5"/>
          <table:table-cell office:value-type="string" calcext:value-type="string">
            <text:p>between32 and 59 generations)</text:p>
          </table:table-cell>
          <table:table-cell office:value-type="string" calcext:value-type="string">
            <text:p>standing</text:p>
          </table:table-cell>
          <table:table-cell office:value-type="string" calcext:value-type="string">
            <text:p>laboratory population</text:p>
          </table:table-cell>
          <table:table-cell office:value-type="string" calcext:value-type="string">
            <text:p>no</text:p>
          </table:table-cell>
          <table:table-cell office:value-type="float" office:value="3" calcext:value-type="float">
            <text:p>3</text:p>
          </table:table-cell>
          <table:table-cell table:number-columns-repeated="2"/>
          <table:table-cell office:value-type="string" calcext:value-type="string">
            <text:p>biological</text:p>
          </table:table-cell>
          <table:table-cell table:style-name="ce4" office:value-type="string" calcext:value-type="string">
            <text:p>niche width increases</text:p>
          </table:table-cell>
          <table:table-cell/>
          <table:table-cell table:style-name="ce5" table:number-columns-repeated="2"/>
          <table:table-cell office:value-type="string" calcext:value-type="string">
            <text:p>the paper includes the selection experiment but it is carried out previously and not described here</text:p>
          </table:table-cell>
          <table:table-cell/>
        </table:table-row>
        <table:table-row table:style-name="ro18">
          <table:table-cell office:value-type="string" calcext:value-type="string">
            <text:p>Directed evolution of a filamentous fungus for thermotolerance</text:p>
          </table:table-cell>
          <table:table-cell office:value-type="string" calcext:value-type="string">
            <text:p>(de Crecy et al., 2009)</text:p>
          </table:table-cell>
          <table:table-cell office:value-type="string" calcext:value-type="string">
            <text:p>metarhizium</text:p>
          </table:table-cell>
          <table:table-cell office:value-type="string" calcext:value-type="string">
            <text:p>anisopliae</text:p>
          </table:table-cell>
          <table:table-cell office:value-type="string" calcext:value-type="string">
            <text:p>2 ml in 9 ml growth chamber volume</text:p>
          </table:table-cell>
          <table:table-cell office:value-type="string" calcext:value-type="string">
            <text:p>not specified</text:p>
          </table:table-cell>
          <table:table-cell office:value-type="string" calcext:value-type="string">
            <text:p>asexual</text:p>
          </table:table-cell>
          <table:table-cell/>
          <table:table-cell office:value-type="string" calcext:value-type="string">
            <text:p>fungi</text:p>
          </table:table-cell>
          <table:table-cell office:value-type="string" calcext:value-type="string">
            <text:p>optical density measurement</text:p>
          </table:table-cell>
          <table:table-cell office:value-type="string" calcext:value-type="string">
            <text:p>28 to 38 °C</text:p>
          </table:table-cell>
          <table:table-cell office:value-type="string" calcext:value-type="string">
            <text:p>4 months</text:p>
          </table:table-cell>
          <table:table-cell office:value-type="string" calcext:value-type="string">
            <text:p>the temperature was increased gradually from 28 to 38. cells were allowed to grow for more cycles if they dont show increased growth at the respective selection temperature. But paper does not mention the temperature points at which the selection took place</text:p>
          </table:table-cell>
          <table:table-cell office:value-type="string" calcext:value-type="string">
            <text:p>28, 36.5, 37, 38 °C in liquid media, 36–37°C when plated on solid (agar)</text:p>
          </table:table-cell>
          <table:table-cell office:value-type="string" calcext:value-type="string">
            <text:p>All three strains displayed similar</text:p>
            <text:p>growth kinetics at 28°C, whereas only EVG016 and</text:p>
            <text:p>EVG017 displayed robust growth at 36.5°C (Figure 2).</text:p>
            <text:p>Only EVG017 grew at 37°C and no growth was evident</text:p>
            <text:p>for any of the strains at 38°C, indicating a narrow thresh-</text:p>
            <text:p>old for the adaptive response. In contrast, neither the</text:p>
            <text:p>wild-type nor the heat adapted strains displayed apprecia-</text:p>
            <text:p>ble radial growth at 36–37°C when plated on solid (agar)</text:p>
            <text:p>media, although all displayed similar growth kinetics at</text:p>
            <text:p>28°C. The strains did remain viable, and radial growth on</text:p>
            <text:p>plates was evident after a short lag period when plates</text:p>
            <text:p>were shifted from 37°C to 28°C</text:p>
          </table:table-cell>
          <table:table-cell office:value-type="string" calcext:value-type="string">
            <text:p>automated continuous</text:p>
            <text:p>culture method called the Evolugator</text:p>
          </table:table-cell>
          <table:table-cell table:style-name="ce5"/>
          <table:table-cell office:value-type="string" calcext:value-type="string">
            <text:p>standing</text:p>
          </table:table-cell>
          <table:table-cell office:value-type="string" calcext:value-type="string">
            <text:p>laboratory population</text:p>
          </table:table-cell>
          <table:table-cell office:value-type="string" calcext:value-type="string">
            <text:p>no</text:p>
          </table:table-cell>
          <table:table-cell office:value-type="float" office:value="1" calcext:value-type="float">
            <text:p>1</text:p>
          </table:table-cell>
          <table:table-cell table:number-columns-repeated="2"/>
          <table:table-cell table:style-name="ce5"/>
          <table:table-cell table:style-name="ce4" office:value-type="string" calcext:value-type="string">
            <text:p>niche width increases</text:p>
          </table:table-cell>
          <table:table-cell/>
          <table:table-cell office:value-type="string" calcext:value-type="string">
            <text:p>Virulance , conidia production</text:p>
          </table:table-cell>
          <table:table-cell office:value-type="string" calcext:value-type="string">
            <text:p>vilulance increased for the temperature selected lines, conidia production decreased for temperature selected strains</text:p>
          </table:table-cell>
          <table:table-cell office:value-type="string" calcext:value-type="string">
            <text:p>This is the first example of using</text:p>
            <text:p>continuous culture to select for complex phenotypes such as thermotolerance.Two strains, termed EVG016</text:p>
            <text:p>and EVG017 were isolated from cells cultured in cycles 18</text:p>
            <text:p>and 22, respectively, Microscopic examination of the growth of the adapted</text:p>
            <text:p>and wild-type strains revealed that whereas both the wild-</text:p>
            <text:p>type and EVG016 germinated and grew across the surface of the agar, EVG017 displayed more rapid formation of</text:p>
            <text:p>appressoria than the parent and the fungal hyphae of this</text:p>
            <text:p>strain appeared to begin to penetrate the agar during the</text:p>
            <text:p>initial stages of growth. The two adapted strains also dis-</text:p>
            <text:p>played different hyphal morphologies. Microscopic exam-</text:p>
            <text:p>ination of the growing cells (in liquid culture) revealed</text:p>
            <text:p>short-tubular growth of EVG016 at 37°C, whereas</text:p>
            <text:p>EVG017 at 37°C appeared similar to wild-type grown at</text:p>
            <text:p>28°C (Figure 3). Interestingly, our results indicate that the</text:p>
            <text:p>wild-type strain was able to germinate at 37°C, but failed</text:p>
            <text:p>to subsequently grow.</text:p>
          </table:table-cell>
          <table:table-cell/>
        </table:table-row>
        <table:table-row table:style-name="ro19">
          <table:table-cell office:value-type="string" calcext:value-type="string">
            <text:p>Evolution of Hsp90 expression in Tetrahymena thermophila (Protozoa, Ciliata) populations exposed to thermally variable environments</text:p>
          </table:table-cell>
          <table:table-cell office:value-type="string" calcext:value-type="string">
            <text:p>(Ketola et al., 2004)</text:p>
          </table:table-cell>
          <table:table-cell office:value-type="string" calcext:value-type="string">
            <text:p>tetrahymena</text:p>
          </table:table-cell>
          <table:table-cell office:value-type="string" calcext:value-type="string">
            <text:p>thermophila</text:p>
          </table:table-cell>
          <table:table-cell office:value-type="string" calcext:value-type="string">
            <text:p>5 ml sample inoculated into new 45 ml medium, large populations consisting of approximately 1.0x 10^7 individuals( this is mostly the final population size when reached stationary state but not mentioned explicitely)</text:p>
          </table:table-cell>
          <table:table-cell office:value-type="string" calcext:value-type="string">
            <text:p>1/10 or 0.1</text:p>
          </table:table-cell>
          <table:table-cell office:value-type="string" calcext:value-type="string">
            <text:p>asexual</text:p>
          </table:table-cell>
          <table:table-cell/>
          <table:table-cell office:value-type="string" calcext:value-type="string">
            <text:p>protist</text:p>
          </table:table-cell>
          <table:table-cell office:value-type="string" calcext:value-type="string">
            <text:p>carrying capacity and maximum growth rate</text:p>
          </table:table-cell>
          <table:table-cell office:value-type="string" calcext:value-type="string">
            <text:p>e mean temperature (25°C),</text:p>
            <text:p>variance, minimum (10°C), and maximum (40°C)</text:p>
          </table:table-cell>
          <table:table-cell office:value-type="string" calcext:value-type="string">
            <text:p>60 days</text:p>
          </table:table-cell>
          <table:table-cell office:value-type="string" calcext:value-type="string">
            <text:p>The rapid blue variations were scaled to occur mostly within one generation time and the slow red variations between the generations (see below). Each environment had 10 replicates. The fluctuating temperature time series had the same mean temperature (25°C), variance, minimum (10°C), and maximum (40°C). The red and blue fluctuations had a</text:p>
            <text:p>dominant period length of 15 days and two hours, respectively</text:p>
          </table:table-cell>
          <table:table-cell office:value-type="string" calcext:value-type="string">
            <text:p>15, 25,35</text:p>
          </table:table-cell>
          <table:table-cell office:value-type="string" calcext:value-type="string">
            <text:p>found no differences between treatments in the shape or location of the thermal performance curve of populations, indicated by maximum growth rate and carrying capacity measurements in cold, intermediate, and high temperatures.</text:p>
          </table:table-cell>
          <table:table-cell office:value-type="string" calcext:value-type="string">
            <text:p>microcosm batch culture</text:p>
          </table:table-cell>
          <table:table-cell office:value-type="float" office:value="500" calcext:value-type="float">
            <text:p>500</text:p>
          </table:table-cell>
          <table:table-cell office:value-type="string" calcext:value-type="string">
            <text:p>genetically homogeneous due to a long history of serial</text:p>
            <text:p>transfer culturing</text:p>
          </table:table-cell>
          <table:table-cell office:value-type="string" calcext:value-type="string">
            <text:p>laboratory population</text:p>
          </table:table-cell>
          <table:table-cell office:value-type="string" calcext:value-type="string">
            <text:p>no</text:p>
          </table:table-cell>
          <table:table-cell office:value-type="float" office:value="10" calcext:value-type="float">
            <text:p>10</text:p>
          </table:table-cell>
          <table:table-cell table:number-columns-repeated="2"/>
          <table:table-cell office:value-type="string" calcext:value-type="string">
            <text:p>biological</text:p>
          </table:table-cell>
          <table:table-cell table:number-columns-repeated="2"/>
          <table:table-cell office:value-type="string" calcext:value-type="string">
            <text:p>Hsp90 expression ,Development of Population Size during the Experiment</text:p>
          </table:table-cell>
          <table:table-cell office:value-type="string" calcext:value-type="string">
            <text:p>thermally variable environments cause an evolutionary increase in heat shock protein expression compared</text:p>
            <text:p>to a stable environment. , Mean population sizes and biomasses (data not</text:p>
            <text:p>shown) almost doubled in all treatments, no differences in mean population sizes or biomasses were found</text:p>
            <text:p>between the stable, red, or blue temperature treatments</text:p>
          </table:table-cell>
          <table:table-cell office:value-type="string" calcext:value-type="string">
            <text:p>experiment offers only a weak test for the evolution of tolerance curves due to the limited number of assessed temperatures. Moreover, the time for accumulation of beneficial</text:p>
            <text:p>mutations was shorter in our study than in the other experimental studies , Maximal growth rate was highest in lines with high Hsp90 expression at 358C temperature, suggesting that Hsp expression can have fitness benefits when resources are not limiting growth. The negative</text:p>
            <text:p>correlation between Hsp expression and carrying capacity in</text:p>
            <text:p>low and intermediate temperatures suggests that increased</text:p>
            <text:p>Hsp expression, or other traits correlated with Hsp expression, was costly when resources are limiting</text:p>
          </table:table-cell>
          <table:table-cell/>
        </table:table-row>
        <table:table-row table:style-name="ro20">
          <table:table-cell office:value-type="string" calcext:value-type="string">
            <text:p>Evolution of thermal dependence of growth rate of Escherichia coli populations during 20,000 generations in a constant environment</text:p>
          </table:table-cell>
          <table:table-cell office:value-type="string" calcext:value-type="string">
            <text:p>(Cooper et al., 2001)</text:p>
          </table:table-cell>
          <table:table-cell office:value-type="string" calcext:value-type="string">
            <text:p>escherichia</text:p>
          </table:table-cell>
          <table:table-cell office:value-type="string" calcext:value-type="string">
            <text:p>coli</text:p>
          </table:table-cell>
          <table:table-cell office:value-type="string" calcext:value-type="string">
            <text:p>0.1 ml transferred into 9.9 ml kept in 50 ml erlynmeyer flask, 5x10^7 cells per ml at stationary phase</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maximum growth rate r</text:p>
          </table:table-cell>
          <table:table-cell office:value-type="string" calcext:value-type="string">
            <text:p>37°C</text:p>
          </table:table-cell>
          <table:table-cell office:value-type="string" calcext:value-type="string">
            <text:p>3000 days</text:p>
          </table:table-cell>
          <table:table-cell office:value-type="string" calcext:value-type="string">
            <text:p>The 12 populations studied here are all derived from a single clone of E. coli B (Lenski et al. 1991). The populations evolved in and adapted to a constant 378C environment for 20,000 generations (3000 days). We isolated three clones at random from each population at five time points (2000, 5000, 10,000, 15,000, and 20,000 generations), giving a set of 180 clones (12 populations 3 5 time points 3 3 clones) plus two ancestral clones that differ only by a neutral mutation used as a marker</text:p>
          </table:table-cell>
          <table:table-cell office:value-type="string" calcext:value-type="string">
            <text:p>: low (208C), moderate (27–398C), and high (40–428C)</text:p>
          </table:table-cell>
          <table:table-cell office:value-type="string" calcext:value-type="string">
            <text:p>Vmax increased in the evolving populations at all five assay temperatures from 278C to 398C (Figs. 1, 2). After 20,000 generations, the greatest improvement of Vmax in the derived populations relative to the ancestor occurred at 378C, the selective temperature during the evolution experiment, However, growth rate in these populations improved almost as much at slightly lower and slightly higher temperatures, Vmax measured at more extreme temperatures, both low</text:p>
            <text:p>(208C) and high (418C and 428C), declined in many of the</text:p>
            <text:p>evolving populations (Fig. 2). As with the gains seen at moderate temperature, most of the reductions in Vmax at the thermal extremes occurred in the first few thousand generations, The roughly</text:p>
            <text:p>U-shaped pattern indicates that the replicate derived populations generally had more similar growth rates at moderate</text:p>
            <text:p>temperatures, with genetic variation in growth rates increasing at both low and high extreme temperatures</text:p>
          </table:table-cell>
          <table:table-cell office:value-type="string" calcext:value-type="string">
            <text:p>microcosm batch culture</text:p>
          </table:table-cell>
          <table:table-cell office:value-type="float" office:value="20000" calcext:value-type="float">
            <text:p>20000</text:p>
          </table:table-cell>
          <table:table-cell office:value-type="string" calcext:value-type="string">
            <text:p>denovo</text:p>
          </table:table-cell>
          <table:table-cell office:value-type="string" calcext:value-type="string">
            <text:p>laboratory population</text:p>
          </table:table-cell>
          <table:table-cell office:value-type="string" calcext:value-type="string">
            <text:p>no</text:p>
          </table:table-cell>
          <table:table-cell office:value-type="float" office:value="12" calcext:value-type="float">
            <text:p>12</text:p>
          </table:table-cell>
          <table:table-cell table:number-columns-repeated="2"/>
          <table:table-cell office:value-type="string" calcext:value-type="string">
            <text:p>biological</text:p>
          </table:table-cell>
          <table:table-cell table:number-columns-repeated="2"/>
          <table:table-cell table:style-name="ce5" table:number-columns-repeated="2"/>
          <table:table-cell office:value-type="string" calcext:value-type="string">
            <text:p>Several populations evolved high mutation rates due to defects in their DNA repair, but they did not subsequently undergo a greater decrease in growth rate at thermal extremes than populations that retained low mutation rates, contrary to the acceleration of decay predicted by mutation accumulation. Antagonistic pleiotropy therefore is more likely to be responsible for the evolution of thermal specialization observed in maximum growth rate, the association between</text:p>
            <text:p>mutator populations and reduced growth rate at high temperatures appears to be spurious rather than indicative of any</text:p>
            <text:p>direct causal relationship</text:p>
          </table:table-cell>
          <table:table-cell/>
        </table:table-row>
        <table:table-row table:style-name="ro8">
          <table:table-cell office:value-type="string" calcext:value-type="string">
            <text:p>Experimental Evolution of a Facultative Thermophile from a Mesophilic Ancestor</text:p>
          </table:table-cell>
          <table:table-cell office:value-type="string" calcext:value-type="string">
            <text:p>(Blaby et al., 2012)</text:p>
          </table:table-cell>
          <table:table-cell office:value-type="string" calcext:value-type="string">
            <text:p>escherichia</text:p>
          </table:table-cell>
          <table:table-cell office:value-type="string" calcext:value-type="string">
            <text:p>coli MG1655)</text:p>
          </table:table-cell>
          <table:table-cell table:style-name="ce5" table:number-columns-repeated="2"/>
          <table:table-cell office:value-type="string" calcext:value-type="string">
            <text:p>asexual</text:p>
          </table:table-cell>
          <table:table-cell/>
          <table:table-cell office:value-type="string" calcext:value-type="string">
            <text:p>bacteria</text:p>
          </table:table-cell>
          <table:table-cell office:value-type="string" calcext:value-type="string">
            <text:p>growth on agar plates , generation time( lowest generation time represents the Topt)</text:p>
          </table:table-cell>
          <table:table-cell office:value-type="string" calcext:value-type="string">
            <text:p>44 to 49.7 °C</text:p>
          </table:table-cell>
          <table:table-cell office:value-type="string" calcext:value-type="string">
            <text:p>8 months</text:p>
          </table:table-cell>
          <table:table-cell office:value-type="string" calcext:value-type="string">
            <text:p>The temperature of the culture chamber was increased</text:p>
            <text:p>gradually from the permissive temperature of 44°C to 49.7°C. Automated</text:p>
            <text:p>dilutions—initiated as often as every 35 to 40 min—sufficed when adapt-</text:p>
            <text:p>ing cells to nonlethal temperatures or when growth of the cultures was</text:p>
            <text:p>generally stable. User-initiated dilutions were often necessary when ramp-</text:p>
            <text:p>ing up the temperature or when we encountered thermal barriers or tem-</text:p>
            <text:p>peratures at which small increases in temperature (sometimes as small as</text:p>
            <text:p>0.1°C) resulted in profound reductions in growth rate or even negative</text:p>
            <text:p>growth in the chamber. To pass through these barriers, we often had to</text:p>
            <text:p>reduce temperature to allow the cultures to recover and then periodically</text:p>
            <text:p>challenge them with short bursts of heat shock.</text:p>
          </table:table-cell>
          <table:table-cell office:value-type="string" calcext:value-type="string">
            <text:p>temperature was slowly</text:p>
            <text:p>increased from 44°C to 49.7°C</text:p>
          </table:table-cell>
          <table:table-cell office:value-type="string" calcext:value-type="string">
            <text:p>we improve</text:p>
            <text:p>T max from 46°C to 48°C, but T opt was raised from 37°C to over</text:p>
            <text:p>46°C, indicating that the resulting temperature-adapted strain is</text:p>
            <text:p>now a facultative thermophile based on widely accepted defini-</text:p>
            <text:p>tions of the term (6, 30). Intriguingly, despite the elevated T max /</text:p>
            <text:p>T opt , the resulting strain is surprisingly less resistant than the wild</text:p>
            <text:p>type to transient thermal stress. EVG1064 also displays reduced</text:p>
            <text:p>growth rates relative to the wild type at temperatures below 43°C</text:p>
            <text:p>and reduced biomass yield at 37°C. These findings suggest signif-</text:p>
            <text:p>icant specialization associated with the thermal adaptation.</text:p>
          </table:table-cell>
          <table:table-cell office:value-type="string" calcext:value-type="string">
            <text:p>automated continuous</text:p>
            <text:p>culture method called the Evolugator</text:p>
          </table:table-cell>
          <table:table-cell table:style-name="ce5"/>
          <table:table-cell office:value-type="string" calcext:value-type="string">
            <text:p>Standing ?</text:p>
          </table:table-cell>
          <table:table-cell office:value-type="string" calcext:value-type="string">
            <text:p>laboratory population</text:p>
          </table:table-cell>
          <table:table-cell office:value-type="string" calcext:value-type="string">
            <text:p>no</text:p>
          </table:table-cell>
          <table:table-cell table:style-name="ce5"/>
          <table:table-cell table:number-columns-repeated="2"/>
          <table:table-cell table:style-name="ce5"/>
          <table:table-cell table:number-columns-repeated="2"/>
          <table:table-cell office:value-type="string" calcext:value-type="string">
            <text:p>genes responsible for temperature adaptation were analysed</text:p>
          </table:table-cell>
          <table:table-cell table:style-name="ce5" table:number-columns-repeated="2"/>
          <table:table-cell/>
        </table:table-row>
        <table:table-row table:style-name="ro21">
          <table:table-cell office:value-type="string" calcext:value-type="string">
            <text:p>Evolutionary Adaptation to Temperature Ii. Thermal Niches of Experimental Lines of Escherichia Coli</text:p>
          </table:table-cell>
          <table:table-cell office:value-type="string" calcext:value-type="string">
            <text:p>(Bennett and Lenski, 1993)</text:p>
          </table:table-cell>
          <table:table-cell office:value-type="string" calcext:value-type="string">
            <text:p>escherichia</text:p>
          </table:table-cell>
          <table:table-cell office:value-type="string" calcext:value-type="string">
            <text:p>coli</text:p>
          </table:table-cell>
          <table:table-cell office:value-type="string" calcext:value-type="string">
            <text:p>stationary phase den- sity of the ancestral strain of - 4 x 10^7 cells per ml; at 32degreeC this density is slightly higher, whereas at 42degreeC it is somewhat lower. Cul- ture volume was 10 ml, and cultures were maintained in 50 ml Erlenmeyer flasks, propagated daily by transferring 0.1 ml of</text:p>
            <text:p>each culture into 9.9 ml of fresh medium.</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Absolute fitness was estimated by regress-</text:p>
            <text:p>ing the natural logarithm of density against</text:p>
            <text:p>time. The slope of the regression is equiv-</text:p>
            <text:p>alent to a genotype's Malthusian parameter. Relative fitness</text:p>
          </table:table-cell>
          <table:table-cell office:value-type="string" calcext:value-type="string">
            <text:p>32 ,37, 42 °C, alternated between 32 and 42°C.</text:p>
          </table:table-cell>
          <table:table-cell office:value-type="string" calcext:value-type="string">
            <text:p>300 days</text:p>
          </table:table-cell>
          <table:table-cell office:value-type="string" calcext:value-type="string">
            <text:p>Groups of replicated lines of the bacterium Escherichia coli were propagated for 2,000</text:p>
            <text:p>generations at constant 32, 37, or 42°e, or in an environment that alternated between 32 and 42°C.</text:p>
          </table:table-cell>
          <table:table-cell office:value-type="string" calcext:value-type="string">
            <text:p>12.0, 14.6, 16.8, 19.5,</text:p>
            <text:p>22.3, 39.8, 42.0, and 43.8°C. We also esti-</text:p>
            <text:p>mated the absolute fitnesses for four geno-</text:p>
            <text:p>types at a much finer resolution between 41</text:p>
            <text:p>and 43°C.</text:p>
          </table:table-cell>
          <table:table-cell office:value-type="string" calcext:value-type="string">
            <text:p>Thermal niche was not affected by selection history: average lower and upper limits remained</text:p>
            <text:p>about 19 and 42°e for all groups. In addition, no significant differences among groups were observed</text:p>
            <text:p>in rate of extinction at more extreme temperatures. Within the thermal niche, we measured the</text:p>
            <text:p>mean fitness of the evolved groups relative to their common ancestor. Increases in mean fitness</text:p>
            <text:p>were temperature specific, with the largest increase for each group occurring near its selected</text:p>
            <text:p>temperature. Thus, the temperature at which mean fitness relative to the ancestor was greatest (the</text:p>
            <text:p>thermal optimum) diverged by about lOoe for the groups selected at constant 32°e versus constant</text:p>
            <text:p>42°C. Tradeoffs in relative fitness (decrements relative to the ancestor elsewhere within the thermal</text:p>
            <text:p>niche) did not necessarily accompany fitness improvements, although tradeoffs were observed for</text:p>
            <text:p>a few of the lines. We conclude that adaptation in this system was quite temperature specific, but</text:p>
            <text:p>substantial divergence among groups in thermal optima had little effect on the limits of their</text:p>
            <text:p>thermal niches and did not necessarily involve tradeoffs in fitness at other temperatures. group that evolved in the tempo-</text:p>
            <text:p>rally varying thermal regime (32/42°C) ap-</text:p>
            <text:p>pears to have the broadest performance profile</text:p>
          </table:table-cell>
          <table:table-cell office:value-type="string" calcext:value-type="string">
            <text:p>microcosm batch culture</text:p>
          </table:table-cell>
          <table:table-cell office:value-type="float" office:value="2000" calcext:value-type="float">
            <text:p>2000</text:p>
          </table:table-cell>
          <table:table-cell office:value-type="string" calcext:value-type="string">
            <text:p>ancestor which was growing for 2000 generations on 37 °C was used so variation includes the denovo variation formed during that selection</text:p>
          </table:table-cell>
          <table:table-cell office:value-type="string" calcext:value-type="string">
            <text:p>laboratory population</text:p>
          </table:table-cell>
          <table:table-cell office:value-type="string" calcext:value-type="string">
            <text:p>no</text:p>
          </table:table-cell>
          <table:table-cell office:value-type="float" office:value="6" calcext:value-type="float">
            <text:p>6</text:p>
          </table:table-cell>
          <table:table-cell table:number-columns-repeated="2"/>
          <table:table-cell office:value-type="string" calcext:value-type="string">
            <text:p>biological</text:p>
          </table:table-cell>
          <table:table-cell table:number-columns-repeated="2"/>
          <table:table-cell table:style-name="ce5" table:number-columns-repeated="3"/>
          <table:table-cell/>
        </table:table-row>
        <table:table-row table:style-name="ro22">
          <table:table-cell office:value-type="string" calcext:value-type="string">
            <text:p>Experimental evolution for generalists and specialists reveals multivariate genetic constraints on thermal reaction norms</text:p>
          </table:table-cell>
          <table:table-cell office:value-type="string" calcext:value-type="string">
            <text:p>(Berger et al., 2014)</text:p>
          </table:table-cell>
          <table:table-cell office:value-type="string" calcext:value-type="string">
            <text:p>sepsis</text:p>
          </table:table-cell>
          <table:table-cell office:value-type="string" calcext:value-type="string">
            <text:p>punctum</text:p>
          </table:table-cell>
          <table:table-cell office:value-type="string" calcext:value-type="string">
            <text:p>Dung was supplied in four containers at 50 g, which supported ca. 400–500 S. punctum but represents a limited food resource for offspring because a single female may produce hundreds of eggs</text:p>
          </table:table-cell>
          <table:table-cell office:value-type="string" calcext:value-type="string">
            <text:p>population just maintained at 400 to 500 individuals</text:p>
          </table:table-cell>
          <table:table-cell office:value-type="string" calcext:value-type="string">
            <text:p>sexual</text:p>
          </table:table-cell>
          <table:table-cell/>
          <table:table-cell office:value-type="string" calcext:value-type="string">
            <text:p>insect</text:p>
          </table:table-cell>
          <table:table-cell office:value-type="string" calcext:value-type="string">
            <text:p>Thermal reaction norms were assessed by measuringbody size (hind tibia length in mm) and growth rate(hind tibia length/larva-to-adult development time) at15, 23 and 31°C, and larva-to-adult survival at 12, 15,23, 31 and 34°C, alculated ‘expectedfitness’ at each temperature as a function of each popu-lation’s relative adult body size and survival to that size.Adult reproductive success (RS) at each temperaturewas predicted from our adult body size data and the pre-viously estimated selection differentials on adult bodysize equations in the paper given</text:p>
          </table:table-cell>
          <table:table-cell office:value-type="string" calcext:value-type="string">
            <text:p>hot (31°C) or a cold (15°C) temperature,or under regimes fluctuating between these temperatures</text:p>
          </table:table-cell>
          <table:table-cell table:style-name="ce5"/>
          <table:table-cell office:value-type="string" calcext:value-type="string">
            <text:p>each experimental popula-tion was assigned haphazardly to one of four selectiontreatments: constant 31°C (Hot populations), constant15°C (Cold populations), a thermal regime fluctuatingbetween 15 and 31°C on a 24-h basis (Intra-popula-tions) or a thermal regime fluctuating between 15 and31°C between generations (Inter-populations), yieldingeight replicate populations per treatment. In the Inter-treatment, four replicates were started at 31°C and theother four at 15°C. This controlled for the order ofthermal regime on the evolutionary response andallowed assessment of bidirectional acclimation effectsfrom parents developing either at 15°Corat31°C</text:p>
          </table:table-cell>
          <table:table-cell office:value-type="string" calcext:value-type="string">
            <text:p>15, 23, 31</text:p>
          </table:table-cell>
          <table:table-cell office:value-type="string" calcext:value-type="string">
            <text:p>One population belonged to the Cold and three to the Intra-treatmentbelonged to the Cold and three to the Intra-treatment went extinct, findevidence for antagonistic pleiotropy for performance at hot and cold temper-atures, and a temperature-mediated trade-off between juvenile survival andsize at maturity, suggesting that trade-offs associated with environmentaltolerance can arise via intensified evolutionary compromises between genet-ically correlated traits. However, despite this antagonistic pleiotropy, wefound no support for the evolution of increased thermal tolerance breadthat the expense of reduced maximal performance, suggesting low geneticvariance in the generalist–specialist dimension. The Intra-generalists had lowerexpected fitness, whereas the Inter-generalists hadaverage, but certainly not superior, expected fitnesscompared with specialist When consideringall populations together, there was no significant interaction between selection treatment and test tem-perature (v2=11.3, d.f.=6,P=0.080); however, theexpected pattern of antagonistic pleiotropy wasobserved when only the Hot and Cold populations werecompare,,, Hot populations grew faster thanCold populations at 31°C, and Cold populations grewfaster than Hot populations at 15°C (post hoc compari-son of only Hot and Cold populations,P&lt;0.001;Table S6), indicating temperature-specific allelic effectson growth rate</text:p>
          </table:table-cell>
          <table:table-cell office:value-type="string" calcext:value-type="string">
            <text:p>Mesocosm , kind of batch culture but bottleneck due to limited resources</text:p>
          </table:table-cell>
          <table:table-cell office:value-type="float" office:value="20" calcext:value-type="float">
            <text:p>20</text:p>
          </table:table-cell>
          <table:table-cell office:value-type="string" calcext:value-type="string">
            <text:p>standing</text:p>
          </table:table-cell>
          <table:table-cell office:value-type="string" calcext:value-type="string">
            <text:p>natural populations</text:p>
          </table:table-cell>
          <table:table-cell office:value-type="string" calcext:value-type="string">
            <text:p>no</text:p>
          </table:table-cell>
          <table:table-cell office:value-type="float" office:value="8" calcext:value-type="float">
            <text:p>8</text:p>
          </table:table-cell>
          <table:table-cell table:number-columns-repeated="2"/>
          <table:table-cell office:value-type="string" calcext:value-type="string">
            <text:p>biological</text:p>
          </table:table-cell>
          <table:table-cell table:number-columns-repeated="2"/>
          <table:table-cell table:style-name="ce5" table:number-columns-repeated="2"/>
          <table:table-cell office:value-type="string" calcext:value-type="string">
            <text:p>After 20 generations of evolution, we scored ther-mal reaction norms of two types of offspring for allpopulations. Offspring ‘acclimated to selection regime’ were derived from parents moved directly to the inter-mediate and benign 23°C after adult emergence fromtheir respective selection treatment. Offspring ‘accli-mated to 23°C’ were derived from parents that hadbeen reared for one additional generation at 23°C</text:p>
          </table:table-cell>
          <table:table-cell/>
        </table:table-row>
        <table:table-row table:style-name="ro23">
          <table:table-cell office:value-type="string" calcext:value-type="string">
            <text:p>Indirect selection of thermal tolerance during experimental</text:p>
            <text:p>evolution of Drosophila melanogaster</text:p>
          </table:table-cell>
          <table:table-cell office:value-type="string" calcext:value-type="string">
            <text:p>(Condon et al., 2015)</text:p>
          </table:table-cell>
          <table:table-cell office:value-type="string" calcext:value-type="string">
            <text:p>drosophila</text:p>
          </table:table-cell>
          <table:table-cell office:value-type="string" calcext:value-type="string">
            <text:p>melanogastor</text:p>
          </table:table-cell>
          <table:table-cell table:style-name="ce5" table:number-columns-repeated="2"/>
          <table:table-cell office:value-type="string" calcext:value-type="string">
            <text:p>sexual</text:p>
          </table:table-cell>
          <table:table-cell/>
          <table:table-cell office:value-type="string" calcext:value-type="string">
            <text:p>insect</text:p>
          </table:table-cell>
          <table:table-cell office:value-type="string" calcext:value-type="string">
            <text:p>knockdown time for heat tolerance , chill coma recovery for cold tolerance</text:p>
          </table:table-cell>
          <table:table-cell office:value-type="string" calcext:value-type="string">
            <text:p>16,25, fluctuation between 16/25</text:p>
          </table:table-cell>
          <table:table-cell table:style-name="ce5"/>
          <table:table-cell office:value-type="string" calcext:value-type="string">
            <text:p>exposing five populations of Drosophila melanogaster to</text:p>
            <text:p>each of the four thermal conditions (N = 20 popula-</text:p>
            <text:p>tions): (1) a constant 16°C (C populations), constant</text:p>
            <text:p>25°C (H populations), temporal fluctuations between 16°</text:p>
            <text:p>and 25°C (T populations), and spatial variation with</text:p>
            <text:p>migration between 16° and 25°C (S populations). Tempo-</text:p>
            <text:p>ral fluctuations were controlled by moving the T popula-</text:p>
            <text:p>tions between rooms at 16° and 25°C every 4 weeks.</text:p>
            <text:p>Spatial variation was maintained by subdividing each</text:p>
            <text:p>population and keeping half of the population at 16°C</text:p>
            <text:p>and the other half at 25°C; eggs were manually trans-</text:p>
            <text:p>ferred between divisions every 4 weeks. To control for</text:p>
            <text:p>this population, cages for the other conditions were also</text:p>
            <text:p>subdivided but both divisions experienced the same tem-</text:p>
            <text:p>perature(s).</text:p>
          </table:table-cell>
          <table:table-cell office:value-type="string" calcext:value-type="string">
            <text:p>39.5°C :heat tolerance , chill coma : ice slurry for 16 h</text:p>
          </table:table-cell>
          <table:table-cell office:value-type="string" calcext:value-type="string">
            <text:p>flies in populations that evolved at fluctuating</text:p>
            <text:p>temperature had greater daily fecundity (Condon et al.</text:p>
            <text:p>2014) but succumbed more rapidly extreme heat (this</text:p>
            <text:p>study) than did flies in populations that evolved at either</text:p>
            <text:p>16° or 25°C. Similarly, flies in populations that evolved at</text:p>
            <text:p>25°C recovered from chill coma more rapidly than did</text:p>
            <text:p>flies in other populations, including those populations</text:p>
            <text:p>that evolved at 16°C. Males resisted exposure to</text:p>
            <text:p>heat longer (N = 610, Z = 6.26, P &lt; 0.001) but recovered</text:p>
            <text:p>from chill coma more slowly (N = 534, Z = 9.7,</text:p>
            <text:p>P &lt; 0.001) than females did.</text:p>
          </table:table-cell>
          <table:table-cell table:style-name="ce5"/>
          <table:table-cell office:value-type="string" calcext:value-type="string">
            <text:p>those at 16° and 25°C had completed 32 and 64 generations, respectively; an intermediate number had</text:p>
            <text:p>occurred in populations exposed to fluctuating tempera-</text:p>
            <text:p>Ture.</text:p>
          </table:table-cell>
          <table:table-cell office:value-type="string" calcext:value-type="string">
            <text:p>standing</text:p>
          </table:table-cell>
          <table:table-cell office:value-type="string" calcext:value-type="string">
            <text:p>natural population established in lab</text:p>
          </table:table-cell>
          <table:table-cell office:value-type="string" calcext:value-type="string">
            <text:p>no</text:p>
          </table:table-cell>
          <table:table-cell office:value-type="float" office:value="5" calcext:value-type="float">
            <text:p>5</text:p>
          </table:table-cell>
          <table:table-cell table:number-columns-repeated="2"/>
          <table:table-cell office:value-type="string" calcext:value-type="string">
            <text:p>biological</text:p>
          </table:table-cell>
          <table:table-cell/>
          <table:table-cell table:style-name="ce4" office:value-type="string" calcext:value-type="string">
            <text:p>Cox propor-</text:p>
            <text:p>tional hazard models</text:p>
          </table:table-cell>
          <table:table-cell table:style-name="ce5" table:number-columns-repeated="2"/>
          <table:table-cell office:value-type="string" calcext:value-type="string">
            <text:p>paper does not have different assay temperature , the poor relation-</text:p>
            <text:p>ship between wing area and thermal tolerance suggests</text:p>
            <text:p>that sexual dimorphism of body size cannot explain sex-</text:p>
            <text:p>ual dimorphism of thermal tolerances. Our results support the view that natural selection at</text:p>
            <text:p>moderate temperatures can cause the correlated evolution</text:p>
            <text:p>of traits expressed at extreme temperatures. However,</text:p>
            <text:p>these correlated responses do not necessarily reflect trade-</text:p>
            <text:p>offs between performances at moderate and extreme tem-</text:p>
            <text:p>peratures, suggesting that some genotypes have broader</text:p>
            <text:p>thermal niches without paying an obvious cost</text:p>
          </table:table-cell>
          <table:table-cell/>
        </table:table-row>
        <table:table-row table:style-name="ro24">
          <table:table-cell office:value-type="string" calcext:value-type="string">
            <text:p>Evolutionary adaptation to temperature .4. Adaptation of Escherichia coli at a niche boundary</text:p>
          </table:table-cell>
          <table:table-cell table:style-name="ce5"/>
          <table:table-cell office:value-type="string" calcext:value-type="string">
            <text:p>escherichia</text:p>
          </table:table-cell>
          <table:table-cell office:value-type="string" calcext:value-type="string">
            <text:p>coli</text:p>
          </table:table-cell>
          <table:table-cell office:value-type="string" calcext:value-type="string">
            <text:p>0.1 ml transferred into 9.9 ml</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relative fitness by competition assays , absolute fitness: malthusian parameter</text:p>
          </table:table-cell>
          <table:table-cell office:value-type="string" calcext:value-type="string">
            <text:p>20, 32/20, 37/20, 42/ 20, and 32-42/20</text:p>
          </table:table-cell>
          <table:table-cell table:style-name="ce5"/>
          <table:table-cell office:value-type="string" calcext:value-type="string">
            <text:p>Six replicate lines of Escherichia coli (20?C group), founded from a common ancestor, were propagated for 2000 generations at 20C, a novel temperature that is very near the lower thermal limit at which it can maintain a stable population size in a daily serial transfer (100-fold dilution) regime. Four additional groups (32/20, 37/20, 42/ 20, and 32-42/20?C groups) of six lines, each with 2000 generation selection histories at different temperatures (32, 37, 42, and daily alternation of 32 and 42?C), were moved to the same 20TC environment and propagated in parallel for 2000 generations to ascertain whether selection histories influence the adaptive response in this novel environment</text:p>
          </table:table-cell>
          <table:table-cell table:style-name="ce5"/>
          <table:table-cell office:value-type="string" calcext:value-type="string">
            <text:p>First, occupation of a habitat in</text:p>
            <text:p>which the environment is marginal for persistence of a pop-</text:p>
            <text:p>ulation is not a sufficient condition to explain an elevated</text:p>
            <text:p>rate of adaptation. During 2000 generations of evolution at</text:p>
            <text:p>20?C, the bacterium in this study adapted to its environment</text:p>
            <text:p>with an average increase in fitness relative to the common</text:p>
            <text:p>ancestor of only 8%. The average rate of increase in fitness</text:p>
            <text:p>at this temperature was not significantly different from that</text:p>
            <text:p>observed at a novel temperature much closer to the middle</text:p>
            <text:p>of the ancestral thermal niche (32?C) and was significantly</text:p>
            <text:p>lower than that observed near the upper thermal limit (42?C).</text:p>
            <text:p>Our results thus indicate that neither simple distance from</text:p>
            <text:p>the ancestral environment nor proximity to the edge of the</text:p>
            <text:p>niche are sufficient indicators of exceptionally high rates of</text:p>
            <text:p>evolutionary change. d. Associated with the increase in relative fitness at 20?C</text:p>
            <text:p>was a decrease in fitness at higher temperatures (by 17% when</text:p>
            <text:p>assayed at 40?C). In addition to the relative fitness response,</text:p>
            <text:p>both the upper and lower limits of thermal tolerance, as mea-</text:p>
            <text:p>sured by the ability of a population to persist in the serial</text:p>
            <text:p>transfer environment, shifted downward by 1-2?C, there was no discernible effect of selection history</text:p>
            <text:p>on adaptation to this novel thermal environment</text:p>
          </table:table-cell>
          <table:table-cell office:value-type="string" calcext:value-type="string">
            <text:p>microcosm batch culture</text:p>
          </table:table-cell>
          <table:table-cell office:value-type="float" office:value="2000" calcext:value-type="float">
            <text:p>2000</text:p>
          </table:table-cell>
          <table:table-cell office:value-type="string" calcext:value-type="string">
            <text:p>denovo</text:p>
          </table:table-cell>
          <table:table-cell office:value-type="string" calcext:value-type="string">
            <text:p>laboratory population</text:p>
          </table:table-cell>
          <table:table-cell office:value-type="string" calcext:value-type="string">
            <text:p>no</text:p>
          </table:table-cell>
          <table:table-cell office:value-type="float" office:value="6" calcext:value-type="float">
            <text:p>6</text:p>
          </table:table-cell>
          <table:table-cell table:number-columns-repeated="2"/>
          <table:table-cell office:value-type="string" calcext:value-type="string">
            <text:p>biological</text:p>
          </table:table-cell>
          <table:table-cell table:number-columns-repeated="2"/>
          <table:table-cell table:style-name="ce5" table:number-columns-repeated="3"/>
          <table:table-cell/>
        </table:table-row>
        <table:table-row table:style-name="ro20">
          <table:table-cell office:value-type="string" calcext:value-type="string">
            <text:p>Experimental evolution in fluctuating environments: tolerance measurements at constant temperatures incorrectly predict the ability to tolerate fluctuating temperatures</text:p>
          </table:table-cell>
          <table:table-cell office:value-type="string" calcext:value-type="string">
            <text:p>(Ketola and Saarinen, 2015)</text:p>
          </table:table-cell>
          <table:table-cell office:value-type="string" calcext:value-type="string">
            <text:p>Serratia</text:p>
          </table:table-cell>
          <table:table-cell office:value-type="string" calcext:value-type="string">
            <text:p>marcescens</text:p>
          </table:table-cell>
          <table:table-cell office:value-type="string" calcext:value-type="string">
            <text:p>10 uL of population to the new well filled with 400 uL</text:p>
          </table:table-cell>
          <table:table-cell office:value-type="string" calcext:value-type="string">
            <text:p>1/41</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maximal growth rate and yield</text:p>
          </table:table-cell>
          <table:table-cell office:value-type="string" calcext:value-type="string">
            <text:p>24, 31, 38</text:p>
          </table:table-cell>
          <table:table-cell office:value-type="string" calcext:value-type="string">
            <text:p>2 months</text:p>
          </table:table-cell>
          <table:table-cell office:value-type="string" calcext:value-type="string">
            <text:p>reared replicated (n = 10) S. marcescens populations from the same</text:p>
            <text:p>clonal origin for 2 months at a constant temperature of</text:p>
            <text:p>31 °C or at two different rapidly fluctuating (ca. 1 h</text:p>
            <text:p>interval) temperature regimes with a mean temperature</text:p>
            <text:p>of 31 °C. In the first fluctuating regime, the fluctuations occurred more smoothly as the changes between</text:p>
            <text:p>stressful temperatures (24 and 38 °C) were preceded by</text:p>
            <text:p>an intermediate step at a more optimal temperature</text:p>
            <text:p>(31 °C), hereafter named smooth fluctuations. In the</text:p>
            <text:p>second fluctuating environment treatment, bacteria</text:p>
            <text:p>experienced abrupt changes between the stressful temperatures (24 and 38 °C), hereafter named abrupt fluctuations.</text:p>
          </table:table-cell>
          <table:table-cell office:value-type="string" calcext:value-type="string">
            <text:p>20.5, 24, 27.5, 31, 34.5, 38 and</text:p>
            <text:p>41.5 °C</text:p>
          </table:table-cell>
          <table:table-cell office:value-type="string" calcext:value-type="string">
            <text:p>when measured at six</text:p>
            <text:p>constant temperatures, S. marcescens clones that had</text:p>
            <text:p>evolved in fluctuating environments had lowered</text:p>
            <text:p>growth rates at optimum temperatures (27.5, and</text:p>
            <text:p>31 °C), and an overall lower yield, in comparison to</text:p>
            <text:p>the clones that had evolved in constant environments. when tolerance to thermal transitions was quantified at</text:p>
            <text:p>fluctuating temperatures, it was evident that clones</text:p>
            <text:p>that had evolved in fluctuating environments had</text:p>
            <text:p>higher growth rates than the clones that had evolved</text:p>
            <text:p>in constant environments. ,,,at 38.0 °C, the</text:p>
            <text:p>clones from smooth fluctuations had a lower growth</text:p>
            <text:p>rate than clones from abrupt fluctuations (P = 0.013)</text:p>
            <text:p>and also had tentatively slower growth than clones</text:p>
            <text:p>from the constant environment</text:p>
          </table:table-cell>
          <table:table-cell office:value-type="string" calcext:value-type="string">
            <text:p>microcosm batch culture</text:p>
          </table:table-cell>
          <table:table-cell office:value-type="string" calcext:value-type="string">
            <text:p>Approx 144</text:p>
          </table:table-cell>
          <table:table-cell office:value-type="string" calcext:value-type="string">
            <text:p>denovo</text:p>
          </table:table-cell>
          <table:table-cell office:value-type="string" calcext:value-type="string">
            <text:p>laboratory population</text:p>
          </table:table-cell>
          <table:table-cell office:value-type="string" calcext:value-type="string">
            <text:p>no</text:p>
          </table:table-cell>
          <table:table-cell office:value-type="float" office:value="10" calcext:value-type="float">
            <text:p>10</text:p>
          </table:table-cell>
          <table:table-cell table:number-columns-repeated="2"/>
          <table:table-cell office:value-type="string" calcext:value-type="string">
            <text:p>biological</text:p>
          </table:table-cell>
          <table:table-cell table:number-columns-repeated="2"/>
          <table:table-cell table:style-name="ce5" table:number-columns-repeated="2"/>
          <table:table-cell office:value-type="string" calcext:value-type="string">
            <text:p>. In addition to</text:p>
            <text:p>growth and yield measurements at constant temperatures, we also measured these growth parameters under</text:p>
            <text:p>fluctuating temperatures that closely matched the conditions of the initial fluctuating temperature treatments.the best</text:p>
            <text:p>adapted individuals for tolerating fluctuating environments could be wrongly judged inferior based on their</text:p>
            <text:p>tolerances at constant environments. In the worst case</text:p>
            <text:p>scenario, neglecting tolerance to environmental fluctuations could lead to false predictions of the fate of populations and genotypes under climate change-induced</text:p>
            <text:p>environmental fluctuations.</text:p>
          </table:table-cell>
          <table:table-cell/>
        </table:table-row>
        <table:table-row table:style-name="ro7">
          <table:table-cell office:value-type="string" calcext:value-type="string">
            <text:p>Limited potential for adaptation to climate change in a broadly distributed marine crustacean</text:p>
          </table:table-cell>
          <table:table-cell office:value-type="string" calcext:value-type="string">
            <text:p>(Kelly et al., 2012)</text:p>
          </table:table-cell>
          <table:table-cell office:value-type="string" calcext:value-type="string">
            <text:p>tigriopus</text:p>
          </table:table-cell>
          <table:table-cell office:value-type="string" calcext:value-type="string">
            <text:p>californicus</text:p>
          </table:table-cell>
          <table:table-cell office:value-type="string" calcext:value-type="string">
            <text:p>available mate-guarding pairs (100– 400 pairs</text:p>
            <text:p>of males þ virgin females), then founded the next</text:p>
            <text:p>generation in each culture using exactly 40 mate-guarding</text:p>
            <text:p>Pairs,</text:p>
          </table:table-cell>
          <table:table-cell table:style-name="ce5"/>
          <table:table-cell office:value-type="string" calcext:value-type="string">
            <text:p>sexual</text:p>
          </table:table-cell>
          <table:table-cell/>
          <table:table-cell office:value-type="string" calcext:value-type="string">
            <text:p>copepod</text:p>
          </table:table-cell>
          <table:table-cell office:value-type="string" calcext:value-type="string">
            <text:p>Response to selection on thermal tolerance in T. californicus measured as mean difference + s.e. between the thermal</text:p>
            <text:p>tolerance (LT 50 value) of selected versus unselected lines within a site</text:p>
          </table:table-cell>
          <table:table-cell table:style-name="ce5" table:number-columns-repeated="2"/>
          <table:table-cell office:value-type="string" calcext:value-type="string">
            <text:p>nine to 10 generations of mass selection for the</text:p>
            <text:p>six northern populations, and four to five generations of mass</text:p>
            <text:p>selection for the two populations from Baja California,</text:p>
            <text:p>Mexico, where cultures were initiated later than for Califor-</text:p>
            <text:p>nia and Oregon. For each laboratory reared culture, we</text:p>
            <text:p>exposed all available mate-guarding pairs (100– 400 pairs</text:p>
            <text:p>of males þ virgin females) to the temperature that produced</text:p>
            <text:p>40–90% mortality in adult males (2 h ramp up, 1 h at target</text:p>
            <text:p>temperature). These same temperatures typically produce</text:p>
            <text:p>about 20 per cent lower mortality in females, which have</text:p>
            <text:p>higher thermal tolerance than males.</text:p>
          </table:table-cell>
          <table:table-cell table:style-name="ce5"/>
          <table:table-cell office:value-type="string" calcext:value-type="string">
            <text:p>six populations evolved increased tolerance;</text:p>
            <text:p>however, even 10 generations of strong selection could</text:p>
            <text:p>not bring the tolerances of northern populations to the</text:p>
            <text:p>levels found in southern populations (figure 4). Further-</text:p>
            <text:p>more, only two populations (BD and SH) exhibited a</text:p>
            <text:p>significant increase in the cumulative response to selec-</text:p>
            <text:p>tion between generations five and 10. This suggests that</text:p>
            <text:p>the maximum response to selection may already have</text:p>
            <text:p>been achieved in four populations, including the two</text:p>
            <text:p>with the lowest initial tolerance.</text:p>
          </table:table-cell>
          <table:table-cell office:value-type="string" calcext:value-type="string">
            <text:p>microcosm batch culture</text:p>
          </table:table-cell>
          <table:table-cell office:value-type="float" office:value="10" calcext:value-type="float">
            <text:p>10</text:p>
          </table:table-cell>
          <table:table-cell office:value-type="string" calcext:value-type="string">
            <text:p>standing</text:p>
          </table:table-cell>
          <table:table-cell office:value-type="string" calcext:value-type="string">
            <text:p>natural populations</text:p>
          </table:table-cell>
          <table:table-cell office:value-type="string" calcext:value-type="string">
            <text:p>no</text:p>
          </table:table-cell>
          <table:table-cell office:value-type="string" calcext:value-type="string">
            <text:p>three to four lines from</text:p>
            <text:p>each of the eight sites</text:p>
          </table:table-cell>
          <table:table-cell table:number-columns-repeated="2"/>
          <table:table-cell office:value-type="string" calcext:value-type="string">
            <text:p>biological</text:p>
          </table:table-cell>
          <table:table-cell table:number-columns-repeated="2"/>
          <table:table-cell office:value-type="string" calcext:value-type="string">
            <text:p>heat tolerance assay of collected population from wild, plasticity of thermal tolerance, distribution of genetic variation</text:p>
          </table:table-cell>
          <table:table-cell office:value-type="string" calcext:value-type="string">
            <text:p>assays of heat tolerance show that</text:p>
            <text:p>T. californicus populations are locally adapted to tempera-</text:p>
            <text:p>ture, with the highest thermal tolerance found in</text:p>
            <text:p>populations at warm, low-latitude sites , Moreover, the</text:p>
            <text:p>distribution of thermal tolerance phenotypes within popu-</text:p>
            <text:p>lations is extremely narrow compared with the range of</text:p>
            <text:p>thermal tolerances found in the species as a whole</text:p>
          </table:table-cell>
          <table:table-cell office:value-type="string" calcext:value-type="string">
            <text:p>plasticity and adaptation appear to</text:p>
            <text:p>have limited capacity to buffer these isolated populations against further increases in temperature. Our</text:p>
            <text:p>results suggest that models assuming a uniform climatic envelope may greatly underestimate extinction</text:p>
            <text:p>risk in species with strong local adaptation.</text:p>
          </table:table-cell>
          <table:table-cell/>
        </table:table-row>
        <table:table-row table:style-name="ro25">
          <table:table-cell office:value-type="string" calcext:value-type="string">
            <text:p>Temporal Variation Favors the Evolution of Generalists in Experimental Populations of Drosophila Melanogaster</text:p>
          </table:table-cell>
          <table:table-cell office:value-type="string" calcext:value-type="string">
            <text:p>Condon et al., 2014)</text:p>
          </table:table-cell>
          <table:table-cell office:value-type="string" calcext:value-type="string">
            <text:p>drosophila</text:p>
          </table:table-cell>
          <table:table-cell office:value-type="string" calcext:value-type="string">
            <text:p>melanogaster</text:p>
          </table:table-cell>
          <table:table-cell office:value-type="string" calcext:value-type="string">
            <text:p>m 2000 to 4000 adults per cage but on rare occasions was observed to be as low as ∼800 in some cages</text:p>
          </table:table-cell>
          <table:table-cell table:style-name="ce5"/>
          <table:table-cell office:value-type="string" calcext:value-type="string">
            <text:p>sexual</text:p>
          </table:table-cell>
          <table:table-cell/>
          <table:table-cell office:value-type="string" calcext:value-type="string">
            <text:p>insect</text:p>
          </table:table-cell>
          <table:table-cell office:value-type="string" calcext:value-type="string">
            <text:p>fecundity</text:p>
          </table:table-cell>
          <table:table-cell office:value-type="string" calcext:value-type="string">
            <text:p>16, 25</text:p>
          </table:table-cell>
          <table:table-cell office:value-type="string" calcext:value-type="string">
            <text:p>3 months</text:p>
          </table:table-cell>
          <table:table-cell office:value-type="string" calcext:value-type="string">
            <text:p>selective environments: (1) constant 16◦C</text:p>
            <text:p>environment (C); (2) constant 25◦C environment (H); (3) spatial</text:p>
            <text:p>heterogeneity with migration (S); and (4) temporal heterogeneity</text:p>
            <text:p>(T)</text:p>
          </table:table-cell>
          <table:table-cell office:value-type="string" calcext:value-type="string">
            <text:p>: 14◦C, 16◦C, 20.5◦C, 25◦C, 28◦C, 30◦C, 32◦C, or 36◦C</text:p>
            <text:p>(± 0.5◦C).</text:p>
          </table:table-cell>
          <table:table-cell office:value-type="string" calcext:value-type="string">
            <text:p>did not find any evidence of thermal specialization in populations evolved in constant treatments. After developing at 16◦C, isofemale</text:p>
            <text:p>lines had greater fecundity than flies developing at 25◦C (z =</text:p>
            <text:p>11.56, P &lt; 0.02). However, flies developing at 16◦C and those</text:p>
            <text:p>developing at 25◦C laid the most eggs at 25–28◦C, indicating</text:p>
            <text:p>populations have not diverged in the plasticity of the thermal optima for fecundity. When measured at 25◦C, flies that developed</text:p>
            <text:p>at 16◦C laid as many or more eggs than did flies that developed</text:p>
            <text:p>at 25◦C. This effect of developmental environment on fecundity was greatest at low temperature (14◦C: Wald test, all P &lt; 0.05).</text:p>
            <text:p>Importantly, when comparing the T lines after developing at 16◦C</text:p>
            <text:p>and 25◦C, we see little or no difference in fecundity when measured at temperatures above 16◦C (Wald test, P = 0.27–0.97),</text:p>
            <text:p>suggesting that the developmental plasticity of these lines diverged from that of other lines ,,, no increase in the plasticity of the thermal optima relative to</text:p>
            <text:p>flies evolved in constant environments: maximum egg laying occurred at ∼28◦C for flies regardless of developmental temperature</text:p>
          </table:table-cell>
          <table:table-cell table:style-name="ce5"/>
          <table:table-cell office:value-type="string" calcext:value-type="string">
            <text:p>32 generations</text:p>
            <text:p>at constant 16◦C, 64 generations at 25◦C, and an intermediate</text:p>
            <text:p>number of generations for populations experiencing temporal or</text:p>
            <text:p>spatial variability.</text:p>
          </table:table-cell>
          <table:table-cell office:value-type="string" calcext:value-type="string">
            <text:p>standing</text:p>
          </table:table-cell>
          <table:table-cell office:value-type="string" calcext:value-type="string">
            <text:p>natural populations established in lab</text:p>
          </table:table-cell>
          <table:table-cell office:value-type="string" calcext:value-type="string">
            <text:p>no</text:p>
          </table:table-cell>
          <table:table-cell office:value-type="string" calcext:value-type="string">
            <text:p>5 populations with two replicate cages maintained for eachpopulation</text:p>
          </table:table-cell>
          <table:table-cell table:number-columns-repeated="2"/>
          <table:table-cell office:value-type="string" calcext:value-type="string">
            <text:p>biological</text:p>
          </table:table-cell>
          <table:table-cell/>
          <table:table-cell table:style-name="ce4" office:value-type="string" calcext:value-type="string">
            <text:p>fecundity was best</text:p>
            <text:p>approximated by an over-dispersed Poisson distribution, we fitted a model with a negative binomial error structure (Bolker</text:p>
            <text:p>et al. 2009). We also improved the model by specifying that the</text:p>
            <text:p>data were zero inflated (Zuur et al. 2009). This analysis was performed using the glmmADMB library (Skaug et al. 2006) of the</text:p>
            <text:p>R Statistical software (R Development Core Team 2013)</text:p>
          </table:table-cell>
          <table:table-cell office:value-type="string" calcext:value-type="string">
            <text:p>wing size</text:p>
          </table:table-cell>
          <table:table-cell office:value-type="string" calcext:value-type="string">
            <text:p>Wing size of female D. melanogaster was strongly affected by</text:p>
            <text:p>acclimation temperature during development. Flies developing at</text:p>
            <text:p>16◦C had an approximately 13% larger wing, on average, than</text:p>
            <text:p>did flies developing at 25◦C</text:p>
          </table:table-cell>
          <table:table-cell office:value-type="string" calcext:value-type="string">
            <text:p>We found no evidence that specialists evolved in the 10 populations from constant environments after evolution at 16◦C and</text:p>
            <text:p>25◦C for 32 and 64 generations, respectively. We also saw no evidence that generalists evolved in spatially variable environments.However, populations that had evolved in temporally variable environments were more fecund than were genotypes from other</text:p>
            <text:p>Environments</text:p>
          </table:table-cell>
          <table:table-cell/>
        </table:table-row>
        <table:table-row table:style-name="ro26">
          <table:table-cell office:value-type="string" calcext:value-type="string">
            <text:p>Evolutionary rescue and local adaptation under different</text:p>
            <text:p>rates of temperature increase: a combined analysis of</text:p>
            <text:p>changes in phenotype expression and genotype</text:p>
            <text:p>frequency in Paramecium microcosms</text:p>
          </table:table-cell>
          <table:table-cell office:value-type="string" calcext:value-type="string">
            <text:p>(Killeen et al., 2017)</text:p>
          </table:table-cell>
          <table:table-cell office:value-type="string" calcext:value-type="string">
            <text:p>paramecium</text:p>
          </table:table-cell>
          <table:table-cell office:value-type="string" calcext:value-type="string">
            <text:p>caudatum</text:p>
          </table:table-cell>
          <table:table-cell office:value-type="string" calcext:value-type="string">
            <text:p>After 4 days, 30 mL was removed from each population and 15 mL of fresh medium was added. After 8 days, 15 mL of fresh medium was again added, and this cycle was repeated, founder populations were created in 45 mL of medium</text:p>
            <text:p>(ca. 5000 cells)</text:p>
          </table:table-cell>
          <table:table-cell table:style-name="ce5"/>
          <table:table-cell office:value-type="string" calcext:value-type="string">
            <text:p>asexual</text:p>
          </table:table-cell>
          <table:table-cell/>
          <table:table-cell office:value-type="string" calcext:value-type="string">
            <text:p>protist</text:p>
          </table:table-cell>
          <table:table-cell office:value-type="string" calcext:value-type="string">
            <text:p>growth rate r</text:p>
          </table:table-cell>
          <table:table-cell office:value-type="string" calcext:value-type="string">
            <text:p>23, 32</text:p>
          </table:table-cell>
          <table:table-cell office:value-type="string" calcext:value-type="string">
            <text:p>fast treatment (120 days), intermediate treatment (240 days) e slow treatment (480 days), Populations</text:p>
            <text:p>then continued to grow at 32 °C for another 17 months</text:p>
          </table:table-cell>
          <table:table-cell office:value-type="string" calcext:value-type="string">
            <text:p>randomly assigned either to</text:p>
            <text:p>one of three high-temperature treatments (final temperature of 32 °C) or a control treatment (23 °C; see Fig. 1).</text:p>
            <text:p>Starting from 23 °C, high-temperature populations were</text:p>
            <text:p>gradually brought to 26 °C over 2 weeks. Then, the</text:p>
            <text:p>temperature was increased to 32 °C with a 0.4 °C</text:p>
            <text:p>increase every 8 days for the ‘fast’ lines (14 replicates),</text:p>
            <text:p>a 0.2 °C increase for the ‘intermediate’ lines (12 replicates) and a 0.1 °C increase for the ‘slow’ lines (10 replicates). The 10 control lines were maintained at 23 °C</text:p>
            <text:p>during the entire experiment.</text:p>
          </table:table-cell>
          <table:table-cell office:value-type="string" calcext:value-type="string">
            <text:p>23,32,35, ‘minimum’ temperature block at 5, 7, 9, 11 and 13 °C, an</text:p>
            <text:p>‘optimum’ block at 19, 21, 23, 25 and 27 °C and a ‘maximum’ block at 29, 31, 33, 35 and 37 °C</text:p>
          </table:table-cell>
          <table:table-cell office:value-type="string" calcext:value-type="string">
            <text:p>high-temperature selection lines</text:p>
            <text:p>were clearly better at tolerating temperature stress</text:p>
            <text:p>than their counterparts from the permissive control</text:p>
            <text:p>treatment (23 °C). the</text:p>
            <text:p>slowest rate of temperature increase were the least</text:p>
            <text:p>likely to become extinct and tended to be the best</text:p>
            <text:p>adapted to the new temperature environment , Common to all high-temperature selection lines was the</text:p>
            <text:p>increased resistance to lethal heat stress beyond</text:p>
            <text:p>the maximum selection temperature (32 °C), indicating</text:p>
            <text:p>the potential for a strong shift of the ecological</text:p>
            <text:p>niche at the upper end of the temperature niche. Indeed,</text:p>
            <text:p>the positive across-population correlation between</text:p>
            <text:p>growth at 32 and 35 °C suggests positive correlated</text:p>
            <text:p>responses to selection at 32 °C for higher temperatures, A second finding, common to all high-temperature</text:p>
            <text:p>lines, was their reduced growth at the low-temperature</text:p>
            <text:p>end of the tested gradient (5–9 °C), when compared to</text:p>
            <text:p>control lines, , fast and</text:p>
            <text:p>slow high-temperature lines showed globally higher</text:p>
            <text:p>growth rates over the entire optimum temperature</text:p>
            <text:p>range, including the 23 °C control temperature.</text:p>
            <text:p>This result shows that adaptation to high temperature</text:p>
            <text:p>did not only produce a niche shift, but also a deformation of the niche, through increased performance in the</text:p>
            <text:p>optimum range.</text:p>
          </table:table-cell>
          <table:table-cell office:value-type="string" calcext:value-type="string">
            <text:p>microcosm batch culture</text:p>
          </table:table-cell>
          <table:table-cell office:value-type="string" calcext:value-type="string">
            <text:p>fast treatment 30 generations , intermediate treatment . 60 generations ) slow treatment . 120 generations</text:p>
          </table:table-cell>
          <table:table-cell office:value-type="string" calcext:value-type="string">
            <text:p>standing</text:p>
          </table:table-cell>
          <table:table-cell office:value-type="string" calcext:value-type="string">
            <text:p>natural populations</text:p>
          </table:table-cell>
          <table:table-cell office:value-type="string" calcext:value-type="string">
            <text:p>no</text:p>
          </table:table-cell>
          <table:table-cell office:value-type="string" calcext:value-type="string">
            <text:p>10 (control), 10 (slow increase), 12 (intermediate</text:p>
            <text:p>increase), 14 (fast increase).</text:p>
          </table:table-cell>
          <table:table-cell table:number-columns-repeated="2"/>
          <table:table-cell office:value-type="string" calcext:value-type="string">
            <text:p>biological</text:p>
          </table:table-cell>
          <table:table-cell/>
          <table:table-cell table:style-name="ce4" office:value-type="string" calcext:value-type="string">
            <text:p>Cox proportional hazards model, with time to death as the response</text:p>
            <text:p>Variable.</text:p>
          </table:table-cell>
          <table:table-cell office:value-type="string" calcext:value-type="string">
            <text:p>Molecular analysis</text:p>
          </table:table-cell>
          <table:table-cell office:value-type="string" calcext:value-type="string">
            <text:p>Analysis of the presence/absence of mitochondrial haplotypes revealed that</text:p>
            <text:p>the genotypic divergence between control and hightemperature selection lines was 100%, with different</text:p>
            <text:p>clones fixed in the two treatments.</text:p>
          </table:table-cell>
          <table:table-cell office:value-type="string" calcext:value-type="string">
            <text:p>Extinction increased from only</text:p>
            <text:p>20% in the slow temperature increase treatment (2/10</text:p>
            <text:p>lines), to 50% in the intermediate treatment (6/12 lines)</text:p>
            <text:p>and to 64% in the fast treatment (9/14 lines).23,32,35( assay 1 at 16 months and 2 at 33 months ), ‘minimum’ temperature block at 5, 7, 9, 11 and 13 °C, an</text:p>
            <text:p>‘optimum’ block at 19, 21, 23, 25 and 27 °C and a ‘maximum’ block at 29, 31, 33, 35 and 37 °C( assay 3 at 33 months), slow and fast population were over all better performing at high temperature than intermediate and control populations</text:p>
          </table:table-cell>
          <table:table-cell/>
        </table:table-row>
        <table:table-row table:style-name="ro27">
          <table:table-cell office:value-type="string" calcext:value-type="string">
            <text:p>Direct and correlated responses to artificial selection on acute thermal stress tolerance in a livebearing fish</text:p>
          </table:table-cell>
          <table:table-cell office:value-type="string" calcext:value-type="string">
            <text:p>(Baer and Travis, 2000)</text:p>
          </table:table-cell>
          <table:table-cell office:value-type="string" calcext:value-type="string">
            <text:p>heterandria formosa</text:p>
          </table:table-cell>
          <table:table-cell office:value-type="string" calcext:value-type="string">
            <text:p>formosa</text:p>
          </table:table-cell>
          <table:table-cell table:number-columns-repeated="2" office:value-type="string" calcext:value-type="string">
            <text:p>not defined</text:p>
          </table:table-cell>
          <table:table-cell office:value-type="string" calcext:value-type="string">
            <text:p>sexual</text:p>
          </table:table-cell>
          <table:table-cell/>
          <table:table-cell office:value-type="string" calcext:value-type="string">
            <text:p>fish</text:p>
          </table:table-cell>
          <table:table-cell office:value-type="string" calcext:value-type="string">
            <text:p>critical thermal limit (CTmax, CTmin)</text:p>
          </table:table-cell>
          <table:table-cell office:value-type="string" calcext:value-type="string">
            <text:p>hot water (52°C +-3°C) ) or ice bath</text:p>
          </table:table-cell>
          <table:table-cell office:value-type="string" calcext:value-type="string">
            <text:p>8 weeks</text:p>
          </table:table-cell>
          <table:table-cell office:value-type="string" calcext:value-type="string">
            <text:p>ntroduced a manage-able number of individuals of a particular class ( ̆10 adults,20 juveniles) into a 10-by-14-in plastic tub containing 1.5 lof water at ambient temperature, which we then placed intoeither a hot water (528C,638C) or ice bath. Our criterionfor selection was the critical thermal limit (CTmax, CTmin).CTmax was defined as the point at which ventilation (flaringof the gills) ceased. CTmin was defined as the point at whichthe righting response was lost; this is a traditional measureof thermal stress tolerance in physiological zoology (Prosser1973; Bulger and Schultz 1979; Fields et al. 1987; Forster-Blouin 1989; Elliot et al. 1994; Elliot and Elliot 1995; Meffeet al. 1995). Thermal stress was continued until half the in-dividuals in a trial had reached the critical thermal limit (anal-ogous to an LD50). Survivors were saved as parents for thenext generation. We repeated this protocol until all adultindividuals and approximately 120 juveniles from a line hadbeen subjected to thermal stress.</text:p>
          </table:table-cell>
          <table:table-cell office:value-type="string" calcext:value-type="string">
            <text:p>hot water (52°C +-3°C) ) or ice bath</text:p>
          </table:table-cell>
          <table:table-cell office:value-type="string" calcext:value-type="string">
            <text:p>The lack of response to selection was unexpected, giventhe heritabilities typically observed for a wide variety of phe-notypic traits (Houle et al. 1996). The difference in CTminbetween source populations in G2 females indicates that thereis a genetic basis to variation in acute cold tolerance undersome conditions, but that there is little, if any, heritable var-iation in cold tolerance within either source population. Thehighly significant difference in CTmax between the sexes inG3 fish also indicates a genetic basis for heat tolerance, butthat there are no differences either within or among sourcepopulations.</text:p>
          </table:table-cell>
          <table:table-cell table:style-name="ce5"/>
          <table:table-cell office:value-type="string" calcext:value-type="string">
            <text:p>8 generations corresponding to 8 selection events</text:p>
          </table:table-cell>
          <table:table-cell office:value-type="string" calcext:value-type="string">
            <text:p>standing</text:p>
          </table:table-cell>
          <table:table-cell office:value-type="string" calcext:value-type="string">
            <text:p>natural populations</text:p>
          </table:table-cell>
          <table:table-cell office:value-type="string" calcext:value-type="string">
            <text:p>no</text:p>
          </table:table-cell>
          <table:table-cell office:value-type="string" calcext:value-type="string">
            <text:p>6(FL), 4(SC)</text:p>
          </table:table-cell>
          <table:table-cell table:number-columns-repeated="2"/>
          <table:table-cell office:value-type="string" calcext:value-type="string">
            <text:p>biological</text:p>
          </table:table-cell>
          <table:table-cell table:number-columns-repeated="2"/>
          <table:table-cell table:style-name="ce5" table:number-columns-repeated="2"/>
          <table:table-cell office:value-type="string" calcext:value-type="string">
            <text:p>selection intensity was adapted so as to maintain viable population , paper does not look at seperate temperature points but shows niche measurement ,,, FL and SC lines as per the collection location were used in the experiment</text:p>
          </table:table-cell>
          <table:table-cell/>
        </table:table-row>
        <table:table-row table:style-name="ro28">
          <table:table-cell office:value-type="string" calcext:value-type="string">
            <text:p>Differential patterns of gene expression and gene complement in laboratory-evolved lines of E-coli</text:p>
          </table:table-cell>
          <table:table-cell office:value-type="string" calcext:value-type="string">
            <text:p>(Riehle et al., 2005)</text:p>
          </table:table-cell>
          <table:table-cell office:value-type="string" calcext:value-type="string">
            <text:p>escherichia</text:p>
          </table:table-cell>
          <table:table-cell office:value-type="string" calcext:value-type="string">
            <text:p>coli</text:p>
          </table:table-cell>
          <table:table-cell table:style-name="ce5" table:number-columns-repeated="2"/>
          <table:table-cell office:value-type="string" calcext:value-type="string">
            <text:p>asexual</text:p>
          </table:table-cell>
          <table:table-cell/>
          <table:table-cell office:value-type="string" calcext:value-type="string">
            <text:p>bacteria</text:p>
          </table:table-cell>
          <table:table-cell office:value-type="string" calcext:value-type="string">
            <text:p>relative fitness by competition assays, growth rate r and yield K</text:p>
          </table:table-cell>
          <table:table-cell office:value-type="string" calcext:value-type="string">
            <text:p>37 ,41.5</text:p>
          </table:table-cell>
          <table:table-cell table:style-name="ce5" table:number-columns-repeated="2"/>
          <table:table-cell office:value-type="string" calcext:value-type="string">
            <text:p>20, 37, 41.5</text:p>
          </table:table-cell>
          <table:table-cell office:value-type="string" calcext:value-type="string">
            <text:p>all six lines showed significant increases in relative fitness at 41.58C ranging between 20 and 65% (Bennett and Lenski, 1996; Fig. 2B). The rate of fitness increase in these high temperature evolved lines was higher than observed in control lines (only an additional 2% after another 2,000 generations at 378C, Bennett et al., 1992), such that significant fitness gains were obvious in only one month (200 generations, Bennett et al., 1990). Further, these increases in fitness were not accompanied by tradeoffs in fitness under ancestral conditions (Bennett and Lenski, 1993), a condition also obtained in another high temperature selected microorganism (Shi and Xia, 2003). In addition, fitness at 208C, the lower end of the thermal niche, was indistinguishable from that of the ancestor in five of the six lines (Bennett and Lenski, 1993). Despite selection very near their upper thermal maxima, only one line exhibited a change in its upper thermal maxima: 4221 extended its upper thermal limit by 18C and had decreased fitness at all temperatures below 378C (Bennett and Lenski, 1993). The thermal niches of the other 5 lines remained 198C to 428C, indistinguishable from the ancestral thermal niche (Bennett and Lenski, 1993). Changes in fitness at high temperature were accompanied by increases in yield , Lastly,</text:p>
            <text:p>inducible thermotolerance, the ability to withstand a</text:p>
            <text:p>lethal stress (508C) following pre-exposure to a hardening stress (41.58C) was significantly greater in the</text:p>
            <text:p>high temperature lines as compared to their ancestors</text:p>
            <text:p>(Riehle et al., 2003).</text:p>
          </table:table-cell>
          <table:table-cell office:value-type="string" calcext:value-type="string">
            <text:p>microcosm batch culture liquid culture</text:p>
          </table:table-cell>
          <table:table-cell office:value-type="float" office:value="2000" calcext:value-type="float">
            <text:p>2000</text:p>
          </table:table-cell>
          <table:table-cell office:value-type="string" calcext:value-type="string">
            <text:p>denovo</text:p>
          </table:table-cell>
          <table:table-cell office:value-type="string" calcext:value-type="string">
            <text:p>laboratory populations</text:p>
          </table:table-cell>
          <table:table-cell office:value-type="string" calcext:value-type="string">
            <text:p>no</text:p>
          </table:table-cell>
          <table:table-cell office:value-type="string" calcext:value-type="string">
            <text:p>3 replicates each for Ara+ and Ara – lines</text:p>
          </table:table-cell>
          <table:table-cell table:number-columns-repeated="2"/>
          <table:table-cell office:value-type="string" calcext:value-type="string">
            <text:p>biological</text:p>
          </table:table-cell>
          <table:table-cell table:number-columns-repeated="2"/>
          <table:table-cell office:value-type="string" calcext:value-type="string">
            <text:p>genetic changes in evolving populations reviewed</text:p>
          </table:table-cell>
          <table:table-cell table:style-name="ce5"/>
          <table:table-cell office:value-type="string" calcext:value-type="string">
            <text:p>This is in itself a review which describes E coli experiments regardimg temperature adaptation , However, adaptation</text:p>
            <text:p>to high temperature did not confer cross-resistance</text:p>
            <text:p>(increased fitness) to other novel stressors, including acid,</text:p>
            <text:p>alkali, ethanol, high osmolarity and peroxide (Cullum</text:p>
            <text:p>et al., 2001). One of the correlated responses present</text:p>
            <text:p>in these lines was increased fitness in maltose at</text:p>
            <text:p>41.58C (Bennett and Lenski, 1996). Maltose is a glucose dimer having different transport mechanisms</text:p>
            <text:p>across both the inner and outer membrane, but once</text:p>
            <text:p>inside, is catabolized identically to glucose. Five of the</text:p>
            <text:p>six independently derived lines were significantly</text:p>
            <text:p>more fit in maltose than in glucose, despite at least</text:p>
            <text:p>4,000 generations without exposure to maltose.</text:p>
          </table:table-cell>
          <table:table-cell/>
        </table:table-row>
        <table:table-row table:style-name="ro26">
          <table:table-cell office:value-type="string" calcext:value-type="string">
            <text:p>Parallel trait adaptation across opposing thermal environments in experimental Drosophila melanogaster populations</text:p>
          </table:table-cell>
          <table:table-cell table:style-name="ce5"/>
          <table:table-cell office:value-type="string" calcext:value-type="string">
            <text:p>drosophila</text:p>
          </table:table-cell>
          <table:table-cell office:value-type="string" calcext:value-type="string">
            <text:p>melanogastor</text:p>
          </table:table-cell>
          <table:table-cell office:value-type="string" calcext:value-type="string">
            <text:p>1000 individuals</text:p>
          </table:table-cell>
          <table:table-cell table:style-name="ce5"/>
          <table:table-cell office:value-type="string" calcext:value-type="string">
            <text:p>sexual</text:p>
          </table:table-cell>
          <table:table-cell/>
          <table:table-cell office:value-type="string" calcext:value-type="string">
            <text:p>insect</text:p>
          </table:table-cell>
          <table:table-cell office:value-type="string" calcext:value-type="string">
            <text:p>: (1) acute thermal stress resistance(: the time taken for adult flies to either become knocked</text:p>
            <text:p>down or to recover from an acute exposure to heat and cold stress,</text:p>
            <text:p>respectively),</text:p>
            <text:p>(2) body size, (3) developmental time, and (4) fitness (larval competiveness and viability, along with female fecundity,</text:p>
            <text:p>were captured by these assays)</text:p>
          </table:table-cell>
          <table:table-cell office:value-type="string" calcext:value-type="string">
            <text:p>18, 28, 10, 20, 23(control)</text:p>
          </table:table-cell>
          <table:table-cell table:style-name="ce5"/>
          <table:table-cell office:value-type="string" calcext:value-type="string">
            <text:p>Both the hot and cold environments maintained a bimodal temperature and light regime on a repeated 12:12 h cycle. Temperatures</text:p>
            <text:p>cycled between 18°C and 28°C, or 10°C and 20°C, in the hot and</text:p>
            <text:p>cold environment, respectively, with the light (dark) period coinciding with the hot (cold) phase. These temperatures were chosen</text:p>
            <text:p>because prolonged exposure to temperatures below 10°C or above</text:p>
            <text:p>28°C are known to decrease fecundity and viability in European</text:p>
            <text:p>D. melanogaster (Petavy et al. 2001; Chakir et al. 2002), whereas ´</text:p>
            <text:p>the two intermediate temperatures (i.e., 18°C and 20°C) are comparatively benign</text:p>
          </table:table-cell>
          <table:table-cell office:value-type="string" calcext:value-type="string">
            <text:p>10– 20°C, 18–28°C, or constant 23°C)</text:p>
          </table:table-cell>
          <table:table-cell office:value-type="string" calcext:value-type="string">
            <text:p>both evolved populations were significantly better adapted to their native environment than the base population.</text:p>
            <text:p>Unexpectedly, however, both evolved populations were also significantly fitter than the base population in their non-native environment (Fig. 1, Table S3). For the hot population, the mean</text:p>
            <text:p>proportion of wild-type flies increased by approximately 50 and</text:p>
            <text:p>15% in the hot and cold environment, respectively, whereas the</text:p>
            <text:p>cold population increased by approximately 20% in both hot and</text:p>
            <text:p>cold CGEs. Thus, the evolved populations had the highest fitness</text:p>
            <text:p>in their native environments—although the difference between the</text:p>
            <text:p>evolved populations was only significant in the hot environment—</text:p>
            <text:p>implying that selection was driven by habitat-specific and common factors, the differences between the base and evolved populations were substantially reduced in this constant environment</text:p>
            <text:p>(Fig. 2, Table S3). The hot populations now exhibited a small,</text:p>
            <text:p>but significant, increase in fitness relative to the cold and base</text:p>
            <text:p>populations, whereas the difference between the cold and base</text:p>
            <text:p>populations was negligible. Thermal stress resistance: the two evolved populations</text:p>
            <text:p>tended to be similar to one another in all cases, regardless of sex</text:p>
            <text:p>or developmental temperature..</text:p>
          </table:table-cell>
          <table:table-cell office:value-type="string" calcext:value-type="string">
            <text:p>microcosm batch culture</text:p>
          </table:table-cell>
          <table:table-cell office:value-type="string" calcext:value-type="string">
            <text:p>37(hot),23(cold)</text:p>
          </table:table-cell>
          <table:table-cell office:value-type="string" calcext:value-type="string">
            <text:p>standing</text:p>
          </table:table-cell>
          <table:table-cell office:value-type="string" calcext:value-type="string">
            <text:p>natural populations established in the laboratory</text:p>
          </table:table-cell>
          <table:table-cell office:value-type="string" calcext:value-type="string">
            <text:p>no</text:p>
          </table:table-cell>
          <table:table-cell office:value-type="float" office:value="5" calcext:value-type="float">
            <text:p>5</text:p>
          </table:table-cell>
          <table:table-cell/>
          <table:table-cell table:style-name="ce4" office:value-type="string" calcext:value-type="string">
            <text:p>1000 individuals</text:p>
          </table:table-cell>
          <table:table-cell office:value-type="string" calcext:value-type="string">
            <text:p>biological</text:p>
          </table:table-cell>
          <table:table-cell table:number-columns-repeated="2"/>
          <table:table-cell office:value-type="string" calcext:value-type="string">
            <text:p>developmental time, body size</text:p>
          </table:table-cell>
          <table:table-cell office:value-type="string" calcext:value-type="string">
            <text:p>the hot population evolved a significantly longer development time than the</text:p>
            <text:p>cold population in both CGEs and assayed generations. However, development time was significantly increased in both of the</text:p>
            <text:p>evolved populations when compared to the base, which contradicts our expectation of a divergent response for this trait, body size: negative correlation between body size and temperature reported</text:p>
            <text:p>in previous Drosophila experimental evolution studies (Anderson 1972; Cavicchi et al. 1989; Partridge et al. 1994) did not</text:p>
            <text:p>evolve in our populations</text:p>
          </table:table-cell>
          <table:table-cell office:value-type="string" calcext:value-type="string">
            <text:p>Four different common</text:p>
            <text:p>garden experiments were conducted, two at each of the cycling</text:p>
            <text:p>temperatures (18–28°C and 10–20°C) and two more at the</text:p>
            <text:p>mean temperature of each environment (i.e., 15°C and 23°C).</text:p>
            <text:p>Fitness traits were assayed in both cycling environments and</text:p>
            <text:p>the 23°C environment, while all other traits were limited to</text:p>
            <text:p>the two constant temperature environmentsfitness appeared to be largely driven by differences in larval competiveness and viability between the three</text:p>
            <text:p>populations.</text:p>
          </table:table-cell>
          <table:table-cell/>
        </table:table-row>
        <table:table-row table:style-name="ro29">
          <table:table-cell office:value-type="string" calcext:value-type="string">
            <text:p>Experimental evolution of Hsp70 expression and thermotolerance in Drosophila melanogaster.</text:p>
          </table:table-cell>
          <table:table-cell office:value-type="string" calcext:value-type="string">
            <text:p>(Bettencourt et al., 1999)</text:p>
          </table:table-cell>
          <table:table-cell office:value-type="string" calcext:value-type="string">
            <text:p>drosophila</text:p>
          </table:table-cell>
          <table:table-cell office:value-type="string" calcext:value-type="string">
            <text:p>melanogaster</text:p>
          </table:table-cell>
          <table:table-cell table:style-name="ce5" table:number-columns-repeated="2"/>
          <table:table-cell office:value-type="string" calcext:value-type="string">
            <text:p>sexual</text:p>
          </table:table-cell>
          <table:table-cell/>
          <table:table-cell office:value-type="string" calcext:value-type="string">
            <text:p>insect</text:p>
          </table:table-cell>
          <table:table-cell office:value-type="string" calcext:value-type="string">
            <text:p>percentage survival</text:p>
          </table:table-cell>
          <table:table-cell office:value-type="string" calcext:value-type="string">
            <text:p>18'C, 250C, and 28TC.</text:p>
          </table:table-cell>
          <table:table-cell office:value-type="string" calcext:value-type="string">
            <text:p>20 years</text:p>
          </table:table-cell>
          <table:table-cell table:style-name="ce5" table:number-columns-repeated="9"/>
          <table:table-cell table:number-columns-repeated="2"/>
          <table:table-cell table:style-name="ce5"/>
          <table:table-cell table:number-columns-repeated="2"/>
          <table:table-cell table:style-name="ce5" table:number-columns-repeated="3"/>
          <table:table-cell/>
        </table:table-row>
        <table:table-row table:style-name="ro30">
          <table:table-cell office:value-type="string" calcext:value-type="string">
            <text:p>Thermal Sensitivity of &lt;i&gt;Drosophila melanogaster:&lt;/i&gt; Evolutionary Responses of Adults and Eggs to Laboratory Natural Selection at Different Temperatures</text:p>
          </table:table-cell>
          <table:table-cell table:style-name="ce5"/>
          <table:table-cell office:value-type="string" calcext:value-type="string">
            <text:p>drosophila</text:p>
          </table:table-cell>
          <table:table-cell office:value-type="string" calcext:value-type="string">
            <text:p>melanogastor</text:p>
          </table:table-cell>
          <table:table-cell table:style-name="ce5" table:number-columns-repeated="2"/>
          <table:table-cell office:value-type="string" calcext:value-type="string">
            <text:p>sexual</text:p>
          </table:table-cell>
          <table:table-cell/>
          <table:table-cell office:value-type="string" calcext:value-type="string">
            <text:p>insect</text:p>
          </table:table-cell>
          <table:table-cell office:value-type="string" calcext:value-type="string">
            <text:p>walking speed( optimal temperature where speed is maximum and performance breadth which is an index of degree of thermal specialization calculated using Gilchrist(1996), Knock-Down Temperature (Adults), Heat Tolerance (Adults and Eggs), Cold Tolerance (Adults and Eggs)</text:p>
          </table:table-cell>
          <table:table-cell table:number-columns-repeated="2" office:value-type="string" calcext:value-type="string">
            <text:p>16.5°C (10/ yr), 25°C (9/ yr), or 29°C (4/ yr)</text:p>
          </table:table-cell>
          <table:table-cell office:value-type="string" calcext:value-type="string">
            <text:p>a single mass culture at 25°C for about 1 yr. The stock was then subdivided, and three replicate populations were established a both 18°C and at 25°C. After about a year, the 18°C stocks were transferred to 16.5°C and then maintained at that temper ature. In late 1990, each of the three 25°C replicates were subdivided to establish three replicate populations at 29°CFlies were cultured in large population cages (overlapping gen erations) without control over larval or adult density.</text:p>
          </table:table-cell>
          <table:table-cell office:value-type="string" calcext:value-type="string">
            <text:p>15, 30, 20, 10 ,25, 35,40(Thermal Dependence of Walking Speed), 38.0°C and 38.5°C( heat shock), - 03.5°C or - 04.0°C(cold shock)</text:p>
          </table:table-cell>
          <table:table-cell office:value-type="string" calcext:value-type="string">
            <text:p>The basic patterns for walking speed as a function of temperature were similar among lines at different selection temperatures (Fig. 1; Table 1). Even so, the lines have diverged slightly in thermal sensitivity. The temperature at which flies walked fastest was weakly but positively related to selection tempera-ture (P Å 0.036); flies evolving at 297C had the highest optimal temperature (average of males and females Å 30.17C), whereas flies evolving at 167C and at 257C had lower optimal temperatures (average of males and females Å 28.67 and 28.27C, . At 157, 207, and 257C,but not 107C, speed was inversely related to selection temperature.Flies from the 16.57C line generally</text:p>
            <text:p>had the fastest speeds, whereas flies the other two lines were similar to each other. At high temperatures (307, 357, and 407C), however, speed was unrelated to selection temperature, Performance breadths were inversely related to selection temperature mainly because speeds of the 16.57C flies were less depressed at low temperatures than were those of the other lines. Maximal speed was unrelated to selection temperature, knock-down temperature was independent of line temperature, Flies exposed to a heat shock of 387C were much more</text:p>
            <text:p>likely to survive than those exposed to 38.57C (68% vs. 11%,). Even so, the rank order of survivalfor the three temperature selection lines was the same at both heat-shock temperatures (297C ú 257C ú 16.57C), Patterns for egg heat tolerance were different than those for adults. The LT50 was not linearly related to selection temperature(, reflecting the relatively low LT50’s of the 257C flies).The probability of survival of a cold shock was inversely but not significantly related to line temperature</text:p>
          </table:table-cell>
          <table:table-cell office:value-type="string" calcext:value-type="string">
            <text:p>Flies were cultured in large population cages</text:p>
          </table:table-cell>
          <table:table-cell office:value-type="string" calcext:value-type="string">
            <text:p>r approximately 100 generations at 16.5°C–18°C, approximately 275 generations at 25°C and approximately 150 generations at 25°C followed by approximately 100 generations at 29°C.</text:p>
          </table:table-cell>
          <table:table-cell office:value-type="string" calcext:value-type="string">
            <text:p>standing</text:p>
          </table:table-cell>
          <table:table-cell office:value-type="string" calcext:value-type="string">
            <text:p>natural populations established in lab</text:p>
          </table:table-cell>
          <table:table-cell office:value-type="string" calcext:value-type="string">
            <text:p>no</text:p>
          </table:table-cell>
          <table:table-cell office:value-type="float" office:value="3" calcext:value-type="float">
            <text:p>3</text:p>
          </table:table-cell>
          <table:table-cell table:number-columns-repeated="2"/>
          <table:table-cell office:value-type="string" calcext:value-type="string">
            <text:p>biological</text:p>
          </table:table-cell>
          <table:table-cell table:number-columns-repeated="2"/>
          <table:table-cell table:style-name="ce5" table:number-columns-repeated="2"/>
          <table:table-cell office:value-type="string" calcext:value-type="string">
            <text:p>They used orthogonal polynomial analysis.</text:p>
          </table:table-cell>
          <table:table-cell/>
        </table:table-row>
        <table:table-row table:style-name="ro31">
          <table:table-cell office:value-type="string" calcext:value-type="string">
            <text:p>Experimental Evolution under Fluctuating Thermal Conditions Does Not Reproduce Patterns of Adaptive Clinal Differentiation in Drosophila melanogaster</text:p>
          </table:table-cell>
          <table:table-cell table:style-name="ce5"/>
          <table:table-cell office:value-type="string" calcext:value-type="string">
            <text:p>drosophila</text:p>
          </table:table-cell>
          <table:table-cell office:value-type="string" calcext:value-type="string">
            <text:p>melanogastor</text:p>
          </table:table-cell>
          <table:table-cell office:value-type="string" calcext:value-type="string">
            <text:p>800 individuals divide into 4 bottles</text:p>
          </table:table-cell>
          <table:table-cell table:style-name="ce5"/>
          <table:table-cell office:value-type="string" calcext:value-type="string">
            <text:p>sexual</text:p>
          </table:table-cell>
          <table:table-cell/>
          <table:table-cell office:value-type="string" calcext:value-type="string">
            <text:p>insect</text:p>
          </table:table-cell>
          <table:table-cell office:value-type="string" calcext:value-type="string">
            <text:p>egg-to-adult viability, density(collecting and counting all flies</text:p>
            <text:p>emerging from a single laying period.)</text:p>
          </table:table-cell>
          <table:table-cell office:value-type="string" calcext:value-type="string">
            <text:p>a constant temperature of 22 C as control Viability and Density(fluctuating temperature 26.97, 16.77, and 13.47C)</text:p>
          </table:table-cell>
          <table:table-cell office:value-type="string" calcext:value-type="string">
            <text:p>3 years</text:p>
          </table:table-cell>
          <table:table-cell office:value-type="string" calcext:value-type="string">
            <text:p>Nine experimental selection regimes were initiated related to temperature differences along the east coast of Australia. In 6 of these cabinets, temperatures mimicked patterns along the cline and followed the temperature model (see the appendix, available online), simulating natural variation within and among days. The temperatures of the selection regimes were on average 26.97, 23.97, 21.17, 18.97, 16.77, and 13.47C. Three selection regimes with constant temperatures at 277, 227, and 177C were also initiated at the same time.</text:p>
          </table:table-cell>
          <table:table-cell office:value-type="string" calcext:value-type="string">
            <text:p>reciprocal assay points missing</text:p>
          </table:table-cell>
          <table:table-cell office:value-type="string" calcext:value-type="string">
            <text:p>After 1–3 years of laboratory natural selection, we found</text:p>
            <text:p>no evidence of a response to selection in heat and cold resistance, irrespective of whether selection was performed</text:p>
            <text:p>under constant or fluctuating thermal regimes. Egg-to-adult viability differed significantly across the selection regimes, with the highest viability of 86% (95% CI:</text:p>
            <text:p>83%–90%) in the 16.77C selection regime , a significant decrease in egg-to-adult viability was detected between the control (constant 227C) and the two clinal extremes, 26.97 and</text:p>
            <text:p>13.47C, with viability decreases of 42% and 23%, respectively. e found a significant difference between selection</text:p>
            <text:p>regimes (F5, 18 p 5.23, P ! .01) driven by the fluctuating</text:p>
            <text:p>temperature selection regime with a mean temperature of</text:p>
            <text:p>21.37C, which had the highest productivity of the selection</text:p>
            <text:p>regimes</text:p>
          </table:table-cell>
          <table:table-cell office:value-type="string" calcext:value-type="string">
            <text:p>microcosm batch cultures</text:p>
          </table:table-cell>
          <table:table-cell office:value-type="string" calcext:value-type="string">
            <text:p>maximum generation mentioned is 35</text:p>
          </table:table-cell>
          <table:table-cell office:value-type="string" calcext:value-type="string">
            <text:p>standing</text:p>
          </table:table-cell>
          <table:table-cell office:value-type="string" calcext:value-type="string">
            <text:p>natural populations established in lab</text:p>
          </table:table-cell>
          <table:table-cell office:value-type="string" calcext:value-type="string">
            <text:p>no</text:p>
          </table:table-cell>
          <table:table-cell office:value-type="float" office:value="4" calcext:value-type="float">
            <text:p>4</text:p>
          </table:table-cell>
          <table:table-cell/>
          <table:table-cell table:style-name="ce4" office:value-type="string" calcext:value-type="string">
            <text:p>800 individuals divide into 4 bottles</text:p>
          </table:table-cell>
          <table:table-cell office:value-type="string" calcext:value-type="string">
            <text:p>biological</text:p>
          </table:table-cell>
          <table:table-cell table:number-columns-repeated="2"/>
          <table:table-cell office:value-type="string" calcext:value-type="string">
            <text:p>starvation resistance, development time, and body size</text:p>
          </table:table-cell>
          <table:table-cell office:value-type="string" calcext:value-type="string">
            <text:p>Temperature-driven responses were detected for starvation resistance, development time, and body size, with the establishment of significant laboratory clines within 1 year of laboratory evolution. The formation of these laboratory clines was not in the direction predicted from established trait clines in natural populations, with the exception of development time. , found longer development times with increasing temperatures; however, these changes were small (!3% between the cline ends).</text:p>
          </table:table-cell>
          <table:table-cell office:value-type="string" calcext:value-type="string">
            <text:p>To investigate selective pressures on the flies in the selection regimes, egg-to-adult viability (thought to be under</text:p>
            <text:p>strong temperature selection in the field; Mitrovski and</text:p>
            <text:p>Hoffmann 2001) was examined in the fluctuating selection regimes with mean temperatures of 26.97, 16.77, and</text:p>
            <text:p>13.47C after 35, 18, and 8 generations of selection, respectively. Unlike in the ensuing experiments, where lines were</text:p>
            <text:p>removed from the selection regimes and reared at a constant temperature for 2 generations to control for environmental effects before testing, we here were interested in</text:p>
            <text:p>measuring egg-to-adult viability during the selection process. As a control, egg-to-adult viability was also measured</text:p>
            <text:p>in lines from the constant 227C selection regime, when</text:p>
            <text:p>reared in the 3 fluctuating selection regimes with mean</text:p>
            <text:p>temperatures of 26.97, 16.77, and 13.47C after 35, 18, and 8 generations of selection The experiment does not show any resiprocal temperature assays</text:p>
          </table:table-cell>
          <table:table-cell/>
        </table:table-row>
        <table:table-row table:style-name="ro32">
          <table:table-cell office:value-type="string" calcext:value-type="string">
            <text:p>Consequences of host adaptation for performance</text:p>
            <text:p>of vesicular stomatitis virus in novel thermal</text:p>
            <text:p>environments</text:p>
          </table:table-cell>
          <table:table-cell table:style-name="ce5"/>
          <table:table-cell office:value-type="string" calcext:value-type="string">
            <text:p>vesiculovirus (vesicular stomatitis virus)</text:p>
          </table:table-cell>
          <table:table-cell table:style-name="ce5"/>
          <table:table-cell office:value-type="string" calcext:value-type="string">
            <text:p>2.8 x 10^4</text:p>
          </table:table-cell>
          <table:table-cell table:style-name="ce5"/>
          <table:table-cell office:value-type="string" calcext:value-type="string">
            <text:p>asexual</text:p>
          </table:table-cell>
          <table:table-cell/>
          <table:table-cell office:value-type="string" calcext:value-type="string">
            <text:p>virus(Rhabdoviridae)</text:p>
          </table:table-cell>
          <table:table-cell office:value-type="string" calcext:value-type="string">
            <text:p>palque forming units measured from relationship</text:p>
            <text:p>between virus growth and the number of remaining host cells</text:p>
          </table:table-cell>
          <table:table-cell office:value-type="float" office:value="37" calcext:value-type="float">
            <text:p>37</text:p>
          </table:table-cell>
          <table:table-cell table:style-name="ce5"/>
          <table:table-cell office:value-type="string" calcext:value-type="string">
            <text:p>, a single VSV population of Indiana serotype was used to</text:p>
            <text:p>found four lineages in each of three treatment groups, which were passaged every 48 h in</text:p>
            <text:p>tissue-culture habitats. One treatment allowed the test lineages to adapt to growth on</text:p>
            <text:p>human cervical epithelial (HeLa) cells; one treatment allowed adaptation of lineages to canine kidney epithelial (MDCK) cells; and the third treatment involved alternating growth</text:p>
            <text:p>on the cell types. These 12 populations experienced 25 passages each, which is equivalent</text:p>
            <text:p>to *100 virus generation</text:p>
          </table:table-cell>
          <table:table-cell office:value-type="string" calcext:value-type="string">
            <text:p>14, 18, 23, 28, 33, 37, 42, and</text:p>
            <text:p>44</text:p>
          </table:table-cell>
          <table:table-cell office:value-type="string" calcext:value-type="string">
            <text:p>MDCK-specialists had significantly greater maximum performance than HeLaspecialists (P = 0.03, Table 1). Maximum performance was similar for all other comparisons between evolved viruses (P[ 0.05, Table 1). MDCK-specialists had significantly</text:p>
            <text:p>greater area under the curve relative to HeLa-specialists (P = 0.0003, Table 1) and to</text:p>
            <text:p>generalists (P = 0.01, Table 1). Area under the curve was similar for the comparison</text:p>
            <text:p>between HeLa-specialists and the generalists (P[0.05, Table 1). All evolved viruses had</text:p>
            <text:p>similar performance breadths (all P C 0.32, Table 1). We concluded that HeLa specialization reduced maximum performance relative to MDCK specialists. Also, MDCK specialists showed greater overall performance (area under curve) relative to other evolved</text:p>
            <text:p>viruses (HeLa-specialists, generalists) over the range of temperatures. All evolved viruses were detectable after</text:p>
            <text:p>48 h at 14 and 42C, indicating common Tmin and Tmax (Fig. 2). All MDCK specialists and</text:p>
            <text:p>one HeLa-specialist population had measurable growth at 44C, Performance differences between specialists (HeLa- and MDCK-specialists combined)</text:p>
            <text:p>and generalists were significant at extreme cool temperature (ts = 3.18, df = 10,</text:p>
            <text:p>P = 0.0049), and marginally significant at extreme warm temperature</text:p>
          </table:table-cell>
          <table:table-cell office:value-type="string" calcext:value-type="string">
            <text:p>tissue-culture habitats microcosm batch cultures, liquid culture</text:p>
          </table:table-cell>
          <table:table-cell office:value-type="float" office:value="96" calcext:value-type="float">
            <text:p>96</text:p>
          </table:table-cell>
          <table:table-cell office:value-type="string" calcext:value-type="string">
            <text:p>denovo</text:p>
          </table:table-cell>
          <table:table-cell table:style-name="ce5" table:number-columns-repeated="2"/>
          <table:table-cell office:value-type="float" office:value="4" calcext:value-type="float">
            <text:p>4</text:p>
          </table:table-cell>
          <table:table-cell/>
          <table:table-cell table:style-name="ce4" office:value-type="string" calcext:value-type="string">
            <text:p>2.8 x 10^4</text:p>
          </table:table-cell>
          <table:table-cell office:value-type="string" calcext:value-type="string">
            <text:p>biological</text:p>
          </table:table-cell>
          <table:table-cell/>
          <table:table-cell table:style-name="ce4" office:value-type="string" calcext:value-type="string">
            <text:p>standard 4th degree polynomial using Table Curve , information about maximum performance, area under the curve, and performance breadth obtained</text:p>
          </table:table-cell>
          <table:table-cell office:value-type="string" calcext:value-type="string">
            <text:p>Host cell usage, Potential importance of population genetic variation on conclusions</text:p>
          </table:table-cell>
          <table:table-cell office:value-type="string" calcext:value-type="string">
            <text:p>Temperatures much higher than 37C are likely to start</text:p>
            <text:p>causing cell death. We concluded that temperature altered resources (host cells) used by</text:p>
            <text:p>viruses, but that the viruses did not measurably differ in resource use., do not find</text:p>
            <text:p>support for the hypothesis that differences in viral growth between MDCK specialists and</text:p>
            <text:p>the generalists at thermal extremes (14, 42C) are due to mutant enrichment, HeLa specialists previously grown at 14C showed better performance at this temperature,</text:p>
            <text:p>relative to those grown at 42C, suggesting some importance of mutant enrichment for</text:p>
            <text:p>these viruses in our study</text:p>
          </table:table-cell>
          <table:table-cell office:value-type="string" calcext:value-type="string">
            <text:p>The HeLa-adapted and MDCKadapted lineages improved in fitness (relative to the common ancestor) at the expense of performance increase in the unselected host environment; therefore, these lineages were defined as host specialists (Turner and Elena 2000; Remold et al. 2008). In contrast, the lineages evolved on alternating hosts improved in fitness in both habitats and were defined as host generalists (Turner and Elena 2000; Remold et al. 2008), e concluded that specialization on either HeLa or</text:p>
            <text:p>MDCK cells predisposed viruses to perform better than generalists at extreme low and high</text:p>
            <text:p>temperatures. Thus, our data suggested that host generalization was costly for performance</text:p>
            <text:p>in novel thermal extremes.d significantly greater variance</text:p>
            <text:p>among all VSV groups at 42C relative to the 37C selection temperature (F = 15.28,</text:p>
            <text:p>P\0.001). However, differences in variances were not significant at the 14C extreme</text:p>
            <text:p>relative to 37C</text:p>
          </table:table-cell>
          <table:table-cell/>
        </table:table-row>
        <table:table-row table:style-name="ro33">
          <table:table-cell office:value-type="string" calcext:value-type="string">
            <text:p>Evolutionary Adaptation to Temperature .1. Fitness Responses of Escherichia-Coli to Changes in Its Thermal Environment</text:p>
          </table:table-cell>
          <table:table-cell table:style-name="ce5"/>
          <table:table-cell office:value-type="string" calcext:value-type="string">
            <text:p>escherichia</text:p>
          </table:table-cell>
          <table:table-cell office:value-type="string" calcext:value-type="string">
            <text:p>coli</text:p>
          </table:table-cell>
          <table:table-cell office:value-type="string" calcext:value-type="string">
            <text:p>stationary phase den- sity of the ancestral strain of - 4 x 10^7 cells per ml; at 32degreeC this density is slightly higher, whereas at 42degreeC it is somewhat lower. Cul- ture volume was 10 ml, and cultures were maintained in 50 ml Erlenmeyer flasks, propagated daily by transferring 0.1 ml of</text:p>
            <text:p>each culture into 9.9 ml of fresh medium.</text:p>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relative fitness by competition assay</text:p>
          </table:table-cell>
          <table:table-cell office:value-type="string" calcext:value-type="string">
            <text:p>32, 37, or 42°C</text:p>
          </table:table-cell>
          <table:table-cell office:value-type="string" calcext:value-type="string">
            <text:p>300 days</text:p>
          </table:table-cell>
          <table:table-cell office:value-type="string" calcext:value-type="string">
            <text:p>4 different thermal regimes as 4 experimental groups: constant</text:p>
            <text:p>32, 37, or 42°C (thermal specialists), or a daily alternation between 32 and 42°C (32/42°C: thermal</text:p>
            <text:p>generalists). The ancestor had previously been propagated at 37°Cfor 2,000 generations. A</text:p>
          </table:table-cell>
          <table:table-cell office:value-type="string" calcext:value-type="string">
            <text:p>32, 37, 42, 32/42</text:p>
          </table:table-cell>
          <table:table-cell office:value-type="string" calcext:value-type="string">
            <text:p>(i) the rate of further adaptation is slower in the ancestral environment than in any of the novel environments, and (ii) among the novel</text:p>
            <text:p>environments, adaptation is more rapid at</text:p>
            <text:p>the higher temperature than at the lower</text:p>
            <text:p>temperature or in the fluctuating regime. , The correlated responses offitness at</text:p>
            <text:p>other temperatures were not usually negative, The directfitness responses are consistently greater than the correlated responses, The fitness responses of the thermal</text:p>
            <text:p>generalists are less variable across temperatures than are those of the thermal specialists.</text:p>
          </table:table-cell>
          <table:table-cell office:value-type="string" calcext:value-type="string">
            <text:p>microcosm batch cultures liquid cultures</text:p>
          </table:table-cell>
          <table:table-cell office:value-type="float" office:value="2000" calcext:value-type="float">
            <text:p>2000</text:p>
          </table:table-cell>
          <table:table-cell office:value-type="string" calcext:value-type="string">
            <text:p>denovo single clone</text:p>
          </table:table-cell>
          <table:table-cell office:value-type="string" calcext:value-type="string">
            <text:p>laboratory population</text:p>
          </table:table-cell>
          <table:table-cell office:value-type="string" calcext:value-type="string">
            <text:p>no</text:p>
          </table:table-cell>
          <table:table-cell office:value-type="float" office:value="6" calcext:value-type="float">
            <text:p>6</text:p>
          </table:table-cell>
          <table:table-cell table:style-name="ce4" office:value-type="string" calcext:value-type="string">
            <text:p>1/100</text:p>
          </table:table-cell>
          <table:table-cell/>
          <table:table-cell office:value-type="string" calcext:value-type="string">
            <text:p>biological</text:p>
          </table:table-cell>
          <table:table-cell/>
          <table:table-cell table:style-name="ce4" office:value-type="string" calcext:value-type="string">
            <text:p>sigmoidal equation ofthe following form: W(t) = W(O) + B 1t2/(B2 + t2) , where W is fitness, t is time, and Bland B2 are regression coefficients. This equation was fit to the mean fitness trajectory for each group using least-squares nonlinear regression.</text:p>
          </table:table-cell>
          <table:table-cell table:style-name="ce5" table:number-columns-repeated="2"/>
          <table:table-cell office:value-type="string" calcext:value-type="string">
            <text:p>When fitness of an experimental group relative to the common ancestor was measured under its own experimental thermal regime, we refer to this as a direct fitness response. When its relative fitness was measured under any other temperature regime, we refer to this as a correlated response, Evolving lines were plated on TA agar</text:p>
            <text:p>after 100, 200, and every succeeding 200</text:p>
            <text:p>generations, through 2,000 generations total.At 1,000 generations,</text:p>
            <text:p>statistically significant increments in fitness</text:p>
            <text:p>had occurred in all three novel temperature</text:p>
            <text:p>groups (32,42, and 32/42°C); however, any</text:p>
            <text:p>fitness increase under the ancestral regime</text:p>
            <text:p>(37°C) was very small and not statistically</text:p>
            <text:p>significant. By 2,000 generations, fitnesses</text:p>
            <text:p>had increased significantly in all four temperature groups.</text:p>
          </table:table-cell>
          <table:table-cell/>
        </table:table-row>
        <table:table-row table:style-name="ro24">
          <table:table-cell office:value-type="string" calcext:value-type="string">
            <text:p>Thermal evolution of pre-adult life history traits, geometric size and shape, and developmental stability in Drosophila subobscura</text:p>
          </table:table-cell>
          <table:table-cell table:style-name="ce5"/>
          <table:table-cell office:value-type="string" calcext:value-type="string">
            <text:p>drosophila</text:p>
          </table:table-cell>
          <table:table-cell office:value-type="string" calcext:value-type="string">
            <text:p>subobscura</text:p>
          </table:table-cell>
          <table:table-cell office:value-type="string" calcext:value-type="string">
            <text:p>breeding adults per population is typically well over 1500 flies, total eggs around 4800-6000</text:p>
          </table:table-cell>
          <table:table-cell office:value-type="string" calcext:value-type="string">
            <text:p>approximately 1/4</text:p>
          </table:table-cell>
          <table:table-cell office:value-type="string" calcext:value-type="string">
            <text:p>sexual</text:p>
          </table:table-cell>
          <table:table-cell/>
          <table:table-cell office:value-type="string" calcext:value-type="string">
            <text:p>insect</text:p>
          </table:table-cell>
          <table:table-cell office:value-type="string" calcext:value-type="string">
            <text:p>development time, viability and competitive ability</text:p>
          </table:table-cell>
          <table:table-cell office:value-type="string" calcext:value-type="string">
            <text:p>13, 18 and 22</text:p>
          </table:table-cell>
          <table:table-cell office:value-type="string" calcext:value-type="string">
            <text:p>3.5 years</text:p>
          </table:table-cell>
          <table:table-cell office:value-type="string" calcext:value-type="string">
            <text:p>After two generations of acclimatization the 15 C stocks were transferred to the final temperature of 13 C, and the 21 C stocks to 22 C</text:p>
          </table:table-cell>
          <table:table-cell office:value-type="string" calcext:value-type="string">
            <text:p>13, 18 and 22</text:p>
          </table:table-cell>
          <table:table-cell office:value-type="string" calcext:value-type="string">
            <text:p>development</text:p>
            <text:p>times increased substantially with decreasing rearing</text:p>
            <text:p>temperature as expected. In addition, development times</text:p>
            <text:p>also varied significantly among thermal selection regimes</text:p>
            <text:p>but not between sexes, average development time for P13</text:p>
            <text:p>populations (639.94 h) was significantly longer than</text:p>
            <text:p>those for P18 (610.26 h) and P22 (604.50 h), whose</text:p>
            <text:p>difference was, in turn, marginally nonsignificant (P ¼</text:p>
            <text:p>0.055). From Fig. 1 it is also clear that P13 populations</text:p>
            <text:p>had longer development time at all developmental</text:p>
            <text:p>temperatures, whereas P18 and P22 populations took</text:p>
            <text:p>about the same time to develop at the highest developmental temperature and changed ranks at DT13 and</text:p>
            <text:p>DT18. After 81 generations of divergence, there was no</text:p>
            <text:p>evidence for cold- (P13) or warm-adapted (P22) populations to perform better at the developmental temperatures matching their past thermal selection regime.</text:p>
            <text:p>Thus, the average P13–P22 difference in development</text:p>
            <text:p>time was 35.04 h at DT13 and 32.97 h at DT22, and the</text:p>
            <text:p>between-population, between-developmental temperature contrast was not statistically significant, viability of P13</text:p>
            <text:p>populations significantly dropped (by 21%) at DT22,</text:p>
            <text:p>while viabilities of P18 and P22 where about the same at</text:p>
            <text:p>all developmental temperatures. Larval competitive ability:no effect of selection temperature</text:p>
          </table:table-cell>
          <table:table-cell office:value-type="string" calcext:value-type="string">
            <text:p>microcosm batch cultures fly culture</text:p>
          </table:table-cell>
          <table:table-cell office:value-type="string" calcext:value-type="string">
            <text:p>29 generations at 13 C, 40 at 18 C and 52 at 22 C</text:p>
          </table:table-cell>
          <table:table-cell office:value-type="string" calcext:value-type="string">
            <text:p>standing</text:p>
          </table:table-cell>
          <table:table-cell office:value-type="string" calcext:value-type="string">
            <text:p>natural populations established in the laboratory</text:p>
          </table:table-cell>
          <table:table-cell office:value-type="string" calcext:value-type="string">
            <text:p>no</text:p>
          </table:table-cell>
          <table:table-cell office:value-type="float" office:value="3" calcext:value-type="float">
            <text:p>3</text:p>
          </table:table-cell>
          <table:table-cell table:style-name="ce4" office:value-type="string" calcext:value-type="string">
            <text:p>approximately 1/4</text:p>
          </table:table-cell>
          <table:table-cell table:style-name="ce4" office:value-type="string" calcext:value-type="string">
            <text:p>breeding adults per population is typically well over 1500 flies, total eggs around 4800-6000</text:p>
          </table:table-cell>
          <table:table-cell office:value-type="string" calcext:value-type="string">
            <text:p>biological</text:p>
          </table:table-cell>
          <table:table-cell table:number-columns-repeated="2"/>
          <table:table-cell office:value-type="string" calcext:value-type="string">
            <text:p>Adult body size, Wing shape</text:p>
          </table:table-cell>
          <table:table-cell office:value-type="string" calcext:value-type="string">
            <text:p>no divergence for wing size was detected following</text:p>
            <text:p>adaptation to temperature extremes (13 and 22 C), but</text:p>
            <text:p>wing shape changes were clear as a result of both thermal</text:p>
            <text:p>adaptation and development at different temperatures</text:p>
          </table:table-cell>
          <table:table-cell office:value-type="string" calcext:value-type="string">
            <text:p>three developmental temperatures (13, 18 and 22 C), e relatively low viability at</text:p>
            <text:p>the developmental temperature of 22 C and the longer development time at all developmental temperatures for</text:p>
            <text:p>the cold-adapted (P13) populations. The results also</text:p>
            <text:p>suggest that warm-adapted (P22) populations may have</text:p>
            <text:p>evolved faster development. Viability was the only trait</text:p>
            <text:p>that showed some evidence of beneficial adaptation in</text:p>
            <text:p>that for each thermal selection line it tended to be highest</text:p>
            <text:p>at the developmental temperature at which the stock was</text:p>
            <text:p>selected, r results cast strong doubts on the hypothesis that body size itself is the</text:p>
            <text:p>target of selection, and suggest that pre-adult life history traits are more closely</text:p>
            <text:p>related to thermal adaptatio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9">00/00/0000</text:date>, <text:time style:data-style-name="N2" text:time-value="10:34:26.2213485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0:04:57.719686687</meta:creation-date>
    <meta:generator>LibreOffice/6.0.7.3$Linux_X86_64 LibreOffice_project/00m0$Build-3</meta:generator>
    <dc:date>2021-04-05T15:49:28.432535320</dc:date>
    <meta:editing-duration>P4DT12H19M36S</meta:editing-duration>
    <meta:editing-cycles>69</meta:editing-cycles>
    <meta:document-statistic meta:table-count="1" meta:cell-count="869" meta:object-count="0"/>
  </office:meta>
</office:document-meta>
</file>